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400000000300C93C02780B02211.png" manifest:media-type="image/png"/>
  <manifest:file-entry manifest:full-path="Pictures/1000010A000069D5000004F6061150FED57E0499.wmf" manifest:media-type="image/x-wmf"/>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 Light1" svg:font-family="'Calibri Light'"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3417in" fo:margin-left="-0.0854in" fo:margin-top="0in" fo:margin-bottom="0in" table:align="left" style:writing-mode="lr-tb"/>
    </style:style>
    <style:style style:name="Table1.A" style:family="table-column">
      <style:table-column-properties style:column-width="1.3958in"/>
    </style:style>
    <style:style style:name="Table1.B" style:family="table-column">
      <style:table-column-properties style:column-width="0.8667in"/>
    </style:style>
    <style:style style:name="Table1.C" style:family="table-column">
      <style:table-column-properties style:column-width="0.984in"/>
    </style:style>
    <style:style style:name="Table1.D" style:family="table-column">
      <style:table-column-properties style:column-width="0.9861in"/>
    </style:style>
    <style:style style:name="Table1.E" style:family="table-column">
      <style:table-column-properties style:column-width="0.8861in"/>
    </style:style>
    <style:style style:name="Table1.F" style:family="table-column">
      <style:table-column-properties style:column-width="1.2229in"/>
    </style:style>
    <style:style style:name="Table1.1" style:family="table-row">
      <style:table-row-properties style:min-row-height="0.2188in" fo:keep-together="auto"/>
    </style:style>
    <style:style style:name="Table1.A1" style:family="table-cell">
      <style:table-cell-properties style:vertical-align="" fo:background-color="#d9d9d9" fo:padding-left="0.075in" fo:padding-right="0.075in" fo:padding-top="0in" fo:padding-bottom="0in" fo:border="0.5pt solid #000000" style:writing-mode="lr-tb">
        <style:background-image/>
      </style:table-cell-properties>
    </style:style>
    <style:style style:name="Table1.2" style:family="table-row">
      <style:table-row-properties style:min-row-height="0.2083in" fo:keep-together="auto"/>
    </style:style>
    <style:style style:name="Table1.A2" style:family="table-cell">
      <style:table-cell-properties style:vertical-align="" fo:padding-left="0.075in" fo:padding-right="0.075in" fo:padding-top="0in" fo:padding-bottom="0in" fo:border="0.5pt solid #000000" style:writing-mode="lr-tb"/>
    </style:style>
    <style:style style:name="Table1.B2" style:family="table-cell">
      <style:table-cell-properties style:vertical-align="" fo:padding-left="0.075in" fo:padding-right="0.075in" fo:padding-top="0in" fo:padding-bottom="0in" fo:border="0.5pt solid #000000" style:writing-mode="lr-tb"/>
    </style:style>
    <style:style style:name="Table1.C2" style:family="table-cell">
      <style:table-cell-properties style:vertical-align="" fo:padding-left="0.075in" fo:padding-right="0.075in" fo:padding-top="0in" fo:padding-bottom="0in" fo:border="0.5pt solid #000000" style:writing-mode="lr-tb"/>
    </style:style>
    <style:style style:name="Table1.D2" style:family="table-cell">
      <style:table-cell-properties style:vertical-align="" fo:padding-left="0.075in" fo:padding-right="0.075in" fo:padding-top="0in" fo:padding-bottom="0in" fo:border="0.5pt solid #000000" style:writing-mode="lr-tb"/>
    </style:style>
    <style:style style:name="Table1.E2" style:family="table-cell">
      <style:table-cell-properties style:vertical-align="" fo:padding-left="0.075in" fo:padding-right="0.075in" fo:padding-top="0in" fo:padding-bottom="0in" fo:border="0.5pt solid #000000" style:writing-mode="lr-tb"/>
    </style:style>
    <style:style style:name="Table1.F2" style:family="table-cell">
      <style:table-cell-properties style:vertical-align="" fo:padding-left="0.075in" fo:padding-right="0.075in" fo:padding-top="0in" fo:padding-bottom="0in" fo:border="0.5pt solid #000000" style:writing-mode="lr-tb"/>
    </style:style>
    <style:style style:name="Table1.A3" style:family="table-cell">
      <style:table-cell-properties style:vertical-align="" fo:padding-left="0.075in" fo:padding-right="0.075in" fo:padding-top="0in" fo:padding-bottom="0in" fo:border="0.5pt solid #000000" style:writing-mode="lr-tb"/>
    </style:style>
    <style:style style:name="Table1.B3" style:family="table-cell">
      <style:table-cell-properties style:vertical-align="" fo:padding-left="0.075in" fo:padding-right="0.075in" fo:padding-top="0in" fo:padding-bottom="0in" fo:border="0.5pt solid #000000" style:writing-mode="lr-tb"/>
    </style:style>
    <style:style style:name="Table1.C3" style:family="table-cell">
      <style:table-cell-properties style:vertical-align="" fo:padding-left="0.075in" fo:padding-right="0.075in" fo:padding-top="0in" fo:padding-bottom="0in" fo:border="0.5pt solid #000000" style:writing-mode="lr-tb"/>
    </style:style>
    <style:style style:name="Table1.D3" style:family="table-cell">
      <style:table-cell-properties style:vertical-align="" fo:padding-left="0.075in" fo:padding-right="0.075in" fo:padding-top="0in" fo:padding-bottom="0in" fo:border="0.5pt solid #000000" style:writing-mode="lr-tb"/>
    </style:style>
    <style:style style:name="Table1.E3" style:family="table-cell">
      <style:table-cell-properties style:vertical-align="" fo:padding-left="0.075in" fo:padding-right="0.075in" fo:padding-top="0in" fo:padding-bottom="0in" fo:border="0.5pt solid #000000" style:writing-mode="lr-tb"/>
    </style:style>
    <style:style style:name="Table1.F3" style:family="table-cell">
      <style:table-cell-properties style:vertical-align="" fo:padding-left="0.075in" fo:padding-right="0.075in" fo:padding-top="0in" fo:padding-bottom="0in" fo:border="0.5pt solid #000000" style:writing-mode="lr-tb"/>
    </style:style>
    <style:style style:name="Table1.A4" style:family="table-cell">
      <style:table-cell-properties style:vertical-align="" fo:padding-left="0.075in" fo:padding-right="0.075in" fo:padding-top="0in" fo:padding-bottom="0in" fo:border="0.5pt solid #000000" style:writing-mode="lr-tb"/>
    </style:style>
    <style:style style:name="Table1.B4" style:family="table-cell">
      <style:table-cell-properties style:vertical-align="" fo:padding-left="0.075in" fo:padding-right="0.075in" fo:padding-top="0in" fo:padding-bottom="0in" fo:border="0.5pt solid #000000" style:writing-mode="lr-tb"/>
    </style:style>
    <style:style style:name="Table1.C4" style:family="table-cell">
      <style:table-cell-properties style:vertical-align="" fo:padding-left="0.075in" fo:padding-right="0.075in" fo:padding-top="0in" fo:padding-bottom="0in" fo:border="0.5pt solid #000000" style:writing-mode="lr-tb"/>
    </style:style>
    <style:style style:name="Table1.D4" style:family="table-cell">
      <style:table-cell-properties style:vertical-align="" fo:padding-left="0.075in" fo:padding-right="0.075in" fo:padding-top="0in" fo:padding-bottom="0in" fo:border="0.5pt solid #000000" style:writing-mode="lr-tb"/>
    </style:style>
    <style:style style:name="Table1.E4" style:family="table-cell">
      <style:table-cell-properties style:vertical-align="" fo:padding-left="0.075in" fo:padding-right="0.075in" fo:padding-top="0in" fo:padding-bottom="0in" fo:border="0.5pt solid #000000" style:writing-mode="lr-tb"/>
    </style:style>
    <style:style style:name="Table1.F4" style:family="table-cell">
      <style:table-cell-properties style:vertical-align="" fo:padding-left="0.075in" fo:padding-right="0.075in" fo:padding-top="0in" fo:padding-bottom="0in" fo:border="0.5pt solid #000000" style:writing-mode="lr-tb"/>
    </style:style>
    <style:style style:name="Table1.A5" style:family="table-cell">
      <style:table-cell-properties style:vertical-align="" fo:padding-left="0.075in" fo:padding-right="0.075in" fo:padding-top="0in" fo:padding-bottom="0in" fo:border="0.5pt solid #000000" style:writing-mode="lr-tb"/>
    </style:style>
    <style:style style:name="Table1.B5" style:family="table-cell">
      <style:table-cell-properties style:vertical-align="" fo:padding-left="0.075in" fo:padding-right="0.075in" fo:padding-top="0in" fo:padding-bottom="0in" fo:border="0.5pt solid #000000" style:writing-mode="lr-tb"/>
    </style:style>
    <style:style style:name="Table1.C5" style:family="table-cell">
      <style:table-cell-properties style:vertical-align="" fo:padding-left="0.075in" fo:padding-right="0.075in" fo:padding-top="0in" fo:padding-bottom="0in" fo:border="0.5pt solid #000000" style:writing-mode="lr-tb"/>
    </style:style>
    <style:style style:name="Table1.D5" style:family="table-cell">
      <style:table-cell-properties style:vertical-align="" fo:padding-left="0.075in" fo:padding-right="0.075in" fo:padding-top="0in" fo:padding-bottom="0in" fo:border="0.5pt solid #000000" style:writing-mode="lr-tb"/>
    </style:style>
    <style:style style:name="Table1.E5" style:family="table-cell">
      <style:table-cell-properties style:vertical-align="" fo:padding-left="0.075in" fo:padding-right="0.075in" fo:padding-top="0in" fo:padding-bottom="0in" fo:border="0.5pt solid #000000" style:writing-mode="lr-tb"/>
    </style:style>
    <style:style style:name="Table1.F5" style:family="table-cell">
      <style:table-cell-properties style:vertical-align="" fo:padding-left="0.075in" fo:padding-right="0.075in" fo:padding-top="0in" fo:padding-bottom="0in" fo:border="0.5pt solid #000000" style:writing-mode="lr-tb"/>
    </style:style>
    <style:style style:name="Table1.A6" style:family="table-cell">
      <style:table-cell-properties style:vertical-align="" fo:padding-left="0.075in" fo:padding-right="0.075in" fo:padding-top="0in" fo:padding-bottom="0in" fo:border="0.5pt solid #000000" style:writing-mode="lr-tb"/>
    </style:style>
    <style:style style:name="Table1.B6" style:family="table-cell">
      <style:table-cell-properties style:vertical-align="" fo:padding-left="0.075in" fo:padding-right="0.075in" fo:padding-top="0in" fo:padding-bottom="0in" fo:border="0.5pt solid #000000" style:writing-mode="lr-tb"/>
    </style:style>
    <style:style style:name="Table1.C6" style:family="table-cell">
      <style:table-cell-properties style:vertical-align="" fo:padding-left="0.075in" fo:padding-right="0.075in" fo:padding-top="0in" fo:padding-bottom="0in" fo:border="0.5pt solid #000000" style:writing-mode="lr-tb"/>
    </style:style>
    <style:style style:name="Table1.D6" style:family="table-cell">
      <style:table-cell-properties style:vertical-align="" fo:padding-left="0.075in" fo:padding-right="0.075in" fo:padding-top="0in" fo:padding-bottom="0in" fo:border="0.5pt solid #000000" style:writing-mode="lr-tb"/>
    </style:style>
    <style:style style:name="Table1.E6" style:family="table-cell">
      <style:table-cell-properties style:vertical-align="" fo:padding-left="0.075in" fo:padding-right="0.075in" fo:padding-top="0in" fo:padding-bottom="0in" fo:border="0.5pt solid #000000" style:writing-mode="lr-tb"/>
    </style:style>
    <style:style style:name="Table1.F6" style:family="table-cell">
      <style:table-cell-properties style:vertical-align="" fo:padding-left="0.075in" fo:padding-right="0.075in" fo:padding-top="0in" fo:padding-bottom="0in" fo:border="0.5pt solid #000000" style:writing-mode="lr-tb"/>
    </style:style>
    <style:style style:name="Table1.A7" style:family="table-cell">
      <style:table-cell-properties style:vertical-align="" fo:padding-left="0.075in" fo:padding-right="0.075in" fo:padding-top="0in" fo:padding-bottom="0in" fo:border="0.5pt solid #000000" style:writing-mode="lr-tb"/>
    </style:style>
    <style:style style:name="Table1.B7" style:family="table-cell">
      <style:table-cell-properties style:vertical-align="" fo:padding-left="0.075in" fo:padding-right="0.075in" fo:padding-top="0in" fo:padding-bottom="0in" fo:border="0.5pt solid #000000" style:writing-mode="lr-tb"/>
    </style:style>
    <style:style style:name="Table1.C7" style:family="table-cell">
      <style:table-cell-properties style:vertical-align="" fo:padding-left="0.075in" fo:padding-right="0.075in" fo:padding-top="0in" fo:padding-bottom="0in" fo:border="0.5pt solid #000000" style:writing-mode="lr-tb"/>
    </style:style>
    <style:style style:name="Table1.D7" style:family="table-cell">
      <style:table-cell-properties style:vertical-align="" fo:padding-left="0.075in" fo:padding-right="0.075in" fo:padding-top="0in" fo:padding-bottom="0in" fo:border="0.5pt solid #000000" style:writing-mode="lr-tb"/>
    </style:style>
    <style:style style:name="Table1.E7" style:family="table-cell">
      <style:table-cell-properties style:vertical-align="" fo:padding-left="0.075in" fo:padding-right="0.075in" fo:padding-top="0in" fo:padding-bottom="0in" fo:border="0.5pt solid #000000" style:writing-mode="lr-tb"/>
    </style:style>
    <style:style style:name="Table1.F7" style:family="table-cell">
      <style:table-cell-properties style:vertical-align="" fo:padding-left="0.075in" fo:padding-right="0.075in" fo:padding-top="0in" fo:padding-bottom="0in" fo:border="0.5pt solid #000000" style:writing-mode="lr-tb"/>
    </style:style>
    <style:style style:name="Table2" style:family="table">
      <style:table-properties style:width="6.2986in" fo:margin-left="-0.0271in" fo:margin-top="0in" fo:margin-bottom="0in" table:align="left" style:writing-mode="lr-tb"/>
    </style:style>
    <style:style style:name="Table2.A" style:family="table-column">
      <style:table-column-properties style:column-width="2.8507in"/>
    </style:style>
    <style:style style:name="Table2.B" style:family="table-column">
      <style:table-column-properties style:column-width="3.4479in"/>
    </style:style>
    <style:style style:name="Table2.1" style:family="table-row">
      <style:table-row-properties style:min-row-height="0.4764in" fo:keep-together="auto"/>
    </style:style>
    <style:style style:name="Table2.A1" style:family="table-cell">
      <style:table-cell-properties style:vertical-align="" fo:padding-left="0.075in" fo:padding-right="0.075in" fo:padding-top="0in" fo:padding-bottom="0in" fo:border="1pt solid #000000" style:writing-mode="lr-tb"/>
    </style:style>
    <style:style style:name="Table2.2" style:family="table-row">
      <style:table-row-properties style:min-row-height="0.0743in" fo:keep-together="auto"/>
    </style:style>
    <style:style style:name="Table2.A2" style:family="table-cell">
      <style:table-cell-properties style:vertical-align="" fo:padding-left="0.075in" fo:padding-right="0.075in" fo:padding-top="0in" fo:padding-bottom="0in" fo:border-left="1pt solid #000000" fo:border-right="1pt solid #000000" fo:border-top="none" fo:border-bottom="1pt solid #000000" style:writing-mode="lr-tb"/>
    </style:style>
    <style:style style:name="Table2.3" style:family="table-row">
      <style:table-row-properties style:min-row-height="0.0681in" fo:keep-together="auto"/>
    </style:style>
    <style:style style:name="Table2.4" style:family="table-row">
      <style:table-row-properties style:min-row-height="0.7458in" fo:keep-together="auto"/>
    </style:style>
    <style:style style:name="Table2.B4" style:family="table-cell">
      <style:table-cell-properties style:vertical-align="" fo:padding-left="0.075in" fo:padding-right="0.075in" fo:padding-top="0in" fo:padding-bottom="0in" fo:border-left="none" fo:border-right="1pt solid #000000" fo:border-top="none" fo:border-bottom="1pt solid #000000" style:writing-mode="lr-tb"/>
    </style:style>
    <style:style style:name="Table2.6" style:family="table-row">
      <style:table-row-properties style:min-row-height="0.3736in" fo:keep-together="auto"/>
    </style:style>
    <style:style style:name="P1" style:family="paragraph" style:parent-style-name="Standard">
      <style:paragraph-properties fo:margin-left="0in" fo:margin-right="0.1575in" fo:margin-top="0in" fo:margin-bottom="0.111in" loext:contextual-spacing="false" fo:line-height="105%" fo:text-align="justify" style:justify-single-word="false" fo:orphans="2" fo:widows="2" fo:hyphenation-ladder-count="no-limit" fo:text-indent="0in" style:auto-text-indent="false" style:vertical-align="auto" style:writing-mode="lr-tb">
        <style:tab-stops>
          <style:tab-stop style:position="3.15in" style:type="center"/>
          <style:tab-stop style:position="6.3in" style:type="right"/>
        </style:tab-stops>
      </style:paragraph-properties>
      <style:text-properties fo:hyphenate="false" fo:hyphenation-remain-char-count="2" fo:hyphenation-push-char-count="2" loext:hyphenation-no-caps="false"/>
    </style:style>
    <style:style style:name="P2" style:family="paragraph" style:parent-style-name="Standard">
      <style:paragraph-properties fo:margin-left="0in" fo:margin-right="0in" fo:margin-top="0in" fo:margin-bottom="0.111in" loext:contextual-spacing="false" fo:line-height="105%" fo:text-align="center" style:justify-single-word="false" fo:orphans="2" fo:widows="2" fo:hyphenation-ladder-count="no-limit" fo:text-indent="0in" style:auto-text-indent="false" style:vertical-align="auto" style:writing-mode="lr-tb"/>
      <style:text-properties fo:hyphenate="false" fo:hyphenation-remain-char-count="2" fo:hyphenation-push-char-count="2" loext:hyphenation-no-caps="false"/>
    </style:style>
    <style:style style:name="P3" style:family="paragraph" style:parent-style-name="Default">
      <style:paragraph-properties fo:margin-left="0in" fo:margin-right="0in" fo:line-height="115%" fo:text-indent="0in" style:auto-text-indent="false">
        <style:tab-stops/>
      </style:paragraph-properties>
    </style:style>
    <style:style style:name="P4" style:family="paragraph" style:parent-style-name="Default">
      <style:paragraph-properties fo:margin-left="0in" fo:margin-right="0in" fo:line-height="115%" fo:text-indent="0in" style:auto-text-indent="false">
        <style:tab-stops/>
      </style:paragraph-properties>
      <style:text-properties style:font-name="Times New Roman" fo:font-size="11.5pt" style:font-name-asian="Times New Roman1" style:font-size-asian="11.5pt" style:font-name-complex="Times New Roman1" style:font-size-complex="11.5pt"/>
    </style:style>
    <style:style style:name="P5" style:family="paragraph" style:parent-style-name="Default">
      <style:paragraph-properties fo:margin-left="0in" fo:margin-right="0in" fo:line-height="115%" fo:text-indent="0in" style:auto-text-indent="false">
        <style:tab-stops/>
      </style:paragraph-properties>
      <style:text-properties style:font-name="Times New Roman" fo:font-size="11.5pt" fo:font-weight="bold" style:font-name-asian="Times New Roman1" style:font-size-asian="11.5pt" style:font-weight-asian="bold" style:font-name-complex="Times New Roman1" style:font-size-complex="11.5pt" style:font-weight-complex="bold"/>
    </style:style>
    <style:style style:name="P6" style:family="paragraph" style:parent-style-name="Default">
      <style:paragraph-properties fo:margin-left="0in" fo:margin-right="0in" fo:line-height="115%" fo:text-indent="0in" style:auto-text-indent="false">
        <style:tab-stops/>
      </style:paragraph-properties>
      <style:text-properties style:font-name="Times New Roman" fo:font-size="11pt" fo:font-weight="bold" style:font-name-asian="Times New Roman1" style:font-size-asian="11pt" style:font-weight-asian="bold" style:font-name-complex="Times New Roman1" style:font-size-complex="11pt" style:font-weight-complex="bold"/>
    </style:style>
    <style:style style:name="P7" style:family="paragraph" style:parent-style-name="Default">
      <style:paragraph-properties fo:margin-left="0in" fo:margin-right="0in" fo:margin-top="0in" fo:margin-bottom="0in" loext:contextual-spacing="false" fo:line-height="115%" fo:text-indent="0in" style:auto-text-indent="false">
        <style:tab-stops/>
      </style:paragraph-properties>
      <style:text-properties style:font-name="Times New Roman" fo:font-size="11.5pt" style:font-name-asian="Times New Roman1" style:font-size-asian="11.5pt" style:font-name-complex="Times New Roman1" style:font-size-complex="11.5pt"/>
    </style:style>
    <style:style style:name="P8" style:family="paragraph" style:parent-style-name="Default">
      <style:paragraph-properties fo:margin-left="0in" fo:margin-right="0in" fo:margin-top="0in" fo:margin-bottom="0in" loext:contextual-spacing="false" fo:line-height="115%" fo:text-align="justify" style:justify-single-word="false" fo:text-indent="0in" style:auto-text-indent="false">
        <style:tab-stops/>
      </style:paragraph-properties>
      <style:text-properties style:font-name="Times New Roman" fo:font-size="11pt" fo:font-style="italic" style:font-name-asian="Times New Roman1" style:font-size-asian="11pt" style:font-style-asian="italic" style:font-name-complex="Times New Roman1" style:font-size-complex="11pt" style:font-style-complex="italic"/>
    </style:style>
    <style:style style:name="P9" style:family="paragraph" style:parent-style-name="Default">
      <style:paragraph-properties fo:margin-left="0in" fo:margin-right="0in" fo:margin-top="0in" fo:margin-bottom="0in" loext:contextual-spacing="false" fo:line-height="115%" fo:text-align="justify" style:justify-single-word="false" fo:text-indent="0in" style:auto-text-indent="false">
        <style:tab-stops/>
      </style:paragraph-properties>
      <style:text-properties style:font-name="Times New Roman" fo:font-size="11pt" style:font-name-asian="Times New Roman1" style:font-size-asian="11pt" style:font-name-complex="Times New Roman1" style:font-size-complex="11pt"/>
    </style:style>
    <style:style style:name="P10" style:family="paragraph" style:parent-style-name="Standard">
      <style:paragraph-properties fo:margin-left="0in" fo:margin-right="0in" fo:margin-top="0in" fo:margin-bottom="0in" loext:contextual-spacing="false" fo:line-height="105%" fo:text-align="center" style:justify-single-word="false" fo:text-indent="0in" style:auto-text-indent="false"/>
    </style:style>
    <style:style style:name="P11" style:family="paragraph" style:parent-style-name="Standard">
      <style:paragraph-properties fo:margin-left="0in" fo:margin-right="0in" fo:margin-top="0in" fo:margin-bottom="0in" loext:contextual-spacing="false" fo:line-height="105%" fo:text-align="center" style:justify-single-word="false" fo:text-indent="0in" style:auto-text-indent="false"/>
      <style:text-properties style:font-name="Times New Roman" fo:font-weight="bold" style:font-name-asian="Times New Roman1" style:font-weight-asian="bold" style:font-name-complex="Times New Roman1" style:font-size-complex="12pt" style:font-style-complex="italic" style:font-weight-complex="bold"/>
    </style:style>
    <style:style style:name="P12" style:family="paragraph" style:parent-style-name="Standard">
      <style:paragraph-properties fo:margin-left="0in" fo:margin-right="0in" fo:margin-top="0in" fo:margin-bottom="0in" loext:contextual-spacing="false" fo:line-height="105%" fo:text-align="justify" style:justify-single-word="false" fo:text-indent="0in" style:auto-text-indent="false"/>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13" style:family="paragraph" style:parent-style-name="Standard">
      <style:paragraph-properties fo:margin-left="0in" fo:margin-right="0in" fo:margin-top="0in" fo:margin-bottom="0in" loext:contextual-spacing="false" fo:line-height="105%" fo:text-align="center" style:justify-single-word="false" fo:text-indent="0in" style:auto-text-indent="false"/>
      <style:text-properties style:font-name="Times New Roman" fo:font-size="14pt" style:text-underline-style="solid" style:text-underline-width="auto" style:text-underline-color="font-color" fo:font-weight="bold" style:font-name-asian="Times New Roman1" style:font-size-asian="14pt" style:font-weight-asian="bold" style:font-name-complex="Times New Roman1" style:font-size-complex="12pt" style:font-style-complex="italic" style:font-weight-complex="bold"/>
    </style:style>
    <style:style style:name="P14" style:family="paragraph" style:parent-style-name="Heading_20_2">
      <style:paragraph-properties fo:margin-left="0in" fo:margin-right="0in" fo:line-height="105%" fo:text-indent="0in" style:auto-text-indent="false"/>
      <style:text-properties style:use-window-font-color="true" style:font-name="Times New Roman" fo:font-size="14pt" fo:font-weight="bold" style:font-name-asian="Times New Roman1" style:font-size-asian="14pt" style:font-weight-asian="bold" style:font-name-complex="Times New Roman1" style:font-size-complex="12pt" style:font-style-complex="italic" style:font-weight-complex="bold"/>
    </style:style>
    <style:style style:name="P15" style:family="paragraph" style:parent-style-name="Standard">
      <style:paragraph-properties fo:margin-left="0in" fo:margin-right="0in" fo:margin-top="0in" fo:margin-bottom="0in" loext:contextual-spacing="true" fo:line-height="105%" fo:text-indent="0in" style:auto-text-indent="false"/>
    </style:style>
    <style:style style:name="P16" style:family="paragraph" style:parent-style-name="Standard">
      <style:paragraph-properties fo:margin-left="0in" fo:margin-right="0in" fo:margin-top="0in" fo:margin-bottom="0in" loext:contextual-spacing="true" fo:line-height="105%" fo:text-align="justify" style:justify-single-word="false" fo:text-indent="0in" style:auto-text-indent="false"/>
    </style:style>
    <style:style style:name="P17"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18"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2pt" fo:language="en" fo:country="GB" style:font-name-asian="Times New Roman1" style:font-size-asian="12pt" style:font-name-complex="Times New Roman1" style:font-size-complex="12pt"/>
    </style:style>
    <style:style style:name="P19"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2pt" fo:language="en" fo:country="GB" fo:font-weight="bold" style:font-name-asian="Times New Roman1" style:font-size-asian="12pt" style:font-weight-asian="bold" style:font-name-complex="Times New Roman1" style:font-size-complex="12pt"/>
    </style:style>
    <style:style style:name="P20"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2pt" fo:language="en" fo:country="GB" fo:font-weight="bold" style:font-name-asian="Times New Roman1" style:font-size-asian="12pt" style:font-weight-asian="bold" style:font-name-complex="Times New Roman1" style:font-size-complex="12pt" style:font-weight-complex="bold"/>
    </style:style>
    <style:style style:name="P21" style:family="paragraph" style:parent-style-name="Standard">
      <style:paragraph-properties fo:margin-left="0in" fo:margin-right="0in" fo:margin-top="0in" fo:margin-bottom="0in" loext:contextual-spacing="true" fo:line-height="105%" fo:text-indent="0in" style:auto-text-indent="false"/>
      <style:text-properties style:font-name="Times New Roman" fo:font-size="12pt" style:font-name-asian="Times New Roman1" style:font-size-asian="12pt" style:font-name-complex="Times New Roman1" style:font-size-complex="12pt"/>
    </style:style>
    <style:style style:name="P22"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4pt" fo:language="en" fo:country="GB" fo:font-weight="bold" style:font-name-asian="Times New Roman1" style:font-size-asian="14pt" style:font-weight-asian="bold" style:font-name-complex="Times New Roman1" style:font-size-complex="12pt" style:font-weight-complex="bold"/>
    </style:style>
    <style:style style:name="P23" style:family="paragraph" style:parent-style-name="Standard">
      <style:paragraph-properties fo:margin-left="0in" fo:margin-right="0in" fo:margin-top="0in" fo:margin-bottom="0in" loext:contextual-spacing="true" fo:line-height="105%" fo:text-indent="0in" style:auto-text-indent="false">
        <style:tab-stops/>
      </style:paragraph-properties>
      <style:text-properties fo:color="#000000" style:font-name="Times New Roman" fo:font-size="12pt" style:font-name-asian="Times New Roman1" style:font-size-asian="12pt" style:font-name-complex="Times New Roman1" style:font-size-complex="12pt"/>
    </style:style>
    <style:style style:name="P24" style:family="paragraph" style:parent-style-name="Standard">
      <style:paragraph-properties fo:margin-left="0in" fo:margin-right="0in" fo:margin-top="0in" fo:margin-bottom="0in" loext:contextual-spacing="true" fo:line-height="105%" fo:text-indent="0in" style:auto-text-indent="false">
        <style:tab-stops/>
      </style:paragraph-properties>
      <style:text-properties fo:color="#000000" style:font-name="Times New Roman" fo:font-size="12pt" fo:font-weight="normal" style:font-name-asian="Times New Roman1" style:font-size-asian="12pt" style:font-weight-asian="normal" style:font-name-complex="Times New Roman1" style:font-size-complex="12pt" style:font-weight-complex="normal"/>
    </style:style>
    <style:style style:name="P25" style:family="paragraph" style:parent-style-name="Standard">
      <style:paragraph-properties fo:margin-left="0in" fo:margin-right="0in" fo:margin-top="0in" fo:margin-bottom="0in" loext:contextual-spacing="true" fo:line-height="105%" fo:text-indent="0in" style:auto-text-indent="false">
        <style:tab-stops/>
      </style:paragraph-properties>
      <style:text-properties fo:color="#000000" style:font-name="Times New Roman" fo:font-size="12pt" fo:language="en" fo:country="GB" fo:font-weight="normal" style:font-name-asian="Times New Roman1" style:font-size-asian="12pt" style:font-weight-asian="normal" style:font-name-complex="Times New Roman1" style:font-size-complex="12pt" style:font-weight-complex="normal"/>
    </style:style>
    <style:style style:name="P26" style:family="paragraph" style:parent-style-name="Standard">
      <style:paragraph-properties fo:margin-left="0in" fo:margin-right="0in" fo:margin-top="0in" fo:margin-bottom="0in" loext:contextual-spacing="true" fo:line-height="105%" fo:text-align="center" style:justify-single-word="false" fo:text-indent="0in" style:auto-text-indent="false">
        <style:tab-stops/>
      </style:paragraph-properties>
      <style:text-properties fo:color="#000000" style:font-name="Times New Roman" fo:language="en" fo:country="GB" fo:font-weight="bold" style:font-name-asian="Times New Roman1" style:font-weight-asian="bold" style:font-name-complex="Times New Roman1" style:font-size-complex="12pt" style:font-weight-complex="bold"/>
    </style:style>
    <style:style style:name="P27" style:family="paragraph" style:parent-style-name="Standard">
      <style:paragraph-properties fo:margin-left="0in" fo:margin-right="0in" fo:margin-top="0in" fo:margin-bottom="0in" loext:contextual-spacing="true" fo:line-height="105%" fo:text-indent="0in" style:auto-text-indent="false"/>
      <style:text-properties officeooo:rsid="001e8d54" officeooo:paragraph-rsid="001e8d54"/>
    </style:style>
    <style:style style:name="P28"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1d2cc1"/>
    </style:style>
    <style:style style:name="P29"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font-name="Times New Roman" fo:language="en" fo:country="GB" style:font-name-asian="Times New Roman1" style:font-name-complex="Times New Roman1"/>
    </style:style>
    <style:style style:name="P30"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font-name="Times New Roman" fo:language="en" fo:country="GB" officeooo:rsid="0024a4a0" officeooo:paragraph-rsid="0024a4a0" style:font-name-asian="Times New Roman1" style:font-name-complex="Times New Roman1"/>
    </style:style>
    <style:style style:name="P31"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font-name="Times New Roman" fo:font-size="14pt" fo:font-weight="bold" style:font-name-asian="Times New Roman1" style:font-size-asian="14pt" style:font-weight-asian="bold" style:font-name-complex="Times New Roman1" style:font-size-complex="12pt" style:font-style-complex="italic" style:font-weight-complex="bold"/>
    </style:style>
    <style:style style:name="P32"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font-name="Times New Roman" fo:font-size="12pt" fo:language="en" fo:country="GB" style:font-name-asian="Times New Roman1" style:font-size-asian="12pt" style:font-name-complex="Times New Roman1" style:font-size-complex="12pt"/>
    </style:style>
    <style:style style:name="P33" style:family="paragraph" style:parent-style-name="Standard">
      <style:paragraph-properties fo:margin-left="0in" fo:margin-right="0in" fo:line-height="105%" fo:text-indent="0in" style:auto-text-indent="false"/>
      <style:text-properties fo:language="en" fo:country="GB"/>
    </style:style>
    <style:style style:name="P34" style:family="paragraph" style:parent-style-name="Standard">
      <style:paragraph-properties fo:margin-left="0in" fo:margin-right="0in" fo:line-height="105%" fo:text-indent="0in" style:auto-text-indent="false"/>
    </style:style>
    <style:style style:name="P35" style:family="paragraph" style:parent-style-name="Standard">
      <style:paragraph-properties fo:margin-left="0in" fo:margin-right="0in" fo:line-height="105%" fo:text-indent="0in" style:auto-text-indent="false" fo:break-before="page"/>
      <style:text-properties style:font-name="Times New Roman" fo:language="en" fo:country="GB" style:font-name-asian="Times New Roman1" style:font-name-complex="Times New Roman1"/>
    </style:style>
    <style:style style:name="P36" style:family="paragraph" style:parent-style-name="Standard">
      <style:paragraph-properties fo:margin-left="0in" fo:margin-right="0in" fo:margin-top="0in" fo:margin-bottom="0.111in" loext:contextual-spacing="true" fo:line-height="105%" fo:text-indent="0in" style:auto-text-indent="false"/>
      <style:text-properties style:font-name="Times New Roman" fo:font-size="12pt" fo:language="en" fo:country="GB" style:font-name-asian="Times New Roman1" style:font-size-asian="12pt" style:font-name-complex="Times New Roman1" style:font-size-complex="12pt"/>
    </style:style>
    <style:style style:name="P37" style:family="paragraph" style:parent-style-name="Standard">
      <style:paragraph-properties fo:margin-left="0in" fo:margin-right="0in" fo:margin-top="0in" fo:margin-bottom="0.111in" loext:contextual-spacing="true" fo:line-height="105%" fo:text-indent="0in" style:auto-text-indent="false"/>
      <style:text-properties style:font-name="Times New Roman" fo:font-size="12pt" style:font-name-asian="Times New Roman1" style:font-size-asian="12pt" style:font-name-complex="Times New Roman1" style:font-size-complex="12pt"/>
    </style:style>
    <style:style style:name="P38" style:family="paragraph" style:parent-style-name="Standard">
      <style:paragraph-properties fo:margin-left="0in" fo:margin-right="0in" fo:margin-top="0in" fo:margin-bottom="0.111in" loext:contextual-spacing="true" fo:line-height="105%" fo:text-align="justify" style:justify-single-word="false" fo:text-indent="0in" style:auto-text-indent="false"/>
      <style:text-properties style:font-name="Times New Roman" fo:language="en" fo:country="GB" style:font-name-asian="Times New Roman1" style:font-name-complex="Times New Roman1" style:font-size-complex="12pt"/>
    </style:style>
    <style:style style:name="P39" style:family="paragraph" style:parent-style-name="Standard">
      <style:paragraph-properties fo:margin-left="0in" fo:margin-right="0in" fo:margin-top="0in" fo:margin-bottom="0.111in" loext:contextual-spacing="true" fo:line-height="105%" fo:text-align="justify" style:justify-single-word="false" fo:text-indent="0in" style:auto-text-indent="false"/>
      <style:text-properties style:font-name="Times New Roman" fo:language="en" fo:country="GB" fo:font-style="italic" style:font-name-asian="Times New Roman1" style:font-style-asian="italic" style:font-name-complex="Times New Roman1" style:font-size-complex="12pt"/>
    </style:style>
    <style:style style:name="P40" style:family="paragraph" style:parent-style-name="Heading_20_2">
      <style:paragraph-properties fo:margin-left="0in" fo:margin-right="0in" fo:margin-top="0.028in" fo:margin-bottom="0in" loext:contextual-spacing="true" fo:line-height="105%" fo:text-indent="0in" style:auto-text-indent="false"/>
      <style:text-properties style:use-window-font-color="true" style:font-name="Times New Roman" fo:font-size="14pt" fo:font-weight="bold" style:font-name-asian="Times New Roman1" style:font-size-asian="14pt" style:font-weight-asian="bold" style:font-name-complex="Times New Roman1" style:font-size-complex="12pt" style:font-style-complex="italic" style:font-weight-complex="bold"/>
    </style:style>
    <style:style style:name="P41" style:family="paragraph" style:parent-style-name="List_20_Paragraph">
      <style:paragraph-properties fo:margin-left="0.4902in" fo:margin-right="0in" fo:margin-top="0in" fo:margin-bottom="0in" loext:contextual-spacing="true" fo:line-height="105%" fo:text-align="justify" style:justify-single-word="false" fo:text-indent="0in" style:auto-text-indent="false"/>
      <style:text-properties style:font-name="Times New Roman" fo:language="en" fo:country="GB" style:font-name-asian="Times New Roman1" style:font-name-complex="Times New Roman1"/>
    </style:style>
    <style:style style:name="P42" style:family="paragraph" style:parent-style-name="List_20_Paragraph">
      <style:paragraph-properties fo:margin-left="0.4902in" fo:margin-right="0in" fo:margin-top="0in" fo:margin-bottom="0in" loext:contextual-spacing="true" fo:line-height="105%" fo:text-align="justify" style:justify-single-word="false" fo:text-indent="0in" style:auto-text-indent="false"/>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43" style:family="paragraph" style:parent-style-name="Standard">
      <style:paragraph-properties fo:margin-left="0in" fo:margin-right="0.6299in" fo:margin-top="0in" fo:margin-bottom="0in" loext:contextual-spacing="true" fo:line-height="105%" fo:text-align="justify" style:justify-single-word="false" fo:text-indent="3.1492in" style:auto-text-indent="false">
        <style:tab-stops>
          <style:tab-stop style:position="3.25in"/>
          <style:tab-stop style:position="6.4984in"/>
        </style:tab-stops>
      </style:paragraph-properties>
      <style:text-properties fo:color="#ff0000" style:font-name="Times New Roman" fo:font-size="12pt" fo:language="en" fo:country="GB" fo:font-weight="bold" style:font-name-asian="Times New Roman1" style:font-size-asian="12pt" style:font-weight-asian="bold" style:font-name-complex="Times New Roman1" style:font-size-complex="12pt" style:font-weight-complex="bold"/>
    </style:style>
    <style:style style:name="P44" style:family="paragraph" style:parent-style-name="Standard">
      <style:paragraph-properties fo:margin-left="4.5in" fo:margin-right="0in" fo:margin-top="0in" fo:margin-bottom="0in" loext:contextual-spacing="true" fo:line-height="105%" fo:text-indent="0in" style:auto-text-indent="false"/>
      <style:text-properties style:font-name="Times New Roman" fo:font-size="12pt" style:font-name-asian="Times New Roman1" style:font-size-asian="12pt" style:font-name-complex="Times New Roman1" style:font-size-complex="12pt"/>
    </style:style>
    <style:style style:name="P45" style:family="paragraph" style:parent-style-name="Standard">
      <style:paragraph-properties fo:margin-left="4.5in" fo:margin-right="0in" fo:margin-top="0in" fo:margin-bottom="0in" loext:contextual-spacing="true" fo:line-height="105%" fo:text-indent="0in" style:auto-text-indent="false"/>
      <style:text-properties style:font-name="Times New Roman" fo:font-size="12pt" fo:language="en" fo:country="GB" fo:font-style="italic" style:font-name-asian="Times New Roman1" style:font-size-asian="12pt" style:font-style-asian="italic" style:font-name-complex="Times New Roman1" style:font-size-complex="12pt"/>
    </style:style>
    <style:style style:name="P46" style:family="paragraph" style:parent-style-name="Standard">
      <style:paragraph-properties fo:margin-left="4.5in" fo:margin-right="0in" fo:margin-top="0in" fo:margin-bottom="0in" loext:contextual-spacing="true" fo:line-height="105%" fo:text-indent="0in" style:auto-text-indent="false"/>
    </style:style>
    <style:style style:name="P47" style:family="paragraph" style:parent-style-name="Heading_20_2">
      <style:paragraph-properties fo:margin-left="0.4917in" fo:margin-right="0in" fo:margin-top="0.028in" fo:margin-bottom="0in" loext:contextual-spacing="true" fo:line-height="105%" fo:text-indent="-0.4917in" style:auto-text-indent="false"/>
      <style:text-properties style:use-window-font-color="true" style:font-name="Times New Roman" fo:font-size="14pt" fo:font-weight="bold" style:font-name-asian="Times New Roman1" style:font-size-asian="14pt" style:font-weight-asian="bold" style:font-name-complex="Times New Roman1" style:font-size-complex="12pt" style:font-style-complex="italic" style:font-weight-complex="bold"/>
    </style:style>
    <style:style style:name="P48" style:family="paragraph" style:parent-style-name="List_20_Paragraph" style:list-style-name="WWNum1">
      <style:paragraph-properties fo:margin-top="0in" fo:margin-bottom="0in" loext:contextual-spacing="true" fo:line-height="105%" fo:text-align="justify" style:justify-single-word="false"/>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49" style:family="paragraph" style:parent-style-name="Standard">
      <style:text-properties style:font-name="Calibri" fo:font-size="11pt"/>
    </style:style>
    <style:style style:name="P50" style:family="paragraph" style:parent-style-name="Standard" style:master-page-name="Standard">
      <style:paragraph-properties fo:margin-left="0in" fo:margin-right="0in" fo:margin-top="0in" fo:margin-bottom="0in" loext:contextual-spacing="true" fo:line-height="105%" fo:text-align="center" style:justify-single-word="false" fo:text-indent="0in" style:auto-text-indent="false" style:page-number="auto"/>
    </style:style>
    <style:style style:name="P51"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2aa1e6"/>
    </style:style>
    <style:style style:name="P52"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300f68"/>
    </style:style>
    <style:style style:name="P53"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39f2fb"/>
    </style:style>
    <style:style style:name="P54"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3c1002"/>
    </style:style>
    <style:style style:name="P55"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41c848"/>
    </style:style>
    <style:style style:name="P56"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rsid="00410c0e" officeooo:paragraph-rsid="00410c0e"/>
    </style:style>
    <style:style style:name="P57"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text-line-through-style="none" style:text-line-through-type="none" officeooo:rsid="004452cf" officeooo:paragraph-rsid="004452cf"/>
    </style:style>
    <style:style style:name="P58"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text-line-through-style="none" style:text-line-through-type="none" officeooo:rsid="004584b9" officeooo:paragraph-rsid="004584b9"/>
    </style:style>
    <style:style style:name="P59" style:family="paragraph" style:parent-style-name="Standard">
      <style:paragraph-properties fo:margin-left="0in" fo:margin-right="0in" fo:margin-top="0in" fo:margin-bottom="0.0972in" loext:contextual-spacing="false" fo:line-height="120%" fo:text-indent="0in" style:auto-text-indent="false"/>
      <style:text-properties style:font-name="Calibri" fo:font-size="11pt"/>
    </style:style>
    <style:style style:name="P60" style:family="paragraph" style:parent-style-name="Standard">
      <style:paragraph-properties fo:margin-left="0.4445in" fo:margin-right="0in" fo:margin-top="0in" fo:margin-bottom="0.0972in" loext:contextual-spacing="false" fo:line-height="120%" fo:text-indent="-0.4445in" style:auto-text-indent="false"/>
      <style:text-properties style:font-name="Calibri" fo:font-size="11pt"/>
    </style:style>
    <style:style style:name="T1" style:family="text">
      <style:text-properties style:use-window-font-color="true" style:font-name="Calibri" fo:font-size="8pt" fo:language="en" fo:country="US" style:letter-kerning="true" style:font-name-asian="Arial1" style:font-size-asian="8pt" style:language-asian="ar" style:country-asian="SA" style:font-size-complex="10pt"/>
    </style:style>
    <style:style style:name="T2" style:family="text">
      <style:text-properties style:use-window-font-color="true" style:font-name="Calibri" fo:font-size="8pt" fo:language="en" fo:country="US" style:letter-kerning="true" fo:background-color="#ffff00" loext:char-shading-value="0" style:font-name-asian="Times New Roman1" style:font-size-asian="8pt" style:language-asian="ar" style:country-asian="SA" style:font-size-complex="11pt"/>
    </style:style>
    <style:style style:name="T3" style:family="text">
      <style:text-properties style:use-window-font-color="true" style:font-name="Calibri" fo:font-size="8pt" fo:language="en" fo:country="US" style:letter-kerning="true" fo:background-color="#ffff00" loext:char-shading-value="0" style:font-name-asian="Times New Roman1" style:font-size-asian="8pt" style:language-asian="ar" style:country-asian="SA" style:font-size-complex="9pt"/>
    </style:style>
    <style:style style:name="T4" style:family="text">
      <style:text-properties style:use-window-font-color="true" style:font-name="Calibri" fo:font-size="8pt" fo:language="en" fo:country="US" style:letter-kerning="true" style:font-name-asian="Times New Roman1" style:font-size-asian="8pt" style:language-asian="ar" style:country-asian="SA" style:font-size-complex="11pt"/>
    </style:style>
    <style:style style:name="T5" style:family="text">
      <style:text-properties style:use-window-font-color="true" style:font-name="Calibri" fo:font-size="8pt" fo:language="en" fo:country="US" style:letter-kerning="true" style:font-name-asian="Times New Roman1" style:font-size-asian="8pt" style:language-asian="ar" style:country-asian="SA" style:font-size-complex="9pt"/>
    </style:style>
    <style:style style:name="T6" style:family="text">
      <style:text-properties style:use-window-font-color="true" style:font-name="Times New Roman" fo:font-size="11pt" fo:language="en" fo:country="GB" style:letter-kerning="true" style:font-name-asian="Times New Roman1" style:font-size-asian="11pt" style:language-asian="hi" style:country-asian="IN" style:font-name-complex="Times New Roman1" style:font-size-complex="11pt"/>
    </style:style>
    <style:style style:name="T7" style:family="text">
      <style:text-properties style:use-window-font-color="true" style:font-name="Times New Roman" fo:font-size="11pt" fo:language="en" fo:country="GB" officeooo:rsid="00132c6b" style:letter-kerning="true" style:font-name-asian="Times New Roman1" style:font-size-asian="11pt" style:language-asian="hi" style:country-asian="IN" style:font-name-complex="Times New Roman1" style:font-size-complex="11pt"/>
    </style:style>
    <style:style style:name="T8" style:family="text">
      <style:text-properties style:use-window-font-color="true" style:font-name="Times New Roman" fo:font-size="11pt" fo:language="en" fo:country="GB" officeooo:rsid="001b2fe6" style:letter-kerning="true" style:font-name-asian="Times New Roman1" style:font-size-asian="11pt" style:language-asian="hi" style:country-asian="IN" style:font-name-complex="Times New Roman1" style:font-size-complex="11pt"/>
    </style:style>
    <style:style style:name="T9" style:family="text">
      <style:text-properties style:use-window-font-color="true" style:font-name="Times New Roman" fo:font-size="11pt" fo:language="en" fo:country="GB" officeooo:rsid="001d2cc1" style:letter-kerning="true" style:font-name-asian="Times New Roman1" style:font-size-asian="11pt" style:language-asian="hi" style:country-asian="IN" style:font-name-complex="Times New Roman1" style:font-size-complex="11pt"/>
    </style:style>
    <style:style style:name="T10" style:family="text">
      <style:text-properties style:use-window-font-color="true" style:font-name="Times New Roman" fo:font-size="11pt" fo:language="en" fo:country="GB" officeooo:rsid="0024a4a0" style:letter-kerning="true" style:font-name-asian="Times New Roman1" style:font-size-asian="11pt" style:language-asian="hi" style:country-asian="IN" style:font-name-complex="Times New Roman1" style:font-size-complex="11pt"/>
    </style:style>
    <style:style style:name="T11" style:family="text">
      <style:text-properties style:use-window-font-color="true" style:font-name="Times New Roman" fo:font-size="11pt" fo:language="en" fo:country="GB" officeooo:rsid="002e88ce" style:letter-kerning="true" style:font-name-asian="Times New Roman1" style:font-size-asian="11pt" style:language-asian="hi" style:country-asian="IN" style:font-name-complex="Times New Roman1" style:font-size-complex="11pt"/>
    </style:style>
    <style:style style:name="T12" style:family="text">
      <style:text-properties style:use-window-font-color="true" style:font-name="Times New Roman" fo:font-size="11pt" fo:language="en" fo:country="GB" officeooo:rsid="0030a5ed" style:letter-kerning="true" style:font-name-asian="Times New Roman1" style:font-size-asian="11pt" style:language-asian="hi" style:country-asian="IN" style:font-name-complex="Times New Roman1" style:font-size-complex="11pt"/>
    </style:style>
    <style:style style:name="T13" style:family="text">
      <style:text-properties style:use-window-font-color="true" style:font-name="Times New Roman" fo:font-size="11pt" fo:language="en" fo:country="GB" officeooo:rsid="0030e5a2" style:letter-kerning="true" style:font-name-asian="Times New Roman1" style:font-size-asian="11pt" style:language-asian="hi" style:country-asian="IN" style:font-name-complex="Times New Roman1" style:font-size-complex="11pt"/>
    </style:style>
    <style:style style:name="T14" style:family="text">
      <style:text-properties style:use-window-font-color="true" style:font-name="Times New Roman" fo:font-size="11pt" fo:language="en" fo:country="GB" officeooo:rsid="003270bb" style:letter-kerning="true" style:font-name-asian="Times New Roman1" style:font-size-asian="11pt" style:language-asian="hi" style:country-asian="IN" style:font-name-complex="Times New Roman1" style:font-size-complex="11pt"/>
    </style:style>
    <style:style style:name="T15" style:family="text">
      <style:text-properties style:use-window-font-color="true" style:font-name="Times New Roman" fo:font-size="11pt" fo:language="en" fo:country="GB" officeooo:rsid="0032f857" style:letter-kerning="true" style:font-name-asian="Times New Roman1" style:font-size-asian="11pt" style:language-asian="hi" style:country-asian="IN" style:font-name-complex="Times New Roman1" style:font-size-complex="11pt"/>
    </style:style>
    <style:style style:name="T16" style:family="text">
      <style:text-properties style:use-window-font-color="true" style:font-name="Times New Roman" fo:font-size="11pt" fo:language="en" fo:country="GB" officeooo:rsid="003489e3" style:letter-kerning="true" style:font-name-asian="Times New Roman1" style:font-size-asian="11pt" style:language-asian="hi" style:country-asian="IN" style:font-name-complex="Times New Roman1" style:font-size-complex="11pt"/>
    </style:style>
    <style:style style:name="T17" style:family="text">
      <style:text-properties style:use-window-font-color="true" style:font-name="Times New Roman" fo:font-size="11pt" fo:language="en" fo:country="GB" officeooo:rsid="003683e7" style:letter-kerning="true" style:font-name-asian="Times New Roman1" style:font-size-asian="11pt" style:language-asian="hi" style:country-asian="IN" style:font-name-complex="Times New Roman1" style:font-size-complex="11pt"/>
    </style:style>
    <style:style style:name="T18" style:family="text">
      <style:text-properties style:use-window-font-color="true" style:font-name="Times New Roman" fo:font-size="11pt" fo:language="en" fo:country="GB" officeooo:rsid="0036b6e9" style:letter-kerning="true" style:font-name-asian="Times New Roman1" style:font-size-asian="11pt" style:language-asian="hi" style:country-asian="IN" style:font-name-complex="Times New Roman1" style:font-size-complex="11pt"/>
    </style:style>
    <style:style style:name="T19" style:family="text">
      <style:text-properties style:use-window-font-color="true" style:font-name="Times New Roman" fo:font-size="11pt" fo:language="en" fo:country="GB" officeooo:rsid="003812f5" style:letter-kerning="true" style:font-name-asian="Times New Roman1" style:font-size-asian="11pt" style:language-asian="hi" style:country-asian="IN" style:font-name-complex="Times New Roman1" style:font-size-complex="11pt"/>
    </style:style>
    <style:style style:name="T20" style:family="text">
      <style:text-properties style:use-window-font-color="true" style:font-name="Times New Roman" fo:font-size="11pt" fo:language="en" fo:country="GB" officeooo:rsid="0039f2fb" style:letter-kerning="true" style:font-name-asian="Times New Roman1" style:font-size-asian="11pt" style:language-asian="hi" style:country-asian="IN" style:font-name-complex="Times New Roman1" style:font-size-complex="11pt"/>
    </style:style>
    <style:style style:name="T21" style:family="text">
      <style:text-properties style:use-window-font-color="true" style:font-name="Times New Roman" fo:font-size="11pt" fo:language="en" fo:country="GB" officeooo:rsid="003a05a0" style:letter-kerning="true" style:font-name-asian="Times New Roman1" style:font-size-asian="11pt" style:language-asian="hi" style:country-asian="IN" style:font-name-complex="Times New Roman1" style:font-size-complex="11pt"/>
    </style:style>
    <style:style style:name="T22" style:family="text">
      <style:text-properties style:use-window-font-color="true" style:font-name="Times New Roman" fo:font-size="11pt" fo:language="en" fo:country="GB" officeooo:rsid="003b71e4" style:letter-kerning="true" style:font-name-asian="Times New Roman1" style:font-size-asian="11pt" style:language-asian="hi" style:country-asian="IN" style:font-name-complex="Times New Roman1" style:font-size-complex="11pt"/>
    </style:style>
    <style:style style:name="T23" style:family="text">
      <style:text-properties style:use-window-font-color="true" style:font-name="Times New Roman" fo:font-size="11pt" fo:language="en" fo:country="GB" officeooo:rsid="003c1002" style:letter-kerning="true" style:font-name-asian="Times New Roman1" style:font-size-asian="11pt" style:language-asian="hi" style:country-asian="IN" style:font-name-complex="Times New Roman1" style:font-size-complex="11pt"/>
    </style:style>
    <style:style style:name="T24" style:family="text">
      <style:text-properties style:use-window-font-color="true" style:font-name="Times New Roman" fo:font-size="11pt" fo:language="en" fo:country="GB" officeooo:rsid="003c968a" style:letter-kerning="true" style:font-name-asian="Times New Roman1" style:font-size-asian="11pt" style:language-asian="hi" style:country-asian="IN" style:font-name-complex="Times New Roman1" style:font-size-complex="11pt"/>
    </style:style>
    <style:style style:name="T25" style:family="text">
      <style:text-properties style:use-window-font-color="true" style:font-name="Times New Roman" fo:font-size="11pt" fo:language="en" fo:country="GB" officeooo:rsid="003e83fb" style:letter-kerning="true" style:font-name-asian="Times New Roman1" style:font-size-asian="11pt" style:language-asian="hi" style:country-asian="IN" style:font-name-complex="Times New Roman1" style:font-size-complex="11pt"/>
    </style:style>
    <style:style style:name="T26" style:family="text">
      <style:text-properties style:use-window-font-color="true" style:font-name="Times New Roman" fo:font-size="11pt" fo:language="en" fo:country="GB" officeooo:rsid="003ebea0" style:letter-kerning="true" style:font-name-asian="Times New Roman1" style:font-size-asian="11pt" style:language-asian="hi" style:country-asian="IN" style:font-name-complex="Times New Roman1" style:font-size-complex="11pt"/>
    </style:style>
    <style:style style:name="T27" style:family="text">
      <style:text-properties style:use-window-font-color="true" style:font-name="Times New Roman" fo:font-size="11pt" fo:language="en" fo:country="GB" officeooo:rsid="0040aa56" style:letter-kerning="true" style:font-name-asian="Times New Roman1" style:font-size-asian="11pt" style:language-asian="hi" style:country-asian="IN" style:font-name-complex="Times New Roman1" style:font-size-complex="11pt"/>
    </style:style>
    <style:style style:name="T28" style:family="text">
      <style:text-properties style:use-window-font-color="true" style:font-name="Times New Roman" fo:font-size="11pt" fo:language="en" fo:country="GB" officeooo:rsid="00410c0e" style:letter-kerning="true" style:font-name-asian="Times New Roman1" style:font-size-asian="11pt" style:language-asian="hi" style:country-asian="IN" style:font-name-complex="Times New Roman1" style:font-size-complex="11pt"/>
    </style:style>
    <style:style style:name="T29" style:family="text">
      <style:text-properties style:use-window-font-color="true" style:font-name="Times New Roman" fo:font-size="11pt" fo:language="en" fo:country="GB" officeooo:rsid="0041c848" style:letter-kerning="true" style:font-name-asian="Times New Roman1" style:font-size-asian="11pt" style:language-asian="hi" style:country-asian="IN" style:font-name-complex="Times New Roman1" style:font-size-complex="11pt"/>
    </style:style>
    <style:style style:name="T30" style:family="text">
      <style:text-properties style:use-window-font-color="true" style:font-name="Times New Roman" fo:font-size="11pt" fo:language="en" fo:country="GB" officeooo:rsid="0042355d" style:letter-kerning="true" style:font-name-asian="Times New Roman1" style:font-size-asian="11pt" style:language-asian="hi" style:country-asian="IN" style:font-name-complex="Times New Roman1" style:font-size-complex="11pt"/>
    </style:style>
    <style:style style:name="T31" style:family="text">
      <style:text-properties style:use-window-font-color="true" style:font-name="Times New Roman" fo:font-size="11pt" fo:language="en" fo:country="GB" officeooo:rsid="00426da0" style:letter-kerning="true" style:font-name-asian="Times New Roman1" style:font-size-asian="11pt" style:language-asian="hi" style:country-asian="IN" style:font-name-complex="Times New Roman1" style:font-size-complex="11pt"/>
    </style:style>
    <style:style style:name="T32" style:family="text">
      <style:text-properties style:use-window-font-color="true" style:font-name="Times New Roman" fo:font-size="11pt" fo:language="en" fo:country="GB" fo:font-weight="bold" officeooo:rsid="0030e5a2" style:letter-kerning="true" style:font-name-asian="Times New Roman1" style:font-size-asian="11pt" style:language-asian="hi" style:country-asian="IN" style:font-weight-asian="bold" style:font-name-complex="Times New Roman1" style:font-size-complex="11pt" style:font-weight-complex="bold"/>
    </style:style>
    <style:style style:name="T33" style:family="text">
      <style:text-properties style:use-window-font-color="true" style:text-position="0% 100%" style:font-name="Times New Roman" fo:font-size="11pt" fo:language="en" fo:country="GB" officeooo:rsid="001d2cc1" style:letter-kerning="true" style:font-name-asian="Times New Roman1" style:font-size-asian="11pt" style:language-asian="hi" style:country-asian="IN" style:font-name-complex="Times New Roman1" style:font-size-complex="11pt"/>
    </style:style>
    <style:style style:name="T34" style:family="text">
      <style:text-properties style:use-window-font-color="true" style:text-position="0% 100%" style:font-name="Times New Roman" fo:font-size="11pt" fo:language="en" fo:country="GB" officeooo:rsid="003270bb" style:letter-kerning="true" style:font-name-asian="Times New Roman1" style:font-size-asian="11pt" style:language-asian="hi" style:country-asian="IN" style:font-name-complex="Times New Roman1" style:font-size-complex="11pt"/>
    </style:style>
    <style:style style:name="T35" style:family="text">
      <style:text-properties style:use-window-font-color="true" style:text-position="0% 100%" style:font-name="Times New Roman" fo:font-size="11pt" fo:language="en" fo:country="GB" officeooo:rsid="0032f857" style:letter-kerning="true" style:font-name-asian="Times New Roman1" style:font-size-asian="11pt" style:language-asian="hi" style:country-asian="IN" style:font-name-complex="Times New Roman1" style:font-size-complex="11pt"/>
    </style:style>
    <style:style style:name="T36" style:family="text">
      <style:text-properties style:use-window-font-color="true" style:text-position="0% 100%" style:font-name="Times New Roman" fo:font-size="11pt" fo:language="en" fo:country="GB" officeooo:rsid="003489e3" style:letter-kerning="true" style:font-name-asian="Times New Roman1" style:font-size-asian="11pt" style:language-asian="hi" style:country-asian="IN" style:font-name-complex="Times New Roman1" style:font-size-complex="11pt"/>
    </style:style>
    <style:style style:name="T37" style:family="text">
      <style:text-properties style:use-window-font-color="true" style:text-position="0% 100%" style:font-name="Times New Roman" fo:font-size="11pt" fo:language="en" fo:country="GB" officeooo:rsid="0030e5a2" style:letter-kerning="true" style:font-name-asian="Times New Roman1" style:font-size-asian="11pt" style:language-asian="hi" style:country-asian="IN" style:font-name-complex="Times New Roman1" style:font-size-complex="11pt"/>
    </style:style>
    <style:style style:name="T38" style:family="text">
      <style:text-properties style:use-window-font-color="true" style:text-position="0% 100%" style:font-name="Times New Roman" fo:font-size="11pt" fo:language="en" fo:country="GB" officeooo:rsid="003812f5" style:letter-kerning="true" style:font-name-asian="Times New Roman1" style:font-size-asian="11pt" style:language-asian="hi" style:country-asian="IN" style:font-name-complex="Times New Roman1" style:font-size-complex="11pt"/>
    </style:style>
    <style:style style:name="T39" style:family="text">
      <style:text-properties style:use-window-font-color="true" style:text-position="0% 100%" style:font-name="Times New Roman" fo:font-size="11pt" fo:language="en" fo:country="GB" officeooo:rsid="003e83fb" style:letter-kerning="true" style:font-name-asian="Times New Roman1" style:font-size-asian="11pt" style:language-asian="hi" style:country-asian="IN" style:font-name-complex="Times New Roman1" style:font-size-complex="11pt"/>
    </style:style>
    <style:style style:name="T40" style:family="text">
      <style:text-properties style:use-window-font-color="true" style:text-position="0% 100%" style:font-name="Times New Roman" fo:font-size="11pt" fo:language="en" fo:country="GB" officeooo:rsid="0041c848" style:letter-kerning="true" style:font-name-asian="Times New Roman1" style:font-size-asian="11pt" style:language-asian="hi" style:country-asian="IN" style:font-name-complex="Times New Roman1" style:font-size-complex="11pt"/>
    </style:style>
    <style:style style:name="T41" style:family="text">
      <style:text-properties style:use-window-font-color="true" style:text-position="33% 58%" style:font-name="Times New Roman" fo:font-size="11pt" fo:language="en" fo:country="GB" officeooo:rsid="001d2cc1" style:letter-kerning="true" style:font-name-asian="Times New Roman1" style:font-size-asian="11pt" style:language-asian="hi" style:country-asian="IN" style:font-name-complex="Times New Roman1" style:font-size-complex="11pt"/>
    </style:style>
    <style:style style:name="T42" style:family="text">
      <style:text-properties style:use-window-font-color="true" style:text-position="33% 58%" style:font-name="Times New Roman" fo:font-size="11pt" fo:language="en" fo:country="GB" officeooo:rsid="003270bb" style:letter-kerning="true" style:font-name-asian="Times New Roman1" style:font-size-asian="11pt" style:language-asian="hi" style:country-asian="IN" style:font-name-complex="Times New Roman1" style:font-size-complex="11pt"/>
    </style:style>
    <style:style style:name="T43" style:family="text">
      <style:text-properties style:use-window-font-color="true" style:text-position="33% 58%" style:font-name="Times New Roman" fo:font-size="11pt" fo:language="en" fo:country="GB" officeooo:rsid="0032f857" style:letter-kerning="true" style:font-name-asian="Times New Roman1" style:font-size-asian="11pt" style:language-asian="hi" style:country-asian="IN" style:font-name-complex="Times New Roman1" style:font-size-complex="11pt"/>
    </style:style>
    <style:style style:name="T44" style:family="text">
      <style:text-properties style:use-window-font-color="true" style:text-position="33% 58%" style:font-name="Times New Roman" fo:font-size="11pt" fo:language="en" fo:country="GB" officeooo:rsid="003489e3" style:letter-kerning="true" style:font-name-asian="Times New Roman1" style:font-size-asian="11pt" style:language-asian="hi" style:country-asian="IN" style:font-name-complex="Times New Roman1" style:font-size-complex="11pt"/>
    </style:style>
    <style:style style:name="T45" style:family="text">
      <style:text-properties style:use-window-font-color="true" style:text-position="33% 58%" style:font-name="Times New Roman" fo:font-size="11pt" fo:language="en" fo:country="GB" officeooo:rsid="0030e5a2" style:letter-kerning="true" style:font-name-asian="Times New Roman1" style:font-size-asian="11pt" style:language-asian="hi" style:country-asian="IN" style:font-name-complex="Times New Roman1" style:font-size-complex="11pt"/>
    </style:style>
    <style:style style:name="T46" style:family="text">
      <style:text-properties style:use-window-font-color="true" style:text-position="33% 58%" style:font-name="Times New Roman" fo:font-size="11pt" fo:language="en" fo:country="GB" officeooo:rsid="003812f5" style:letter-kerning="true" style:font-name-asian="Times New Roman1" style:font-size-asian="11pt" style:language-asian="hi" style:country-asian="IN" style:font-name-complex="Times New Roman1" style:font-size-complex="11pt"/>
    </style:style>
    <style:style style:name="T47" style:family="text">
      <style:text-properties style:use-window-font-color="true" style:text-position="33% 58%" style:font-name="Times New Roman" fo:font-size="11pt" fo:language="en" fo:country="GB" officeooo:rsid="003e83fb" style:letter-kerning="true" style:font-name-asian="Times New Roman1" style:font-size-asian="11pt" style:language-asian="hi" style:country-asian="IN" style:font-name-complex="Times New Roman1" style:font-size-complex="11pt"/>
    </style:style>
    <style:style style:name="T48" style:family="text">
      <style:text-properties style:use-window-font-color="true" style:text-position="33% 58%" style:font-name="Times New Roman" fo:font-size="11pt" fo:language="en" fo:country="GB" officeooo:rsid="0041c848" style:letter-kerning="true" style:font-name-asian="Times New Roman1" style:font-size-asian="11pt" style:language-asian="hi" style:country-asian="IN" style:font-name-complex="Times New Roman1" style:font-size-complex="11pt"/>
    </style:style>
    <style:style style:name="T49" style:family="text">
      <style:text-properties style:use-window-font-color="true" style:text-position="33% 100%" style:font-name="Times New Roman" fo:font-size="11pt" fo:language="en" fo:country="GB" officeooo:rsid="003489e3" style:letter-kerning="true" style:font-name-asian="Times New Roman1" style:font-size-asian="11pt" style:language-asian="hi" style:country-asian="IN" style:font-name-complex="Times New Roman1" style:font-size-complex="11pt"/>
    </style:style>
    <style:style style:name="T50" style:family="text">
      <style:text-properties style:use-window-font-color="true" style:text-position="33% 100%" style:font-name="Times New Roman" fo:font-size="11pt" fo:language="en" fo:country="GB" officeooo:rsid="003812f5" style:letter-kerning="true" style:font-name-asian="Times New Roman1" style:font-size-asian="11pt" style:language-asian="hi" style:country-asian="IN" style:font-name-complex="Times New Roman1" style:font-size-complex="11pt"/>
    </style:style>
    <style:style style:name="T51" style:family="text">
      <style:text-properties style:use-window-font-color="true" style:text-position="33% 100%" style:font-name="Times New Roman" fo:font-size="11pt" fo:language="en" fo:country="GB" officeooo:rsid="003e83fb" style:letter-kerning="true" style:font-name-asian="Times New Roman1" style:font-size-asian="11pt" style:language-asian="hi" style:country-asian="IN" style:font-name-complex="Times New Roman1" style:font-size-complex="11pt"/>
    </style:style>
    <style:style style:name="T52" style:family="text">
      <style:text-properties style:use-window-font-color="true" style:text-position="33% 100%" style:font-name="Times New Roman" fo:font-size="11pt" fo:language="en" fo:country="GB" officeooo:rsid="0041c848" style:letter-kerning="true" style:font-name-asian="Times New Roman1" style:font-size-asian="11pt" style:language-asian="hi" style:country-asian="IN" style:font-name-complex="Times New Roman1" style:font-size-complex="11pt"/>
    </style:style>
    <style:style style:name="T53" style:family="text">
      <style:text-properties style:use-window-font-color="true" style:text-position="0% 58%" style:font-name="Times New Roman" fo:font-size="11pt" fo:language="en" fo:country="GB" officeooo:rsid="003489e3" style:letter-kerning="true" style:font-name-asian="Times New Roman1" style:font-size-asian="11pt" style:language-asian="hi" style:country-asian="IN" style:font-name-complex="Times New Roman1" style:font-size-complex="11pt"/>
    </style:style>
    <style:style style:name="T54" style:family="text">
      <style:text-properties style:use-window-font-color="true" style:text-position="0% 58%" style:font-name="Times New Roman" fo:font-size="11pt" fo:language="en" fo:country="GB" officeooo:rsid="003812f5" style:letter-kerning="true" style:font-name-asian="Times New Roman1" style:font-size-asian="11pt" style:language-asian="hi" style:country-asian="IN" style:font-name-complex="Times New Roman1" style:font-size-complex="11pt"/>
    </style:style>
    <style:style style:name="T55" style:family="text">
      <style:text-properties style:use-window-font-color="true" style:text-position="0% 58%" style:font-name="Times New Roman" fo:font-size="11pt" fo:language="en" fo:country="GB" officeooo:rsid="003e83fb" style:letter-kerning="true" style:font-name-asian="Times New Roman1" style:font-size-asian="11pt" style:language-asian="hi" style:country-asian="IN" style:font-name-complex="Times New Roman1" style:font-size-complex="11pt"/>
    </style:style>
    <style:style style:name="T56" style:family="text">
      <style:text-properties style:use-window-font-color="true" style:text-line-through-style="solid" style:text-line-through-type="single" style:font-name="Times New Roman" fo:font-size="11pt" fo:language="en" fo:country="GB" officeooo:rsid="004452cf" style:letter-kerning="true" style:font-name-asian="Times New Roman1" style:font-size-asian="11pt" style:language-asian="hi" style:country-asian="IN" style:font-name-complex="Times New Roman1" style:font-size-complex="11pt"/>
    </style:style>
    <style:style style:name="T57" style:family="text">
      <style:text-properties style:use-window-font-color="true" style:text-line-through-style="none" style:text-line-through-type="none" style:font-name="Times New Roman" fo:font-size="11pt" fo:language="en" fo:country="GB" officeooo:rsid="00426da0" style:letter-kerning="true" style:font-name-asian="Times New Roman1" style:font-size-asian="11pt" style:language-asian="hi" style:country-asian="IN" style:font-name-complex="Times New Roman1" style:font-size-complex="11pt"/>
    </style:style>
    <style:style style:name="T58" style:family="text">
      <style:text-properties fo:color="#808080" style:font-name="Calibri" fo:font-size="8pt" fo:language="en" fo:country="US" style:letter-kerning="true" style:font-name-asian="Arial1" style:font-size-asian="8pt" style:language-asian="ar" style:country-asian="SA" style:font-size-complex="10pt"/>
    </style:style>
    <style:style style:name="T59" style:family="text">
      <style:text-properties fo:color="#7f7f7f" style:font-name="Calibri" fo:font-size="8pt" fo:language="en" fo:country="US" style:letter-kerning="true" style:font-name-asian="Arial1" style:font-size-asian="8pt" style:language-asian="ar" style:country-asian="SA" style:font-size-complex="8pt"/>
    </style:style>
    <style:style style:name="T60" style:family="text">
      <style:text-properties fo:color="#7f7f7f" style:font-name="Calibri" fo:font-size="8pt" fo:language="en" fo:country="US" style:letter-kerning="true" style:font-name-asian="Arial1" style:font-size-asian="8pt" style:language-asian="ar" style:country-asian="SA" style:font-size-complex="10pt"/>
    </style:style>
    <style:style style:name="T61" style:family="text">
      <style:text-properties fo:color="#231f20" style:font-name="Arial" fo:font-size="8.5pt" fo:language="en" fo:country="US" style:letter-kerning="true" style:font-name-asian="Arial1" style:font-size-asian="8.5pt" style:language-asian="ar" style:country-asian="SA" style:font-name-complex="Arial1" style:font-size-complex="11pt"/>
    </style:style>
    <style:style style:name="T62" style:family="text">
      <style:text-properties style:font-name="Times New Roman" fo:font-size="14pt" fo:language="en" fo:country="GB" style:text-underline-style="solid" style:text-underline-width="auto" style:text-underline-color="font-color" fo:font-weight="bold" style:font-name-asian="Times New Roman1" style:font-size-asian="14pt" style:font-weight-asian="bold" style:font-name-complex="Times New Roman1" style:font-size-complex="12pt" style:font-weight-complex="bold"/>
    </style:style>
    <style:style style:name="T63" style:family="text">
      <style:text-properties style:font-name="Times New Roman" fo:font-size="14pt" fo:language="en" fo:country="GB" fo:font-weight="bold" style:font-name-asian="Times New Roman1" style:font-size-asian="14pt" style:font-weight-asian="bold" style:font-name-complex="Times New Roman1" style:font-size-complex="12pt" style:font-weight-complex="bold"/>
    </style:style>
    <style:style style:name="T64" style:family="text">
      <style:text-properties style:font-name="Times New Roman" fo:font-size="14pt" style:font-name-asian="Times New Roman1" style:font-size-asian="14pt" style:font-name-complex="Times New Roman1" style:font-size-complex="12pt"/>
    </style:style>
    <style:style style:name="T65" style:family="text">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style>
    <style:style style:name="T66" style:family="text">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T67" style:family="text">
      <style:text-properties style:font-name="Times New Roman" fo:font-size="12pt" fo:language="en" fo:country="GB" fo:font-weight="bold" style:font-name-asian="Times New Roman1" style:font-size-asian="12pt" style:font-weight-asian="bold" style:font-name-complex="Times New Roman1" style:font-size-complex="12pt"/>
    </style:style>
    <style:style style:name="T68" style:family="text">
      <style:text-properties style:font-name="Times New Roman" fo:font-size="12pt" style:font-name-asian="Times New Roman1" style:font-size-asian="12pt" style:font-name-complex="Times New Roman1" style:font-size-complex="12pt"/>
    </style:style>
    <style:style style:name="T69" style:family="text">
      <style:text-properties style:font-name="Times New Roman" fo:language="en" fo:country="GB" officeooo:rsid="00132c6b" style:font-name-asian="Times New Roman1" style:font-name-complex="Times New Roman1"/>
    </style:style>
    <style:style style:name="T70" style:family="text">
      <style:text-properties style:font-name="Times New Roman" fo:language="en" fo:country="GB" officeooo:rsid="00114326" style:font-name-asian="Times New Roman1" style:font-name-complex="Times New Roman1"/>
    </style:style>
    <style:style style:name="T71" style:family="text">
      <style:text-properties style:font-name="Times New Roman" fo:language="en" fo:country="GB" officeooo:rsid="0013d54a" style:font-name-asian="Times New Roman1" style:font-name-complex="Times New Roman1"/>
    </style:style>
    <style:style style:name="T72" style:family="text">
      <style:text-properties style:font-name="Times New Roman" fo:language="en" fo:country="GB" officeooo:rsid="001574e3" style:font-name-asian="Times New Roman1" style:font-name-complex="Times New Roman1"/>
    </style:style>
    <style:style style:name="T73" style:family="text">
      <style:text-properties style:font-name="Times New Roman" fo:language="en" fo:country="GB" officeooo:rsid="001b2fe6" style:font-name-asian="Times New Roman1" style:font-name-complex="Times New Roman1"/>
    </style:style>
    <style:style style:name="T74" style:family="text">
      <style:text-properties style:font-name="Times New Roman" fo:language="en" fo:country="GB" officeooo:rsid="001d2cc1" style:font-name-asian="Times New Roman1" style:font-name-complex="Times New Roman1"/>
    </style:style>
    <style:style style:name="T75" style:family="text">
      <style:text-properties style:font-name="Times New Roman" fo:language="en" fo:country="GB" officeooo:rsid="0024a4a0" style:font-name-asian="Times New Roman1" style:font-name-complex="Times New Roman1"/>
    </style:style>
    <style:style style:name="T76" style:family="text">
      <style:text-properties style:font-name="Times New Roman" fo:language="en" fo:country="GB" officeooo:rsid="002bb4e1" style:font-name-asian="Times New Roman1" style:font-name-complex="Times New Roman1"/>
    </style:style>
    <style:style style:name="T77" style:family="text">
      <style:text-properties style:font-name="Times New Roman" fo:language="en" fo:country="GB" officeooo:rsid="002aa1e6" style:font-name-asian="Times New Roman1" style:font-name-complex="Times New Roman1"/>
    </style:style>
    <style:style style:name="T78" style:family="text">
      <style:text-properties style:font-name="Times New Roman" fo:language="en" fo:country="GB" officeooo:rsid="002cf005" style:font-name-asian="Times New Roman1" style:font-name-complex="Times New Roman1"/>
    </style:style>
    <style:style style:name="T79" style:family="text">
      <style:text-properties style:font-name="Times New Roman" fo:language="en" fo:country="GB" officeooo:rsid="002c4d6d" style:font-name-asian="Times New Roman1" style:font-name-complex="Times New Roman1"/>
    </style:style>
    <style:style style:name="T80" style:family="text">
      <style:text-properties style:font-name="Times New Roman" fo:language="en" fo:country="GB" officeooo:rsid="002e88ce" style:font-name-asian="Times New Roman1" style:font-name-complex="Times New Roman1"/>
    </style:style>
    <style:style style:name="T81" style:family="text">
      <style:text-properties style:font-name="Times New Roman" fo:language="en" fo:country="GB" officeooo:rsid="0030a5ed" style:font-name-asian="Times New Roman1" style:font-name-complex="Times New Roman1"/>
    </style:style>
    <style:style style:name="T82" style:family="text">
      <style:text-properties style:font-name="Times New Roman" fo:language="en" fo:country="GB" officeooo:rsid="002f9c98" style:font-name-asian="Times New Roman1" style:font-name-complex="Times New Roman1"/>
    </style:style>
    <style:style style:name="T83" style:family="text">
      <style:text-properties style:font-name="Times New Roman" fo:language="en" fo:country="GB" officeooo:rsid="0030e5a2" style:font-name-asian="Times New Roman1" style:font-name-complex="Times New Roman1"/>
    </style:style>
    <style:style style:name="T84" style:family="text">
      <style:text-properties style:font-name="Times New Roman" fo:language="en" fo:country="GB" officeooo:rsid="003812f5" style:font-name-asian="Times New Roman1" style:font-name-complex="Times New Roman1"/>
    </style:style>
    <style:style style:name="T85" style:family="text">
      <style:text-properties style:font-name="Times New Roman" fo:language="en" fo:country="GB" fo:font-weight="bold" officeooo:rsid="002e88ce" style:font-name-asian="Times New Roman1" style:font-weight-asian="bold" style:font-name-complex="Times New Roman1" style:font-weight-complex="bold"/>
    </style:style>
    <style:style style:name="T86" style:family="text">
      <style:text-properties style:font-name="Times New Roman" fo:language="en" fo:country="GB" fo:font-weight="bold" officeooo:rsid="002cf005" style:font-name-asian="Times New Roman1" style:font-weight-asian="bold" style:font-name-complex="Times New Roman1" style:font-weight-complex="bold"/>
    </style:style>
    <style:style style:name="T87" style:family="text">
      <style:text-properties style:font-name="Times New Roman" fo:language="en" fo:country="GB" fo:font-weight="normal" officeooo:rsid="002e88ce" style:font-name-asian="Times New Roman1" style:font-weight-asian="normal" style:font-name-complex="Times New Roman1" style:font-weight-complex="normal"/>
    </style:style>
    <style:style style:name="T88" style:family="text">
      <style:text-properties style:font-name="Times New Roman" fo:font-weight="bold" style:font-name-asian="Times New Roman1" style:font-weight-asian="bold" style:font-name-complex="Times New Roman1" style:font-size-complex="12pt" style:font-style-complex="italic" style:font-weight-complex="bold"/>
    </style:style>
    <style:style style:name="T89" style:family="text">
      <style:text-properties style:font-name="Times New Roman" fo:font-style="italic" fo:font-weight="bold" style:font-name-asian="Times New Roman1" style:font-style-asian="italic" style:font-weight-asian="bold" style:font-name-complex="Times New Roman1" style:font-size-complex="12pt" style:font-style-complex="italic" style:font-weight-complex="bold"/>
    </style:style>
    <style:style style:name="T90" style:family="text">
      <style:text-properties style:font-name="Times New Roman" fo:font-size="11.5pt" fo:font-style="italic" style:font-name-asian="Times New Roman1" style:font-size-asian="11.5pt" style:font-style-asian="italic" style:font-name-complex="Times New Roman1" style:font-size-complex="11.5pt" style:font-style-complex="italic"/>
    </style:style>
    <style:style style:name="T91" style:family="text">
      <style:text-properties style:font-name="Times New Roman" style:font-name-asian="Times New Roman1" style:font-name-complex="Times New Roman1"/>
    </style:style>
    <style:style style:name="T92" style:family="text">
      <style:text-properties style:font-name="Times New Roman" fo:font-size="11pt" fo:font-style="italic" style:font-name-asian="Times New Roman1" style:font-size-asian="11pt" style:font-style-asian="italic" style:font-name-complex="Times New Roman1" style:font-size-complex="11pt" style:font-style-complex="italic"/>
    </style:style>
    <style:style style:name="T93" style:family="text">
      <style:text-properties fo:color="#ff0000" style:font-name="Times New Roman" fo:font-size="14pt" fo:language="en" fo:country="GB" fo:font-style="italic" style:text-underline-style="solid" style:text-underline-width="auto" style:text-underline-color="font-color" fo:font-weight="bold" style:font-name-asian="Times New Roman1" style:font-size-asian="14pt" style:font-style-asian="italic" style:font-weight-asian="bold" style:font-name-complex="Times New Roman1" style:font-size-complex="12pt" style:font-style-complex="italic" style:font-weight-complex="bold"/>
    </style:style>
    <style:style style:name="T94" style:family="text">
      <style:text-properties style:text-position="0% 100%" style:font-name="Times New Roman" fo:language="en" fo:country="GB" officeooo:rsid="0013d54a" style:font-name-asian="Times New Roman1" style:font-name-complex="Times New Roman1"/>
    </style:style>
    <style:style style:name="T95" style:family="text">
      <style:text-properties style:text-position="0% 100%" officeooo:rsid="0026a84c"/>
    </style:style>
    <style:style style:name="T96" style:family="text">
      <style:text-properties style:text-position="0% 100%" officeooo:rsid="0026f3a4"/>
    </style:style>
    <style:style style:name="T97" style:family="text">
      <style:text-properties style:text-position="0% 100%" officeooo:rsid="0028dafe"/>
    </style:style>
    <style:style style:name="T98" style:family="text">
      <style:text-properties style:text-position="33% 58%" style:font-name="Times New Roman" fo:language="en" fo:country="GB" officeooo:rsid="0013d54a" style:font-name-asian="Times New Roman1" style:font-name-complex="Times New Roman1"/>
    </style:style>
    <style:style style:name="T99" style:family="text">
      <style:text-properties style:text-position="33% 58%" officeooo:rsid="0026a84c"/>
    </style:style>
    <style:style style:name="T100" style:family="text">
      <style:text-properties style:text-position="33% 58%" officeooo:rsid="0026f3a4"/>
    </style:style>
    <style:style style:name="T101" style:family="text">
      <style:text-properties style:text-position="33% 58%" officeooo:rsid="0028dafe"/>
    </style:style>
    <style:style style:name="T102" style:family="text">
      <style:text-properties fo:font-style="italic" style:font-style-asian="italic"/>
    </style:style>
    <style:style style:name="T103" style:family="text">
      <style:text-properties fo:font-weight="bold" style:font-weight-asian="bold"/>
    </style:style>
    <style:style style:name="T104" style:family="text">
      <style:text-properties officeooo:rsid="0026a84c"/>
    </style:style>
    <style:style style:name="T105" style:family="text">
      <style:text-properties officeooo:rsid="0026f3a4"/>
    </style:style>
    <style:style style:name="T106" style:family="text">
      <style:text-properties officeooo:rsid="00275b20"/>
    </style:style>
    <style:style style:name="T107" style:family="text">
      <style:text-properties officeooo:rsid="0028dafe"/>
    </style:style>
    <style:style style:name="T108" style:family="text">
      <style:text-properties officeooo:rsid="004452cf"/>
    </style:style>
    <style:style style:name="fr1" style:family="graphic" style:parent-style-name="Frame">
      <style:graphic-properties fo:margin-left="0.0791in" fo:margin-right="0.0791in" fo:margin-top="0.0791in" fo:margin-bottom="0.0791in" style:run-through="foreground" style:wrap="run-through" style:number-wrapped-paragraphs="no-limit" style:vertical-pos="from-top" style:vertical-rel="paragraph" style:horizontal-pos="from-left" style:horizontal-rel="paragraph" fo:background-color="#d8d8d8" style:background-transparency="0%" draw:fill="solid" draw:fill-color="#d8d8d8" draw:opacity="100%" fo:padding-left="0.1in" fo:padding-right="0.1in" fo:padding-top="0.05in" fo:padding-bottom="0.05in" fo:border="0.74pt solid #000000" style:writing-mode="lr-tb"/>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text:span text:style-name="T62">Part B-1</text:span><text:span text:style-name="T93"> </text:span></text:p>
      <text:p text:style-name="P43"/>
      <text:p text:style-name="P16"><text:span text:style-name="T63">1. Excellence</text:span><text:span text:style-name="T64"> <text:s/></text:span><text:span text:style-name="T63"><text:s/></text:span></text:p>
      <text:p text:style-name="P17"><text:s/></text:p>
      <text:list xml:id="list148974743" text:style-name="WWNum1">
        <text:list-item>
          <text:list>
            <text:list-item>
              <text:p text:style-name="P48">Quality and pertinence of the project’s research and innovation objectives (and the extent to which they are ambitious, and go beyond the state of the art)</text:p>
            </text:list-item>
          </text:list>
        </text:list-item>
      </text:list>
      <text:p text:style-name="P29">Introduction</text:p>
      <text:p text:style-name="P28"><text:span text:style-name="T7">A</text:span><text:span text:style-name="T70">ctive matter, </text:span><text:span text:style-name="T72">denoting collections of actively moving particles,</text:span><text:span text:style-name="T70"> </text:span><text:span text:style-name="T69">is </text:span><text:span text:style-name="T70">an emerging subject of study at the interface between </text:span><text:span text:style-name="T69">soft matter</text:span><text:span text:style-name="T70"> physics and biology. </text:span><text:span text:style-name="T69">It has </text:span><text:span text:style-name="T73">been</text:span><text:span text:style-name="T69"> attract</text:span><text:span text:style-name="T73">ing</text:span><text:span text:style-name="T69"> increasing </text:span><text:span text:style-name="T8">interest</text:span><text:span text:style-name="T69"> </text:span><text:span text:style-name="T73">over the past few decades </text:span><text:span text:style-name="T74">due to its intriguing properties and applicability in a broad range of length scales, </text:span><text:span text:style-name="T75">from animals to tissues and cells</text:span><text:span text:style-name="T71">.</text:span><text:reference-mark-start text:name="ADDIN CSL_CITATION {&quot;citationItems&quot;: [{&quot;id&quot;: &quot;ITEM-1&quot;, &quot;itemData&quot;: {&quot;DOI&quot;: &quot;10.1146/annurev-conmatphys-070909-104101&quot;, &quot;ISSN&quot;: &quot;1947-5454&quot;, &quot;abstract&quot;: &quot;Active particles contain internal degrees of freedom with the ability to take in and dissipate energy and, in the process, execute systematic movement. Examples include all living organisms and their motile constituents such as molecular motors. This article reviews recent progress in applying the principles of nonequilibrium statistical mechanics and hydrodynamics to form a systematic theory of the behaviour of collections of active particles -- active matter -- with only minimal regard to microscopic details. A unified view of the many kinds of active matter is presented, encompassing not only living systems but inanimate analogues. Theory and experiment are discussed side by side.&quot;, &quot;author&quot;: [{&quot;dropping-particle&quot;: &quot;&quot;, &quot;family&quot;: &quot;Ramaswamy&quot;, &quot;given&quot;: &quot;Sriram&quot;, &quot;non-dropping-particle&quot;: &quot;&quot;, &quot;parse-names&quot;: false, &quot;suffix&quot;: &quot;&quot;}], &quot;container-title&quot;: &quot;Annual Review of Condensed Matter Physics&quot;, &quot;id&quot;: &quot;ITEM-1&quot;, &quot;issue&quot;: &quot;1&quot;, &quot;issued&quot;: {&quot;date-parts&quot;: [[&quot;2010&quot;]]}, &quot;page&quot;: &quot;323-345&quot;, &quot;title&quot;: &quot;The Mechanics and Statistics of Active Matter&quot;, &quot;type&quot;: &quot;article-journal&quot;, &quot;volume&quot;: &quot;1&quot;}, &quot;uris&quot;: [&quot;http://www.mendeley.com/documents/?uuid=18773532-9d3e-48a5-b88e-4870187be1c1&quot;]}, {&quot;id&quot;: &quot;ITEM-2&quot;, &quot;itemData&quot;: {&quot;DOI&quot;: &quot;10.1103/RevModPhys.85.1143&quot;, &quot;ISBN&quot;: &quot;0034-6861&quot;, &quot;ISSN&quot;: &quot;00346861&quot;, &quot;abstract&quot;: &quot;This review summarizes theoretical progress in the field of active matter, placing it in the context of recent experiments. This approach offers a unified framework for the mechanical and statistical properties of living matter: biofilaments and molecular motors in vitro or in vivo, collections of motile microorganisms, animal flocks, and chemical or mechanical imitations. A major goal of this review is to integrate several approaches proposed in the literature, from semimicroscopic to phenomenological. In particular, first considered are \&quot;dry\&quot; systems, defined as those where momentum is not conserved due to friction with a substrate or an embedding porous medium. The differences and similarities between two types of orientationally ordered states, the nematic and the polar, are clarified. Next, the active hydrodynamics of suspensions or \&quot;wet\&quot; systems is discussed and the relation with and difference from the dry case, as well as various large-scale instabilities of these nonequilibrium states of matter, are highlighted. Further highlighted are various large-scale instabilities of these nonequilibrium states of matter. Various semimicroscopic derivations of the continuum theory are discussed and connected, highlighting the unifying and generic nature of the continuum model. Throughout the review, the experimental relevance of these theories for describing bacterial swarms and suspensions, the cytoskeleton of living cells, and vibrated granular material is discussed. Promising extensions toward greater realism in specific contexts from cell biology to animal behavior are suggested, and remarks are given on some exotic active-matter analogs. Last, the outlook for a quantitative understanding of active matter, through the interplay of detailed theory with controlled experiments on simplified systems, with living or artificial constituents, is summarized. \u00a9 2013 American Physical Society.&quot;, &quot;author&quot;: [{&quot;dropping-particle&quot;: &quot;&quot;, &quot;family&quot;: &quot;Marchetti&quot;, &quot;given&quot;: &quot;M. C.&quot;, &quot;non-dropping-particle&quot;: &quot;&quot;, &quot;parse-names&quot;: false, &quot;suffix&quot;: &quot;&quot;}, {&quot;dropping-particle&quot;: &quot;&quot;, &quot;family&quot;: &quot;Joanny&quot;, &quot;given&quot;: &quot;J. F.&quot;, &quot;non-dropping-particle&quot;: &quot;&quot;, &quot;parse-names&quot;: false, &quot;suffix&quot;: &quot;&quot;}, {&quot;dropping-particle&quot;: &quot;&quot;, &quot;family&quot;: &quot;Ramaswamy&quot;, &quot;given&quot;: &quot;S.&quot;, &quot;non-dropping-particle&quot;: &quot;&quot;, &quot;parse-names&quot;: false, &quot;suffix&quot;: &quot;&quot;}, {&quot;dropping-particle&quot;: &quot;&quot;, &quot;family&quot;: &quot;Liverpool&quot;, &quot;given&quot;: &quot;T. B.&quot;, &quot;non-dropping-particle&quot;: &quot;&quot;, &quot;parse-names&quot;: false, &quot;suffix&quot;: &quot;&quot;}, {&quot;dropping-particle&quot;: &quot;&quot;, &quot;family&quot;: &quot;Prost&quot;, &quot;given&quot;: &quot;J.&quot;, &quot;non-dropping-particle&quot;: &quot;&quot;, &quot;parse-names&quot;: false, &quot;suffix&quot;: &quot;&quot;}, {&quot;dropping-particle&quot;: &quot;&quot;, &quot;family&quot;: &quot;Rao&quot;, &quot;given&quot;: &quot;Madan&quot;, &quot;non-dropping-particle&quot;: &quot;&quot;, &quot;parse-names&quot;: false, &quot;suffix&quot;: &quot;&quot;}, {&quot;dropping-particle&quot;: &quot;&quot;, &quot;family&quot;: &quot;Simha&quot;, &quot;given&quot;: &quot;R. Aditi&quot;, &quot;non-dropping-particle&quot;: &quot;&quot;, &quot;parse-names&quot;: false, &quot;suffix&quot;: &quot;&quot;}], &quot;container-title&quot;: &quot;Reviews of Modern Physics&quot;, &quot;id&quot;: &quot;ITEM-2&quot;, &quot;issue&quot;: &quot;3&quot;, &quot;issued&quot;: {&quot;date-parts&quot;: [[&quot;2013&quot;]]}, &quot;page&quot;: &quot;1143-1189&quot;, &quot;title&quot;: &quot;Hydrodynamics of soft active matter&quot;, &quot;type&quot;: &quot;article-journal&quot;, &quot;volume&quot;: &quot;85&quot;}, &quot;uris&quot;: [&quot;http://www.mendeley.com/documents/?uuid=80d467e0-dbe8-4019-909e-5713847507d1&quot;]}, {&quot;id&quot;: &quot;ITEM-3&quot;, &quot;itemData&quot;: {&quot;DOI&quot;: &quot;10.1103/RevModPhys.88.045006&quot;, &quot;ISSN&quot;: &quot;15390756&quot;, &quot;abstract&quot;: &quot;Differently from passive Brownian particles, active particles, also known as self-propelled Brownian particles or microswimmers and nanoswimmers, are capable of taking up energy from their environment and converting it into directed motion. Because of this constant flow of energy, their behavior can be explained and understood only within the framework of nonequilibrium physics. In the biological realm, many cells perform directed motion, for example, as a way to browse for nutrients or to avoid toxins. Inspired by these motile microorganisms, researchers have been developing artificial particles that feature similar swimming behaviors based on different mechanisms. These man-made micromachines and nanomachines hold a great potential as autonomous agents for health care, sustainability, and security applications. With a focus on the basic physical features of the interactions of self-propelled Brownian particles with a crowded and complex environment, this comprehensive review will provide a guided tour through its basic principles, the development of artificial self-propelling microparticles and nanoparticles, and their application to the study of nonequilibrium phenomena, as well as the open challenges that the field is currently facing.&quot;, &quot;author&quot;: [{&quot;dropping-particle&quot;: &quot;&quot;, &quot;family&quot;: &quot;Bechinger&quot;, &quot;given&quot;: &quot;Clemens&quot;, &quot;non-dropping-particle&quot;: &quot;&quot;, &quot;parse-names&quot;: false, &quot;suffix&quot;: &quot;&quot;}, {&quot;dropping-particle&quot;: &quot;&quot;, &quot;family&quot;: &quot;Leonardo&quot;, &quot;given&quot;: &quot;Roberto&quot;, &quot;non-dropping-particle&quot;: &quot;Di&quot;, &quot;parse-names&quot;: false, &quot;suffix&quot;: &quot;&quot;}, {&quot;dropping-particle&quot;: &quot;&quot;, &quot;family&quot;: &quot;L\u00f6wen&quot;, &quot;given&quot;: &quot;Hartmut&quot;, &quot;non-dropping-particle&quot;: &quot;&quot;, &quot;parse-names&quot;: false, &quot;suffix&quot;: &quot;&quot;}, {&quot;dropping-particle&quot;: &quot;&quot;, &quot;family&quot;: &quot;Reichhardt&quot;, &quot;given&quot;: &quot;Charles&quot;, &quot;non-dropping-particle&quot;: &quot;&quot;, &quot;parse-names&quot;: false, &quot;suffix&quot;: &quot;&quot;}, {&quot;dropping-particle&quot;: &quot;&quot;, &quot;family&quot;: &quot;Volpe&quot;, &quot;given&quot;: &quot;Giorgio&quot;, &quot;non-dropping-particle&quot;: &quot;&quot;, &quot;parse-names&quot;: false, &quot;suffix&quot;: &quot;&quot;}, {&quot;dropping-particle&quot;: &quot;&quot;, &quot;family&quot;: &quot;Volpe&quot;, &quot;given&quot;: &quot;Giovanni&quot;, &quot;non-dropping-particle&quot;: &quot;&quot;, &quot;parse-names&quot;: false, &quot;suffix&quot;: &quot;&quot;}], &quot;container-title&quot;: &quot;Reviews of Modern Physics&quot;, &quot;id&quot;: &quot;ITEM-3&quot;, &quot;issue&quot;: &quot;4&quot;, &quot;issued&quot;: {&quot;date-parts&quot;: [[&quot;2016&quot;]]}, &quot;title&quot;: &quot;Active particles in complex and crowded environments&quot;, &quot;type&quot;: &quot;article-journal&quot;, &quot;volume&quot;: &quot;88&quot;}, &quot;uris&quot;: [&quot;http://www.mendeley.com/documents/?uuid=fe5fcb24-70db-447f-a7b0-c3514cae0bc5&quot;]}, {&quot;id&quot;: &quot;ITEM-4&quot;, &quot;itemData&quot;: {&quot;DOI&quot;: &quot;10.1088/1742-5468/aa6bc5&quot;, &quot;ISSN&quot;: &quot;17425468&quot;, &quot;abstract&quot;: &quot;The study of systems with sustained energy uptake and dissipation at the scale of the constituent particles is an area of central interest in nonequilibrium statistical physics. Identifying such systems as a distinct category - Active matter - unifies our understanding of autonomous collective movement in the living world and in some surprising inanimate imitations. In this article I present the active matter framework, briefly recall some early work, review our recent results on single-particle and collective behaviour, including experiments on active granular monolayers, and discuss new directions for the future.&quot;, &quot;author&quot;: [{&quot;dropping-particle&quot;: &quot;&quot;, &quot;family&quot;: &quot;Ramaswamy&quot;, &quot;given&quot;: &quot;Sriram&quot;, &quot;non-dropping-particle&quot;: &quot;&quot;, &quot;parse-names&quot;: false, &quot;suffix&quot;: &quot;&quot;}], &quot;container-title&quot;: &quot;Journal of Statistical Mechanics: Theory and Experiment&quot;, &quot;id&quot;: &quot;ITEM-4&quot;, &quot;issue&quot;: &quot;5&quot;, &quot;issued&quot;: {&quot;date-parts&quot;: [[&quot;2017&quot;]]}, &quot;publisher&quot;: &quot;IOP Publishing&quot;, &quot;title&quot;: &quot;Active matter&quot;, &quot;type&quot;: &quot;article-journal&quot;, &quot;volume&quot;: &quot;2017&quot;}, &quot;uris&quot;: [&quot;http://www.mendeley.com/documents/?uuid=3870e7b5-319f-45a3-bca1-47be76effb77&quot;]}], &quot;mendeley&quot;: {&quot;formattedCitation&quot;: &quot;&lt;sup&gt;1\u20134&lt;/sup&gt;&quot;, &quot;plainTextFormattedCitation&quot;: &quot;1\u20134&quot;, &quot;previouslyFormattedCitation&quot;: &quot;&lt;sup&gt;1\u20134&lt;/sup&gt;&quot;}, &quot;properties&quot;: {&quot;noteIndex&quot;: 0}, &quot;schema&quot;: &quot;https://github.com/citation-style-language/schema/raw/master/csl-citation.json&quot;} RNDfMqiYCRNQp"/><text:span text:style-name="T98">1–4</text:span><text:reference-mark-end text:name="ADDIN CSL_CITATION {&quot;citationItems&quot;: [{&quot;id&quot;: &quot;ITEM-1&quot;, &quot;itemData&quot;: {&quot;DOI&quot;: &quot;10.1146/annurev-conmatphys-070909-104101&quot;, &quot;ISSN&quot;: &quot;1947-5454&quot;, &quot;abstract&quot;: &quot;Active particles contain internal degrees of freedom with the ability to take in and dissipate energy and, in the process, execute systematic movement. Examples include all living organisms and their motile constituents such as molecular motors. This article reviews recent progress in applying the principles of nonequilibrium statistical mechanics and hydrodynamics to form a systematic theory of the behaviour of collections of active particles -- active matter -- with only minimal regard to microscopic details. A unified view of the many kinds of active matter is presented, encompassing not only living systems but inanimate analogues. Theory and experiment are discussed side by side.&quot;, &quot;author&quot;: [{&quot;dropping-particle&quot;: &quot;&quot;, &quot;family&quot;: &quot;Ramaswamy&quot;, &quot;given&quot;: &quot;Sriram&quot;, &quot;non-dropping-particle&quot;: &quot;&quot;, &quot;parse-names&quot;: false, &quot;suffix&quot;: &quot;&quot;}], &quot;container-title&quot;: &quot;Annual Review of Condensed Matter Physics&quot;, &quot;id&quot;: &quot;ITEM-1&quot;, &quot;issue&quot;: &quot;1&quot;, &quot;issued&quot;: {&quot;date-parts&quot;: [[&quot;2010&quot;]]}, &quot;page&quot;: &quot;323-345&quot;, &quot;title&quot;: &quot;The Mechanics and Statistics of Active Matter&quot;, &quot;type&quot;: &quot;article-journal&quot;, &quot;volume&quot;: &quot;1&quot;}, &quot;uris&quot;: [&quot;http://www.mendeley.com/documents/?uuid=18773532-9d3e-48a5-b88e-4870187be1c1&quot;]}, {&quot;id&quot;: &quot;ITEM-2&quot;, &quot;itemData&quot;: {&quot;DOI&quot;: &quot;10.1103/RevModPhys.85.1143&quot;, &quot;ISBN&quot;: &quot;0034-6861&quot;, &quot;ISSN&quot;: &quot;00346861&quot;, &quot;abstract&quot;: &quot;This review summarizes theoretical progress in the field of active matter, placing it in the context of recent experiments. This approach offers a unified framework for the mechanical and statistical properties of living matter: biofilaments and molecular motors in vitro or in vivo, collections of motile microorganisms, animal flocks, and chemical or mechanical imitations. A major goal of this review is to integrate several approaches proposed in the literature, from semimicroscopic to phenomenological. In particular, first considered are \&quot;dry\&quot; systems, defined as those where momentum is not conserved due to friction with a substrate or an embedding porous medium. The differences and similarities between two types of orientationally ordered states, the nematic and the polar, are clarified. Next, the active hydrodynamics of suspensions or \&quot;wet\&quot; systems is discussed and the relation with and difference from the dry case, as well as various large-scale instabilities of these nonequilibrium states of matter, are highlighted. Further highlighted are various large-scale instabilities of these nonequilibrium states of matter. Various semimicroscopic derivations of the continuum theory are discussed and connected, highlighting the unifying and generic nature of the continuum model. Throughout the review, the experimental relevance of these theories for describing bacterial swarms and suspensions, the cytoskeleton of living cells, and vibrated granular material is discussed. Promising extensions toward greater realism in specific contexts from cell biology to animal behavior are suggested, and remarks are given on some exotic active-matter analogs. Last, the outlook for a quantitative understanding of active matter, through the interplay of detailed theory with controlled experiments on simplified systems, with living or artificial constituents, is summarized. \u00a9 2013 American Physical Society.&quot;, &quot;author&quot;: [{&quot;dropping-particle&quot;: &quot;&quot;, &quot;family&quot;: &quot;Marchetti&quot;, &quot;given&quot;: &quot;M. C.&quot;, &quot;non-dropping-particle&quot;: &quot;&quot;, &quot;parse-names&quot;: false, &quot;suffix&quot;: &quot;&quot;}, {&quot;dropping-particle&quot;: &quot;&quot;, &quot;family&quot;: &quot;Joanny&quot;, &quot;given&quot;: &quot;J. F.&quot;, &quot;non-dropping-particle&quot;: &quot;&quot;, &quot;parse-names&quot;: false, &quot;suffix&quot;: &quot;&quot;}, {&quot;dropping-particle&quot;: &quot;&quot;, &quot;family&quot;: &quot;Ramaswamy&quot;, &quot;given&quot;: &quot;S.&quot;, &quot;non-dropping-particle&quot;: &quot;&quot;, &quot;parse-names&quot;: false, &quot;suffix&quot;: &quot;&quot;}, {&quot;dropping-particle&quot;: &quot;&quot;, &quot;family&quot;: &quot;Liverpool&quot;, &quot;given&quot;: &quot;T. B.&quot;, &quot;non-dropping-particle&quot;: &quot;&quot;, &quot;parse-names&quot;: false, &quot;suffix&quot;: &quot;&quot;}, {&quot;dropping-particle&quot;: &quot;&quot;, &quot;family&quot;: &quot;Prost&quot;, &quot;given&quot;: &quot;J.&quot;, &quot;non-dropping-particle&quot;: &quot;&quot;, &quot;parse-names&quot;: false, &quot;suffix&quot;: &quot;&quot;}, {&quot;dropping-particle&quot;: &quot;&quot;, &quot;family&quot;: &quot;Rao&quot;, &quot;given&quot;: &quot;Madan&quot;, &quot;non-dropping-particle&quot;: &quot;&quot;, &quot;parse-names&quot;: false, &quot;suffix&quot;: &quot;&quot;}, {&quot;dropping-particle&quot;: &quot;&quot;, &quot;family&quot;: &quot;Simha&quot;, &quot;given&quot;: &quot;R. Aditi&quot;, &quot;non-dropping-particle&quot;: &quot;&quot;, &quot;parse-names&quot;: false, &quot;suffix&quot;: &quot;&quot;}], &quot;container-title&quot;: &quot;Reviews of Modern Physics&quot;, &quot;id&quot;: &quot;ITEM-2&quot;, &quot;issue&quot;: &quot;3&quot;, &quot;issued&quot;: {&quot;date-parts&quot;: [[&quot;2013&quot;]]}, &quot;page&quot;: &quot;1143-1189&quot;, &quot;title&quot;: &quot;Hydrodynamics of soft active matter&quot;, &quot;type&quot;: &quot;article-journal&quot;, &quot;volume&quot;: &quot;85&quot;}, &quot;uris&quot;: [&quot;http://www.mendeley.com/documents/?uuid=80d467e0-dbe8-4019-909e-5713847507d1&quot;]}, {&quot;id&quot;: &quot;ITEM-3&quot;, &quot;itemData&quot;: {&quot;DOI&quot;: &quot;10.1103/RevModPhys.88.045006&quot;, &quot;ISSN&quot;: &quot;15390756&quot;, &quot;abstract&quot;: &quot;Differently from passive Brownian particles, active particles, also known as self-propelled Brownian particles or microswimmers and nanoswimmers, are capable of taking up energy from their environment and converting it into directed motion. Because of this constant flow of energy, their behavior can be explained and understood only within the framework of nonequilibrium physics. In the biological realm, many cells perform directed motion, for example, as a way to browse for nutrients or to avoid toxins. Inspired by these motile microorganisms, researchers have been developing artificial particles that feature similar swimming behaviors based on different mechanisms. These man-made micromachines and nanomachines hold a great potential as autonomous agents for health care, sustainability, and security applications. With a focus on the basic physical features of the interactions of self-propelled Brownian particles with a crowded and complex environment, this comprehensive review will provide a guided tour through its basic principles, the development of artificial self-propelling microparticles and nanoparticles, and their application to the study of nonequilibrium phenomena, as well as the open challenges that the field is currently facing.&quot;, &quot;author&quot;: [{&quot;dropping-particle&quot;: &quot;&quot;, &quot;family&quot;: &quot;Bechinger&quot;, &quot;given&quot;: &quot;Clemens&quot;, &quot;non-dropping-particle&quot;: &quot;&quot;, &quot;parse-names&quot;: false, &quot;suffix&quot;: &quot;&quot;}, {&quot;dropping-particle&quot;: &quot;&quot;, &quot;family&quot;: &quot;Leonardo&quot;, &quot;given&quot;: &quot;Roberto&quot;, &quot;non-dropping-particle&quot;: &quot;Di&quot;, &quot;parse-names&quot;: false, &quot;suffix&quot;: &quot;&quot;}, {&quot;dropping-particle&quot;: &quot;&quot;, &quot;family&quot;: &quot;L\u00f6wen&quot;, &quot;given&quot;: &quot;Hartmut&quot;, &quot;non-dropping-particle&quot;: &quot;&quot;, &quot;parse-names&quot;: false, &quot;suffix&quot;: &quot;&quot;}, {&quot;dropping-particle&quot;: &quot;&quot;, &quot;family&quot;: &quot;Reichhardt&quot;, &quot;given&quot;: &quot;Charles&quot;, &quot;non-dropping-particle&quot;: &quot;&quot;, &quot;parse-names&quot;: false, &quot;suffix&quot;: &quot;&quot;}, {&quot;dropping-particle&quot;: &quot;&quot;, &quot;family&quot;: &quot;Volpe&quot;, &quot;given&quot;: &quot;Giorgio&quot;, &quot;non-dropping-particle&quot;: &quot;&quot;, &quot;parse-names&quot;: false, &quot;suffix&quot;: &quot;&quot;}, {&quot;dropping-particle&quot;: &quot;&quot;, &quot;family&quot;: &quot;Volpe&quot;, &quot;given&quot;: &quot;Giovanni&quot;, &quot;non-dropping-particle&quot;: &quot;&quot;, &quot;parse-names&quot;: false, &quot;suffix&quot;: &quot;&quot;}], &quot;container-title&quot;: &quot;Reviews of Modern Physics&quot;, &quot;id&quot;: &quot;ITEM-3&quot;, &quot;issue&quot;: &quot;4&quot;, &quot;issued&quot;: {&quot;date-parts&quot;: [[&quot;2016&quot;]]}, &quot;title&quot;: &quot;Active particles in complex and crowded environments&quot;, &quot;type&quot;: &quot;article-journal&quot;, &quot;volume&quot;: &quot;88&quot;}, &quot;uris&quot;: [&quot;http://www.mendeley.com/documents/?uuid=fe5fcb24-70db-447f-a7b0-c3514cae0bc5&quot;]}, {&quot;id&quot;: &quot;ITEM-4&quot;, &quot;itemData&quot;: {&quot;DOI&quot;: &quot;10.1088/1742-5468/aa6bc5&quot;, &quot;ISSN&quot;: &quot;17425468&quot;, &quot;abstract&quot;: &quot;The study of systems with sustained energy uptake and dissipation at the scale of the constituent particles is an area of central interest in nonequilibrium statistical physics. Identifying such systems as a distinct category - Active matter - unifies our understanding of autonomous collective movement in the living world and in some surprising inanimate imitations. In this article I present the active matter framework, briefly recall some early work, review our recent results on single-particle and collective behaviour, including experiments on active granular monolayers, and discuss new directions for the future.&quot;, &quot;author&quot;: [{&quot;dropping-particle&quot;: &quot;&quot;, &quot;family&quot;: &quot;Ramaswamy&quot;, &quot;given&quot;: &quot;Sriram&quot;, &quot;non-dropping-particle&quot;: &quot;&quot;, &quot;parse-names&quot;: false, &quot;suffix&quot;: &quot;&quot;}], &quot;container-title&quot;: &quot;Journal of Statistical Mechanics: Theory and Experiment&quot;, &quot;id&quot;: &quot;ITEM-4&quot;, &quot;issue&quot;: &quot;5&quot;, &quot;issued&quot;: {&quot;date-parts&quot;: [[&quot;2017&quot;]]}, &quot;publisher&quot;: &quot;IOP Publishing&quot;, &quot;title&quot;: &quot;Active matter&quot;, &quot;type&quot;: &quot;article-journal&quot;, &quot;volume&quot;: &quot;2017&quot;}, &quot;uris&quot;: [&quot;http://www.mendeley.com/documents/?uuid=3870e7b5-319f-45a3-bca1-47be76effb77&quot;]}], &quot;mendeley&quot;: {&quot;formattedCitation&quot;: &quot;&lt;sup&gt;1\u20134&lt;/sup&gt;&quot;, &quot;plainTextFormattedCitation&quot;: &quot;1\u20134&quot;, &quot;previouslyFormattedCitation&quot;: &quot;&lt;sup&gt;1\u20134&lt;/sup&gt;&quot;}, &quot;properties&quot;: {&quot;noteIndex&quot;: 0}, &quot;schema&quot;: &quot;https://github.com/citation-style-language/schema/raw/master/csl-citation.json&quot;} RNDfMqiYCRNQp"/><text:span text:style-name="T72">⁠ </text:span><text:span text:style-name="T74">I</text:span><text:span text:style-name="T73">ts study </text:span><text:span text:style-name="T75">can deepen our understanding of processes such as tissue formation and cancer growth. The knowledge of active matter </text:span><text:span text:style-name="T73">has </text:span><text:span text:style-name="T74">also</text:span><text:span text:style-name="T73"> </text:span><text:span text:style-name="T75">uncovered</text:span><text:span text:style-name="T8"> promising applications in </text:span><text:span text:style-name="T9">many fields, such as medicine and </text:span><text:span text:style-name="T10">robotics</text:span><text:span text:style-name="T9">.</text:span><text:reference-mark-start text:name="ADDIN CSL_CITATION {&quot;citationItems&quot;: [{&quot;id&quot;: &quot;ITEM-1&quot;, &quot;itemData&quot;: {&quot;DOI&quot;: &quot;10.1016/j.nantod.2019.100836&quot;, &quot;ISSN&quot;: &quot;1878044X&quot;, &quot;abstract&quot;: &quot;Nanotherapies based on micelles, liposomes, polymersomes, nanocapsules, magnetic nanoparticles, and noble metal nanoparticles have been at the forefront of drug delivery in the past few decades. Some of these nanopharmaceuticals have been commercially applied to treat a wide range of diseases, from dry eye syndrome to cancer. However, the majority involve particles that are passive, meaning that they do not change shape, and they lack motility; the static features can limit their therapeutic efficacy. In this review, we take a critical look at an emerging field that seeks to utilize active matter for therapeutics. In this context, active matter can be broadly referred to as micro or nanosized constructs that energetically react with their environment or external fields and translate, rotate, vibrate or change shape. Essentially, the recent literature suggests that such particles could significantly augment present-day drug delivery, by enhancing transport and increasing permeability across anatomical barriers by transporting drugs within solid tumor microenvironments or disrupting cardiovascular plaque. We discuss examples of such particles and link the transport and permeability properties of active matter to potential therapeutic applications in the context of two major diseases, namely cancer and heart disease. We also discuss potential challenges, opportunities, and translational hurdles.&quot;, &quot;author&quot;: [{&quot;dropping-particle&quot;: &quot;&quot;, &quot;family&quot;: &quot;Ghosh&quot;, &quot;given&quot;: &quot;Arijit&quot;, &quot;non-dropping-particle&quot;: &quot;&quot;, &quot;parse-names&quot;: false, &quot;suffix&quot;: &quot;&quot;}, {&quot;dropping-particle&quot;: &quot;&quot;, &quot;family&quot;: &quot;Xu&quot;, &quot;given&quot;: &quot;Weinan&quot;, &quot;non-dropping-particle&quot;: &quot;&quot;, &quot;parse-names&quot;: false, &quot;suffix&quot;: &quot;&quot;}, {&quot;dropping-particle&quot;: &quot;&quot;, &quot;family&quot;: &quot;Gupta&quot;, &quot;given&quot;: &quot;Neha&quot;, &quot;non-dropping-particle&quot;: &quot;&quot;, &quot;parse-names&quot;: false, &quot;suffix&quot;: &quot;&quot;}, {&quot;dropping-particle&quot;: &quot;&quot;, &quot;family&quot;: &quot;Gracias&quot;, &quot;given&quot;: &quot;David H.&quot;, &quot;non-dropping-particle&quot;: &quot;&quot;, &quot;parse-names&quot;: false, &quot;suffix&quot;: &quot;&quot;}], &quot;container-title&quot;: &quot;Nano Today&quot;, &quot;id&quot;: &quot;ITEM-1&quot;, &quot;issued&quot;: {&quot;date-parts&quot;: [[&quot;2020&quot;]]}, &quot;title&quot;: &quot;Active matter therapeutics&quot;, &quot;type&quot;: &quot;article-journal&quot;, &quot;volume&quot;: &quot;31&quot;}, &quot;uris&quot;: [&quot;http://www.mendeley.com/documents/?uuid=56aa5632-b008-41de-aa6a-08f20dc435ae&quot;]}, {&quot;id&quot;: &quot;ITEM-2&quot;, &quot;itemData&quot;: {&quot;DOI&quot;: &quot;10.1126/science.abc6182&quot;, &quot;ISSN&quot;: &quot;10959203&quot;, &quot;PMID&quot;: &quot;33384378&quot;, &quot;abstract&quot;: &quot;Self-organization is frequently observed in active collectives as varied as ant rafts and molecular motor assemblies. General principles describing self-organization away from equilibrium have been challenging to identify. We offer a unifying framework that models the behavior of complex systems as largely random while capturing their configuration-dependent response to external forcing. This allows derivation of a Boltzmann-like principle for understanding and manipulating driven self-organization. We validate our predictions experimentally, with the use of shape-changing robotic active matter, and outline a methodology for controlling collective behavior. Our findings highlight how emergent order depends sensitively on the matching between external patterns of forcing and internal dynamical response properties, pointing toward future approaches for the design and control of active particle mixtures and metamaterials.&quot;, &quot;author&quot;: [{&quot;dropping-particle&quot;: &quot;&quot;, &quot;family&quot;: &quot;Chvykov&quot;, &quot;given&quot;: &quot;Pavel&quot;, &quot;non-dropping-particle&quot;: &quot;&quot;, &quot;parse-names&quot;: false, &quot;suffix&quot;: &quot;&quot;}, {&quot;dropping-particle&quot;: &quot;&quot;, &quot;family&quot;: &quot;Berrueta&quot;, &quot;given&quot;: &quot;Thomas A.&quot;, &quot;non-dropping-particle&quot;: &quot;&quot;, &quot;parse-names&quot;: false, &quot;suffix&quot;: &quot;&quot;}, {&quot;dropping-particle&quot;: &quot;&quot;, &quot;family&quot;: &quot;Vardhan&quot;, &quot;given&quot;: &quot;Akash&quot;, &quot;non-dropping-particle&quot;: &quot;&quot;, &quot;parse-names&quot;: false, &quot;suffix&quot;: &quot;&quot;}, {&quot;dropping-particle&quot;: &quot;&quot;, &quot;family&quot;: &quot;Savoie&quot;, &quot;given&quot;: &quot;William&quot;, &quot;non-dropping-particle&quot;: &quot;&quot;, &quot;parse-names&quot;: false, &quot;suffix&quot;: &quot;&quot;}, {&quot;dropping-particle&quot;: &quot;&quot;, &quot;family&quot;: &quot;Samland&quot;, &quot;given&quot;: &quot;Alexander&quot;, &quot;non-dropping-particle&quot;: &quot;&quot;, &quot;parse-names&quot;: false, &quot;suffix&quot;: &quot;&quot;}, {&quot;dropping-particle&quot;: &quot;&quot;, &quot;family&quot;: &quot;Murphey&quot;, &quot;given&quot;: &quot;Todd D.&quot;, &quot;non-dropping-particle&quot;: &quot;&quot;, &quot;parse-names&quot;: false, &quot;suffix&quot;: &quot;&quot;}, {&quot;dropping-particle&quot;: &quot;&quot;, &quot;family&quot;: &quot;Wiesenfeld&quot;, &quot;given&quot;: &quot;Kurt&quot;, &quot;non-dropping-particle&quot;: &quot;&quot;, &quot;parse-names&quot;: false, &quot;suffix&quot;: &quot;&quot;}, {&quot;dropping-particle&quot;: &quot;&quot;, &quot;family&quot;: &quot;Goldman&quot;, &quot;given&quot;: &quot;Daniel I.&quot;, &quot;non-dropping-particle&quot;: &quot;&quot;, &quot;parse-names&quot;: false, &quot;suffix&quot;: &quot;&quot;}, {&quot;dropping-particle&quot;: &quot;&quot;, &quot;family&quot;: &quot;England&quot;, &quot;given&quot;: &quot;Jeremy L.&quot;, &quot;non-dropping-particle&quot;: &quot;&quot;, &quot;parse-names&quot;: false, &quot;suffix&quot;: &quot;&quot;}], &quot;container-title&quot;: &quot;Science&quot;, &quot;id&quot;: &quot;ITEM-2&quot;, &quot;issue&quot;: &quot;6524&quot;, &quot;issued&quot;: {&quot;date-parts&quot;: [[&quot;2021&quot;]]}, &quot;note&quot;: &quot;robotics&quot;, &quot;page&quot;: &quot;90-95&quot;, &quot;title&quot;: &quot;Low rattling: A predictive principle for self-organization in active collectives&quot;, &quot;type&quot;: &quot;article-journal&quot;, &quot;volume&quot;: &quot;371&quot;}, &quot;uris&quot;: [&quot;http://www.mendeley.com/documents/?uuid=130e0ef6-75f3-4521-9332-9dc682cc2e46&quot;]}], &quot;mendeley&quot;: {&quot;formattedCitation&quot;: &quot;&lt;sup&gt;5,6&lt;/sup&gt;&quot;, &quot;plainTextFormattedCitation&quot;: &quot;5,6&quot;, &quot;previouslyFormattedCitation&quot;: &quot;&lt;sup&gt;5,6&lt;/sup&gt;&quot;}, &quot;properties&quot;: {&quot;noteIndex&quot;: 0}, &quot;schema&quot;: &quot;https://github.com/citation-style-language/schema/raw/master/csl-citation.json&quot;} RNDkL4Cff5fl2"/><text:span text:style-name="T41">5,6</text:span><text:reference-mark-end text:name="ADDIN CSL_CITATION {&quot;citationItems&quot;: [{&quot;id&quot;: &quot;ITEM-1&quot;, &quot;itemData&quot;: {&quot;DOI&quot;: &quot;10.1016/j.nantod.2019.100836&quot;, &quot;ISSN&quot;: &quot;1878044X&quot;, &quot;abstract&quot;: &quot;Nanotherapies based on micelles, liposomes, polymersomes, nanocapsules, magnetic nanoparticles, and noble metal nanoparticles have been at the forefront of drug delivery in the past few decades. Some of these nanopharmaceuticals have been commercially applied to treat a wide range of diseases, from dry eye syndrome to cancer. However, the majority involve particles that are passive, meaning that they do not change shape, and they lack motility; the static features can limit their therapeutic efficacy. In this review, we take a critical look at an emerging field that seeks to utilize active matter for therapeutics. In this context, active matter can be broadly referred to as micro or nanosized constructs that energetically react with their environment or external fields and translate, rotate, vibrate or change shape. Essentially, the recent literature suggests that such particles could significantly augment present-day drug delivery, by enhancing transport and increasing permeability across anatomical barriers by transporting drugs within solid tumor microenvironments or disrupting cardiovascular plaque. We discuss examples of such particles and link the transport and permeability properties of active matter to potential therapeutic applications in the context of two major diseases, namely cancer and heart disease. We also discuss potential challenges, opportunities, and translational hurdles.&quot;, &quot;author&quot;: [{&quot;dropping-particle&quot;: &quot;&quot;, &quot;family&quot;: &quot;Ghosh&quot;, &quot;given&quot;: &quot;Arijit&quot;, &quot;non-dropping-particle&quot;: &quot;&quot;, &quot;parse-names&quot;: false, &quot;suffix&quot;: &quot;&quot;}, {&quot;dropping-particle&quot;: &quot;&quot;, &quot;family&quot;: &quot;Xu&quot;, &quot;given&quot;: &quot;Weinan&quot;, &quot;non-dropping-particle&quot;: &quot;&quot;, &quot;parse-names&quot;: false, &quot;suffix&quot;: &quot;&quot;}, {&quot;dropping-particle&quot;: &quot;&quot;, &quot;family&quot;: &quot;Gupta&quot;, &quot;given&quot;: &quot;Neha&quot;, &quot;non-dropping-particle&quot;: &quot;&quot;, &quot;parse-names&quot;: false, &quot;suffix&quot;: &quot;&quot;}, {&quot;dropping-particle&quot;: &quot;&quot;, &quot;family&quot;: &quot;Gracias&quot;, &quot;given&quot;: &quot;David H.&quot;, &quot;non-dropping-particle&quot;: &quot;&quot;, &quot;parse-names&quot;: false, &quot;suffix&quot;: &quot;&quot;}], &quot;container-title&quot;: &quot;Nano Today&quot;, &quot;id&quot;: &quot;ITEM-1&quot;, &quot;issued&quot;: {&quot;date-parts&quot;: [[&quot;2020&quot;]]}, &quot;title&quot;: &quot;Active matter therapeutics&quot;, &quot;type&quot;: &quot;article-journal&quot;, &quot;volume&quot;: &quot;31&quot;}, &quot;uris&quot;: [&quot;http://www.mendeley.com/documents/?uuid=56aa5632-b008-41de-aa6a-08f20dc435ae&quot;]}, {&quot;id&quot;: &quot;ITEM-2&quot;, &quot;itemData&quot;: {&quot;DOI&quot;: &quot;10.1126/science.abc6182&quot;, &quot;ISSN&quot;: &quot;10959203&quot;, &quot;PMID&quot;: &quot;33384378&quot;, &quot;abstract&quot;: &quot;Self-organization is frequently observed in active collectives as varied as ant rafts and molecular motor assemblies. General principles describing self-organization away from equilibrium have been challenging to identify. We offer a unifying framework that models the behavior of complex systems as largely random while capturing their configuration-dependent response to external forcing. This allows derivation of a Boltzmann-like principle for understanding and manipulating driven self-organization. We validate our predictions experimentally, with the use of shape-changing robotic active matter, and outline a methodology for controlling collective behavior. Our findings highlight how emergent order depends sensitively on the matching between external patterns of forcing and internal dynamical response properties, pointing toward future approaches for the design and control of active particle mixtures and metamaterials.&quot;, &quot;author&quot;: [{&quot;dropping-particle&quot;: &quot;&quot;, &quot;family&quot;: &quot;Chvykov&quot;, &quot;given&quot;: &quot;Pavel&quot;, &quot;non-dropping-particle&quot;: &quot;&quot;, &quot;parse-names&quot;: false, &quot;suffix&quot;: &quot;&quot;}, {&quot;dropping-particle&quot;: &quot;&quot;, &quot;family&quot;: &quot;Berrueta&quot;, &quot;given&quot;: &quot;Thomas A.&quot;, &quot;non-dropping-particle&quot;: &quot;&quot;, &quot;parse-names&quot;: false, &quot;suffix&quot;: &quot;&quot;}, {&quot;dropping-particle&quot;: &quot;&quot;, &quot;family&quot;: &quot;Vardhan&quot;, &quot;given&quot;: &quot;Akash&quot;, &quot;non-dropping-particle&quot;: &quot;&quot;, &quot;parse-names&quot;: false, &quot;suffix&quot;: &quot;&quot;}, {&quot;dropping-particle&quot;: &quot;&quot;, &quot;family&quot;: &quot;Savoie&quot;, &quot;given&quot;: &quot;William&quot;, &quot;non-dropping-particle&quot;: &quot;&quot;, &quot;parse-names&quot;: false, &quot;suffix&quot;: &quot;&quot;}, {&quot;dropping-particle&quot;: &quot;&quot;, &quot;family&quot;: &quot;Samland&quot;, &quot;given&quot;: &quot;Alexander&quot;, &quot;non-dropping-particle&quot;: &quot;&quot;, &quot;parse-names&quot;: false, &quot;suffix&quot;: &quot;&quot;}, {&quot;dropping-particle&quot;: &quot;&quot;, &quot;family&quot;: &quot;Murphey&quot;, &quot;given&quot;: &quot;Todd D.&quot;, &quot;non-dropping-particle&quot;: &quot;&quot;, &quot;parse-names&quot;: false, &quot;suffix&quot;: &quot;&quot;}, {&quot;dropping-particle&quot;: &quot;&quot;, &quot;family&quot;: &quot;Wiesenfeld&quot;, &quot;given&quot;: &quot;Kurt&quot;, &quot;non-dropping-particle&quot;: &quot;&quot;, &quot;parse-names&quot;: false, &quot;suffix&quot;: &quot;&quot;}, {&quot;dropping-particle&quot;: &quot;&quot;, &quot;family&quot;: &quot;Goldman&quot;, &quot;given&quot;: &quot;Daniel I.&quot;, &quot;non-dropping-particle&quot;: &quot;&quot;, &quot;parse-names&quot;: false, &quot;suffix&quot;: &quot;&quot;}, {&quot;dropping-particle&quot;: &quot;&quot;, &quot;family&quot;: &quot;England&quot;, &quot;given&quot;: &quot;Jeremy L.&quot;, &quot;non-dropping-particle&quot;: &quot;&quot;, &quot;parse-names&quot;: false, &quot;suffix&quot;: &quot;&quot;}], &quot;container-title&quot;: &quot;Science&quot;, &quot;id&quot;: &quot;ITEM-2&quot;, &quot;issue&quot;: &quot;6524&quot;, &quot;issued&quot;: {&quot;date-parts&quot;: [[&quot;2021&quot;]]}, &quot;note&quot;: &quot;robotics&quot;, &quot;page&quot;: &quot;90-95&quot;, &quot;title&quot;: &quot;Low rattling: A predictive principle for self-organization in active collectives&quot;, &quot;type&quot;: &quot;article-journal&quot;, &quot;volume&quot;: &quot;371&quot;}, &quot;uris&quot;: [&quot;http://www.mendeley.com/documents/?uuid=130e0ef6-75f3-4521-9332-9dc682cc2e46&quot;]}], &quot;mendeley&quot;: {&quot;formattedCitation&quot;: &quot;&lt;sup&gt;5,6&lt;/sup&gt;&quot;, &quot;plainTextFormattedCitation&quot;: &quot;5,6&quot;, &quot;previouslyFormattedCitation&quot;: &quot;&lt;sup&gt;5,6&lt;/sup&gt;&quot;}, &quot;properties&quot;: {&quot;noteIndex&quot;: 0}, &quot;schema&quot;: &quot;https://github.com/citation-style-language/schema/raw/master/csl-citation.json&quot;} RNDkL4Cff5fl2"/><text:span text:style-name="T41">⁠</text:span></text:p>
      <text:p text:style-name="P30">Active matter is constantly drive out of equilibrium due to the energy injection at single particle scale. <text:span text:style-name="T104">The consequences of being out of equilibrium are most obvious when active particles are in complex environments, especially under confinement. For example,</text:span><text:span text:style-name="T106"> </text:span><text:span text:style-name="T104">bacteria in a microchannel under flow tend to swim against the flow direction, known as the upstream swimming phenomenon; </text:span><text:reference-mark-start text:name="ADDIN CSL_CITATION {&quot;citationItems&quot;: [{&quot;id&quot;: &quot;ITEM-1&quot;, &quot;itemData&quot;: {&quot;DOI&quot;: &quot;10.1103/PhysRevLett.98.068101&quot;, &quot;ISBN&quot;: &quot;0031-9007&quot;, &quot;ISSN&quot;: &quot;00319007&quot;, &quot;PMID&quot;: &quot;17358984&quot;, &quot;abstract&quot;: &quot;Escherichia coli in shear flow near a surface are shown to exhibit a steady propensity to swim towards the left (within the relative coordinate system) of that surface. This phenomenon depends solely on the local shear rate on the surface, and leads to cells eventually aligning and swimming upstream preferentially along a left sidewall or crevice in a wide range of flow conditions. The results indicate that flow-assisted translation and upstream swimming along surfaces might be relevant in various models of bacterial transport, such as in pyelonephritis and bacterial migration in wet soil and aquatic environments in general. \u00a9 2007 The American Physical Society.&quot;, &quot;author&quot;: [{&quot;dropping-particle&quot;: &quot;&quot;, &quot;family&quot;: &quot;Hill&quot;, &quot;given&quot;: &quot;Jane&quot;, &quot;non-dropping-particle&quot;: &quot;&quot;, &quot;parse-names&quot;: false, &quot;suffix&quot;: &quot;&quot;}, {&quot;dropping-particle&quot;: &quot;&quot;, &quot;family&quot;: &quot;Kalkanci&quot;, &quot;given&quot;: &quot;Ozge&quot;, &quot;non-dropping-particle&quot;: &quot;&quot;, &quot;parse-names&quot;: false, &quot;suffix&quot;: &quot;&quot;}, {&quot;dropping-particle&quot;: &quot;&quot;, &quot;family&quot;: &quot;McMurry&quot;, &quot;given&quot;: &quot;Jonathan L.&quot;, &quot;non-dropping-particle&quot;: &quot;&quot;, &quot;parse-names&quot;: false, &quot;suffix&quot;: &quot;&quot;}, {&quot;dropping-particle&quot;: &quot;&quot;, &quot;family&quot;: &quot;Koser&quot;, &quot;given&quot;: &quot;Hur&quot;, &quot;non-dropping-particle&quot;: &quot;&quot;, &quot;parse-names&quot;: false, &quot;suffix&quot;: &quot;&quot;}], &quot;container-title&quot;: &quot;Physical Review Letters&quot;, &quot;id&quot;: &quot;ITEM-1&quot;, &quot;issue&quot;: &quot;6&quot;, &quot;issued&quot;: {&quot;date-parts&quot;: [[&quot;2007&quot;]]}, &quot;page&quot;: &quot;068101&quot;, &quot;title&quot;: &quot;Hydrodynamic surface interactions enable escherichia coli to seek efficient routes to swim upstream&quot;, &quot;type&quot;: &quot;article-journal&quot;, &quot;volume&quot;: &quot;98&quot;}, &quot;uris&quot;: [&quot;http://www.mendeley.com/documents/?uuid=aca59116-f393-4a88-800f-f80af3418a9a&quot;]}, {&quot;id&quot;: &quot;ITEM-2&quot;, &quot;itemData&quot;: {&quot;DOI&quot;: &quot;10.1016/j.bpj.2012.03.001&quot;, &quot;ISSN&quot;: &quot;00063495&quot;, &quot;PMID&quot;: &quot;22500751&quot;, &quot;abstract&quot;: &quot;We provide an experimental demonstration of positive rheotaxis (rapid and continuous upstream motility) in wild-type Escherichia coli freely swimming over a surface. This hydrodynamic phenomenon is dominant below a critical shear rate and robust against Brownian motion and cell tumbling. We deduce that individual bacteria entering a flow system can rapidly migrate upstream (&gt;20 \u03bcm/s) much faster than a gradually advancing biofilm. Given a bacterial population with a distribution of sizes and swim speeds, local shear rate near the surface determines the dominant hydrodynamic mode for motility, i.e., circular or random trajectories for low shear rates, positive rheotaxis for moderate flow, and sideways swimming at higher shear rates. Faster swimmers can move upstream more rapidly and at higher shear rates, as expected. Interestingly, we also find on average that both swim speed and upstream motility are independent of cell aspect ratio. \u00a9 2012 Biophysical Society.&quot;, &quot;author&quot;: [{&quot;dropping-particle&quot;: &quot;&quot;, &quot;family&quot;: &quot;Kaya&quot;, &quot;given&quot;: &quot;Tolga&quot;, &quot;non-dropping-particle&quot;: &quot;&quot;, &quot;parse-names&quot;: false, &quot;suffix&quot;: &quot;&quot;}, {&quot;dropping-particle&quot;: &quot;&quot;, &quot;family&quot;: &quot;Koser&quot;, &quot;given&quot;: &quot;Hur&quot;, &quot;non-dropping-particle&quot;: &quot;&quot;, &quot;parse-names&quot;: false, &quot;suffix&quot;: &quot;&quot;}], &quot;container-title&quot;: &quot;Biophysical Journal&quot;, &quot;id&quot;: &quot;ITEM-2&quot;, &quot;issue&quot;: &quot;7&quot;, &quot;issued&quot;: {&quot;date-parts&quot;: [[&quot;2012&quot;]]}, &quot;page&quot;: &quot;1514-1523&quot;, &quot;publisher&quot;: &quot;Biophysical Society&quot;, &quot;title&quot;: &quot;Direct upstream motility in Escherichia coli&quot;, &quot;type&quot;: &quot;article-journal&quot;, &quot;volume&quot;: &quot;102&quot;}, &quot;uris&quot;: [&quot;http://www.mendeley.com/documents/?uuid=4ed916e2-6227-4265-8505-5f35dbd4d781&quot;]}], &quot;mendeley&quot;: {&quot;formattedCitation&quot;: &quot;&lt;sup&gt;7,8&lt;/sup&gt;&quot;, &quot;plainTextFormattedCitation&quot;: &quot;7,8&quot;, &quot;previouslyFormattedCitation&quot;: &quot;&lt;sup&gt;7,8&lt;/sup&gt;&quot;}, &quot;properties&quot;: {&quot;noteIndex&quot;: 0}, &quot;schema&quot;: &quot;https://github.com/citation-style-language/schema/raw/master/csl-citation.json&quot;} RND1UWKofj8K6"/><text:span text:style-name="T99">7,8</text:span><text:reference-mark-end text:name="ADDIN CSL_CITATION {&quot;citationItems&quot;: [{&quot;id&quot;: &quot;ITEM-1&quot;, &quot;itemData&quot;: {&quot;DOI&quot;: &quot;10.1103/PhysRevLett.98.068101&quot;, &quot;ISBN&quot;: &quot;0031-9007&quot;, &quot;ISSN&quot;: &quot;00319007&quot;, &quot;PMID&quot;: &quot;17358984&quot;, &quot;abstract&quot;: &quot;Escherichia coli in shear flow near a surface are shown to exhibit a steady propensity to swim towards the left (within the relative coordinate system) of that surface. This phenomenon depends solely on the local shear rate on the surface, and leads to cells eventually aligning and swimming upstream preferentially along a left sidewall or crevice in a wide range of flow conditions. The results indicate that flow-assisted translation and upstream swimming along surfaces might be relevant in various models of bacterial transport, such as in pyelonephritis and bacterial migration in wet soil and aquatic environments in general. \u00a9 2007 The American Physical Society.&quot;, &quot;author&quot;: [{&quot;dropping-particle&quot;: &quot;&quot;, &quot;family&quot;: &quot;Hill&quot;, &quot;given&quot;: &quot;Jane&quot;, &quot;non-dropping-particle&quot;: &quot;&quot;, &quot;parse-names&quot;: false, &quot;suffix&quot;: &quot;&quot;}, {&quot;dropping-particle&quot;: &quot;&quot;, &quot;family&quot;: &quot;Kalkanci&quot;, &quot;given&quot;: &quot;Ozge&quot;, &quot;non-dropping-particle&quot;: &quot;&quot;, &quot;parse-names&quot;: false, &quot;suffix&quot;: &quot;&quot;}, {&quot;dropping-particle&quot;: &quot;&quot;, &quot;family&quot;: &quot;McMurry&quot;, &quot;given&quot;: &quot;Jonathan L.&quot;, &quot;non-dropping-particle&quot;: &quot;&quot;, &quot;parse-names&quot;: false, &quot;suffix&quot;: &quot;&quot;}, {&quot;dropping-particle&quot;: &quot;&quot;, &quot;family&quot;: &quot;Koser&quot;, &quot;given&quot;: &quot;Hur&quot;, &quot;non-dropping-particle&quot;: &quot;&quot;, &quot;parse-names&quot;: false, &quot;suffix&quot;: &quot;&quot;}], &quot;container-title&quot;: &quot;Physical Review Letters&quot;, &quot;id&quot;: &quot;ITEM-1&quot;, &quot;issue&quot;: &quot;6&quot;, &quot;issued&quot;: {&quot;date-parts&quot;: [[&quot;2007&quot;]]}, &quot;page&quot;: &quot;068101&quot;, &quot;title&quot;: &quot;Hydrodynamic surface interactions enable escherichia coli to seek efficient routes to swim upstream&quot;, &quot;type&quot;: &quot;article-journal&quot;, &quot;volume&quot;: &quot;98&quot;}, &quot;uris&quot;: [&quot;http://www.mendeley.com/documents/?uuid=aca59116-f393-4a88-800f-f80af3418a9a&quot;]}, {&quot;id&quot;: &quot;ITEM-2&quot;, &quot;itemData&quot;: {&quot;DOI&quot;: &quot;10.1016/j.bpj.2012.03.001&quot;, &quot;ISSN&quot;: &quot;00063495&quot;, &quot;PMID&quot;: &quot;22500751&quot;, &quot;abstract&quot;: &quot;We provide an experimental demonstration of positive rheotaxis (rapid and continuous upstream motility) in wild-type Escherichia coli freely swimming over a surface. This hydrodynamic phenomenon is dominant below a critical shear rate and robust against Brownian motion and cell tumbling. We deduce that individual bacteria entering a flow system can rapidly migrate upstream (&gt;20 \u03bcm/s) much faster than a gradually advancing biofilm. Given a bacterial population with a distribution of sizes and swim speeds, local shear rate near the surface determines the dominant hydrodynamic mode for motility, i.e., circular or random trajectories for low shear rates, positive rheotaxis for moderate flow, and sideways swimming at higher shear rates. Faster swimmers can move upstream more rapidly and at higher shear rates, as expected. Interestingly, we also find on average that both swim speed and upstream motility are independent of cell aspect ratio. \u00a9 2012 Biophysical Society.&quot;, &quot;author&quot;: [{&quot;dropping-particle&quot;: &quot;&quot;, &quot;family&quot;: &quot;Kaya&quot;, &quot;given&quot;: &quot;Tolga&quot;, &quot;non-dropping-particle&quot;: &quot;&quot;, &quot;parse-names&quot;: false, &quot;suffix&quot;: &quot;&quot;}, {&quot;dropping-particle&quot;: &quot;&quot;, &quot;family&quot;: &quot;Koser&quot;, &quot;given&quot;: &quot;Hur&quot;, &quot;non-dropping-particle&quot;: &quot;&quot;, &quot;parse-names&quot;: false, &quot;suffix&quot;: &quot;&quot;}], &quot;container-title&quot;: &quot;Biophysical Journal&quot;, &quot;id&quot;: &quot;ITEM-2&quot;, &quot;issue&quot;: &quot;7&quot;, &quot;issued&quot;: {&quot;date-parts&quot;: [[&quot;2012&quot;]]}, &quot;page&quot;: &quot;1514-1523&quot;, &quot;publisher&quot;: &quot;Biophysical Society&quot;, &quot;title&quot;: &quot;Direct upstream motility in Escherichia coli&quot;, &quot;type&quot;: &quot;article-journal&quot;, &quot;volume&quot;: &quot;102&quot;}, &quot;uris&quot;: [&quot;http://www.mendeley.com/documents/?uuid=4ed916e2-6227-4265-8505-5f35dbd4d781&quot;]}], &quot;mendeley&quot;: {&quot;formattedCitation&quot;: &quot;&lt;sup&gt;7,8&lt;/sup&gt;&quot;, &quot;plainTextFormattedCitation&quot;: &quot;7,8&quot;, &quot;previouslyFormattedCitation&quot;: &quot;&lt;sup&gt;7,8&lt;/sup&gt;&quot;}, &quot;properties&quot;: {&quot;noteIndex&quot;: 0}, &quot;schema&quot;: &quot;https://github.com/citation-style-language/schema/raw/master/csl-citation.json&quot;} RND1UWKofj8K6"/><text:span text:style-name="T104">⁠ </text:span><text:span text:style-name="T105">dense actin filaments driven by molecular motor </text:span><text:span text:style-name="T104">in a microchannel </text:span><text:span text:style-name="T105">form coherent flow spontaneously;</text:span><text:reference-mark-start text:name="ADDIN CSL_CITATION {&quot;citationItems&quot;: [{&quot;id&quot;: &quot;ITEM-1&quot;, &quot;itemData&quot;: {&quot;DOI&quot;: &quot;10.1126/science.aal1979&quot;, &quot;ISBN&quot;: &quot;0036-8075&quot;, &quot;ISSN&quot;: &quot;10959203&quot;, &quot;PMID&quot;: &quot;28302861&quot;, &quot;abstract&quot;: &quot;Transport of fluid through a pipe is essential for the operation of macroscale machines and microfluidic devices. Conventional fluids only flow in response to external pressure. We demonstrate that an active isotropic fluid, composed of microtubules and molecular motors, autonomously flows through meter-long three-dimensional channels.We establish control over the magnitude, velocity profile, and direction of the self-organized flows and correlate these to the structure of the extensile microtubule bundles. The inherently three-dimensional transition from bulk-turbulent to confined-coherent flows occurs concomitantly with a transition in the bundle orientational order near the surface and is controlled by a scale-invariant criterion related to the channel profile.The nonequilibrium transition of confined isotropic active fluids can be used to engineer self-organized soft machines.&quot;, &quot;author&quot;: [{&quot;dropping-particle&quot;: &quot;&quot;, &quot;family&quot;: &quot;Wu&quot;, &quot;given&quot;: &quot;Kun Ta&quot;, &quot;non-dropping-particle&quot;: &quot;&quot;, &quot;parse-names&quot;: false, &quot;suffix&quot;: &quot;&quot;}, {&quot;dropping-particle&quot;: &quot;&quot;, &quot;family&quot;: &quot;Hishamunda&quot;, &quot;given&quot;: &quot;Jean Bernard&quot;, &quot;non-dropping-particle&quot;: &quot;&quot;, &quot;parse-names&quot;: false, &quot;suffix&quot;: &quot;&quot;}, {&quot;dropping-particle&quot;: &quot;&quot;, &quot;family&quot;: &quot;Chen&quot;, &quot;given&quot;: &quot;Daniel T.N.&quot;, &quot;non-dropping-particle&quot;: &quot;&quot;, &quot;parse-names&quot;: false, &quot;suffix&quot;: &quot;&quot;}, {&quot;dropping-particle&quot;: &quot;&quot;, &quot;family&quot;: &quot;DeCamp&quot;, &quot;given&quot;: &quot;Stephen J.&quot;, &quot;non-dropping-particle&quot;: &quot;&quot;, &quot;parse-names&quot;: false, &quot;suffix&quot;: &quot;&quot;}, {&quot;dropping-particle&quot;: &quot;&quot;, &quot;family&quot;: &quot;Chang&quot;, &quot;given&quot;: &quot;Ya Wen&quot;, &quot;non-dropping-particle&quot;: &quot;&quot;, &quot;parse-names&quot;: false, &quot;suffix&quot;: &quot;&quot;}, {&quot;dropping-particle&quot;: &quot;&quot;, &quot;family&quot;: &quot;Fern\u00e1ndez-Nieves&quot;, &quot;given&quot;: &quot;Alberto&quot;, &quot;non-dropping-particle&quot;: &quot;&quot;, &quot;parse-names&quot;: false, &quot;suffix&quot;: &quot;&quot;}, {&quot;dropping-particle&quot;: &quot;&quot;, &quot;family&quot;: &quot;Fraden&quot;, &quot;given&quot;: &quot;Seth&quot;, &quot;non-dropping-particle&quot;: &quot;&quot;, &quot;parse-names&quot;: false, &quot;suffix&quot;: &quot;&quot;}, {&quot;dropping-particle&quot;: &quot;&quot;, &quot;family&quot;: &quot;Dogic&quot;, &quot;given&quot;: &quot;Zvonimir&quot;, &quot;non-dropping-particle&quot;: &quot;&quot;, &quot;parse-names&quot;: false, &quot;suffix&quot;: &quot;&quot;}], &quot;container-title&quot;: &quot;Science&quot;, &quot;id&quot;: &quot;ITEM-1&quot;, &quot;issue&quot;: &quot;6331&quot;, &quot;issued&quot;: {&quot;date-parts&quot;: [[&quot;2017&quot;]]}, &quot;title&quot;: &quot;Transition from turbulent to coherent flows in confined three-dimensional active fluids&quot;, &quot;type&quot;: &quot;article-journal&quot;, &quot;volume&quot;: &quot;355&quot;}, &quot;uris&quot;: [&quot;http://www.mendeley.com/documents/?uuid=44561246-94d5-42a5-a7db-f8c7f2fa7372&quot;]}], &quot;mendeley&quot;: {&quot;formattedCitation&quot;: &quot;&lt;sup&gt;9&lt;/sup&gt;&quot;, &quot;plainTextFormattedCitation&quot;: &quot;9&quot;, &quot;previouslyFormattedCitation&quot;: &quot;&lt;sup&gt;9&lt;/sup&gt;&quot;}, &quot;properties&quot;: {&quot;noteIndex&quot;: 0}, &quot;schema&quot;: &quot;https://github.com/citation-style-language/schema/raw/master/csl-citation.json&quot;} RNDprOO8ThB6I"/><text:span text:style-name="T100">9</text:span><text:reference-mark-end text:name="ADDIN CSL_CITATION {&quot;citationItems&quot;: [{&quot;id&quot;: &quot;ITEM-1&quot;, &quot;itemData&quot;: {&quot;DOI&quot;: &quot;10.1126/science.aal1979&quot;, &quot;ISBN&quot;: &quot;0036-8075&quot;, &quot;ISSN&quot;: &quot;10959203&quot;, &quot;PMID&quot;: &quot;28302861&quot;, &quot;abstract&quot;: &quot;Transport of fluid through a pipe is essential for the operation of macroscale machines and microfluidic devices. Conventional fluids only flow in response to external pressure. We demonstrate that an active isotropic fluid, composed of microtubules and molecular motors, autonomously flows through meter-long three-dimensional channels.We establish control over the magnitude, velocity profile, and direction of the self-organized flows and correlate these to the structure of the extensile microtubule bundles. The inherently three-dimensional transition from bulk-turbulent to confined-coherent flows occurs concomitantly with a transition in the bundle orientational order near the surface and is controlled by a scale-invariant criterion related to the channel profile.The nonequilibrium transition of confined isotropic active fluids can be used to engineer self-organized soft machines.&quot;, &quot;author&quot;: [{&quot;dropping-particle&quot;: &quot;&quot;, &quot;family&quot;: &quot;Wu&quot;, &quot;given&quot;: &quot;Kun Ta&quot;, &quot;non-dropping-particle&quot;: &quot;&quot;, &quot;parse-names&quot;: false, &quot;suffix&quot;: &quot;&quot;}, {&quot;dropping-particle&quot;: &quot;&quot;, &quot;family&quot;: &quot;Hishamunda&quot;, &quot;given&quot;: &quot;Jean Bernard&quot;, &quot;non-dropping-particle&quot;: &quot;&quot;, &quot;parse-names&quot;: false, &quot;suffix&quot;: &quot;&quot;}, {&quot;dropping-particle&quot;: &quot;&quot;, &quot;family&quot;: &quot;Chen&quot;, &quot;given&quot;: &quot;Daniel T.N.&quot;, &quot;non-dropping-particle&quot;: &quot;&quot;, &quot;parse-names&quot;: false, &quot;suffix&quot;: &quot;&quot;}, {&quot;dropping-particle&quot;: &quot;&quot;, &quot;family&quot;: &quot;DeCamp&quot;, &quot;given&quot;: &quot;Stephen J.&quot;, &quot;non-dropping-particle&quot;: &quot;&quot;, &quot;parse-names&quot;: false, &quot;suffix&quot;: &quot;&quot;}, {&quot;dropping-particle&quot;: &quot;&quot;, &quot;family&quot;: &quot;Chang&quot;, &quot;given&quot;: &quot;Ya Wen&quot;, &quot;non-dropping-particle&quot;: &quot;&quot;, &quot;parse-names&quot;: false, &quot;suffix&quot;: &quot;&quot;}, {&quot;dropping-particle&quot;: &quot;&quot;, &quot;family&quot;: &quot;Fern\u00e1ndez-Nieves&quot;, &quot;given&quot;: &quot;Alberto&quot;, &quot;non-dropping-particle&quot;: &quot;&quot;, &quot;parse-names&quot;: false, &quot;suffix&quot;: &quot;&quot;}, {&quot;dropping-particle&quot;: &quot;&quot;, &quot;family&quot;: &quot;Fraden&quot;, &quot;given&quot;: &quot;Seth&quot;, &quot;non-dropping-particle&quot;: &quot;&quot;, &quot;parse-names&quot;: false, &quot;suffix&quot;: &quot;&quot;}, {&quot;dropping-particle&quot;: &quot;&quot;, &quot;family&quot;: &quot;Dogic&quot;, &quot;given&quot;: &quot;Zvonimir&quot;, &quot;non-dropping-particle&quot;: &quot;&quot;, &quot;parse-names&quot;: false, &quot;suffix&quot;: &quot;&quot;}], &quot;container-title&quot;: &quot;Science&quot;, &quot;id&quot;: &quot;ITEM-1&quot;, &quot;issue&quot;: &quot;6331&quot;, &quot;issued&quot;: {&quot;date-parts&quot;: [[&quot;2017&quot;]]}, &quot;title&quot;: &quot;Transition from turbulent to coherent flows in confined three-dimensional active fluids&quot;, &quot;type&quot;: &quot;article-journal&quot;, &quot;volume&quot;: &quot;355&quot;}, &quot;uris&quot;: [&quot;http://www.mendeley.com/documents/?uuid=44561246-94d5-42a5-a7db-f8c7f2fa7372&quot;]}], &quot;mendeley&quot;: {&quot;formattedCitation&quot;: &quot;&lt;sup&gt;9&lt;/sup&gt;&quot;, &quot;plainTextFormattedCitation&quot;: &quot;9&quot;, &quot;previouslyFormattedCitation&quot;: &quot;&lt;sup&gt;9&lt;/sup&gt;&quot;}, &quot;properties&quot;: {&quot;noteIndex&quot;: 0}, &quot;schema&quot;: &quot;https://github.com/citation-style-language/schema/raw/master/csl-citation.json&quot;} RNDprOO8ThB6I"/><text:span text:style-name="T105">⁠ </text:span><text:span text:style-name="T107">the “pressure” exerted by active particles on their surrounding walls highly depends on the precise particle-wall interactions.</text:span><text:reference-mark-start text:name="ADDIN CSL_CITATION {&quot;citationItems&quot;: [{&quot;id&quot;: &quot;ITEM-1&quot;, &quot;itemData&quot;: {&quot;DOI&quot;: &quot;10.1038/nphys3377&quot;, &quot;ISSN&quot;: &quot;17452481&quot;, &quot;abstract&quot;: &quot;Pressure is the mechanical force per unit area that a confined system exerts on its container. In thermal equilibrium, it depends only on bulk properties - such as density and temperature - through an equation of state. Here we show that in a wide class of active systems the pressure depends on the precise interactions between the active particles and the confining walls. In general, therefore, active fluids have no equation of state. Their mechanical pressure exhibits anomalous properties that defy the familiar thermodynamic reasoning that holds in equilibrium. The pressure remains a function of state, however, in some specific and well-studied active models that tacitly restrict the character of the particle-wall and/or particle-particle interactions.&quot;, &quot;author&quot;: [{&quot;dropping-particle&quot;: &quot;&quot;, &quot;family&quot;: &quot;Solon&quot;, &quot;given&quot;: &quot;A. P.&quot;, &quot;non-dropping-particle&quot;: &quot;&quot;, &quot;parse-names&quot;: false, &quot;suffix&quot;: &quot;&quot;}, {&quot;dropping-particle&quot;: &quot;&quot;, &quot;family&quot;: &quot;Fily&quot;, &quot;given&quot;: &quot;Y.&quot;, &quot;non-dropping-particle&quot;: &quot;&quot;, &quot;parse-names&quot;: false, &quot;suffix&quot;: &quot;&quot;}, {&quot;dropping-particle&quot;: &quot;&quot;, &quot;family&quot;: &quot;Baskaran&quot;, &quot;given&quot;: &quot;A.&quot;, &quot;non-dropping-particle&quot;: &quot;&quot;, &quot;parse-names&quot;: false, &quot;suffix&quot;: &quot;&quot;}, {&quot;dropping-particle&quot;: &quot;&quot;, &quot;family&quot;: &quot;Cates&quot;, &quot;given&quot;: &quot;M. E.&quot;, &quot;non-dropping-particle&quot;: &quot;&quot;, &quot;parse-names&quot;: false, &quot;suffix&quot;: &quot;&quot;}, {&quot;dropping-particle&quot;: &quot;&quot;, &quot;family&quot;: &quot;Kafri&quot;, &quot;given&quot;: &quot;Y.&quot;, &quot;non-dropping-particle&quot;: &quot;&quot;, &quot;parse-names&quot;: false, &quot;suffix&quot;: &quot;&quot;}, {&quot;dropping-particle&quot;: &quot;&quot;, &quot;family&quot;: &quot;Kardar&quot;, &quot;given&quot;: &quot;M.&quot;, &quot;non-dropping-particle&quot;: &quot;&quot;, &quot;parse-names&quot;: false, &quot;suffix&quot;: &quot;&quot;}, {&quot;dropping-particle&quot;: &quot;&quot;, &quot;family&quot;: &quot;Tailleur&quot;, &quot;given&quot;: &quot;J.&quot;, &quot;non-dropping-particle&quot;: &quot;&quot;, &quot;parse-names&quot;: false, &quot;suffix&quot;: &quot;&quot;}], &quot;container-title&quot;: &quot;Nature Physics&quot;, &quot;id&quot;: &quot;ITEM-1&quot;, &quot;issue&quot;: &quot;8&quot;, &quot;issued&quot;: {&quot;date-parts&quot;: [[&quot;2015&quot;]]}, &quot;page&quot;: &quot;673-678&quot;, &quot;title&quot;: &quot;Pressure is not a state function for generic active fluids&quot;, &quot;type&quot;: &quot;article-journal&quot;, &quot;volume&quot;: &quot;11&quot;}, &quot;uris&quot;: [&quot;http://www.mendeley.com/documents/?uuid=3d6ab9b9-fd01-42db-92b4-8f54bd7825c5&quot;]}], &quot;mendeley&quot;: {&quot;formattedCitation&quot;: &quot;&lt;sup&gt;10&lt;/sup&gt;&quot;, &quot;plainTextFormattedCitation&quot;: &quot;10&quot;, &quot;previouslyFormattedCitation&quot;: &quot;&lt;sup&gt;10&lt;/sup&gt;&quot;}, &quot;properties&quot;: {&quot;noteIndex&quot;: 0}, &quot;schema&quot;: &quot;https://github.com/citation-style-language/schema/raw/master/csl-citation.json&quot;} RNDrlDR961FN8"/><text:span text:style-name="T101">10</text:span><text:reference-mark-end text:name="ADDIN CSL_CITATION {&quot;citationItems&quot;: [{&quot;id&quot;: &quot;ITEM-1&quot;, &quot;itemData&quot;: {&quot;DOI&quot;: &quot;10.1038/nphys3377&quot;, &quot;ISSN&quot;: &quot;17452481&quot;, &quot;abstract&quot;: &quot;Pressure is the mechanical force per unit area that a confined system exerts on its container. In thermal equilibrium, it depends only on bulk properties - such as density and temperature - through an equation of state. Here we show that in a wide class of active systems the pressure depends on the precise interactions between the active particles and the confining walls. In general, therefore, active fluids have no equation of state. Their mechanical pressure exhibits anomalous properties that defy the familiar thermodynamic reasoning that holds in equilibrium. The pressure remains a function of state, however, in some specific and well-studied active models that tacitly restrict the character of the particle-wall and/or particle-particle interactions.&quot;, &quot;author&quot;: [{&quot;dropping-particle&quot;: &quot;&quot;, &quot;family&quot;: &quot;Solon&quot;, &quot;given&quot;: &quot;A. P.&quot;, &quot;non-dropping-particle&quot;: &quot;&quot;, &quot;parse-names&quot;: false, &quot;suffix&quot;: &quot;&quot;}, {&quot;dropping-particle&quot;: &quot;&quot;, &quot;family&quot;: &quot;Fily&quot;, &quot;given&quot;: &quot;Y.&quot;, &quot;non-dropping-particle&quot;: &quot;&quot;, &quot;parse-names&quot;: false, &quot;suffix&quot;: &quot;&quot;}, {&quot;dropping-particle&quot;: &quot;&quot;, &quot;family&quot;: &quot;Baskaran&quot;, &quot;given&quot;: &quot;A.&quot;, &quot;non-dropping-particle&quot;: &quot;&quot;, &quot;parse-names&quot;: false, &quot;suffix&quot;: &quot;&quot;}, {&quot;dropping-particle&quot;: &quot;&quot;, &quot;family&quot;: &quot;Cates&quot;, &quot;given&quot;: &quot;M. E.&quot;, &quot;non-dropping-particle&quot;: &quot;&quot;, &quot;parse-names&quot;: false, &quot;suffix&quot;: &quot;&quot;}, {&quot;dropping-particle&quot;: &quot;&quot;, &quot;family&quot;: &quot;Kafri&quot;, &quot;given&quot;: &quot;Y.&quot;, &quot;non-dropping-particle&quot;: &quot;&quot;, &quot;parse-names&quot;: false, &quot;suffix&quot;: &quot;&quot;}, {&quot;dropping-particle&quot;: &quot;&quot;, &quot;family&quot;: &quot;Kardar&quot;, &quot;given&quot;: &quot;M.&quot;, &quot;non-dropping-particle&quot;: &quot;&quot;, &quot;parse-names&quot;: false, &quot;suffix&quot;: &quot;&quot;}, {&quot;dropping-particle&quot;: &quot;&quot;, &quot;family&quot;: &quot;Tailleur&quot;, &quot;given&quot;: &quot;J.&quot;, &quot;non-dropping-particle&quot;: &quot;&quot;, &quot;parse-names&quot;: false, &quot;suffix&quot;: &quot;&quot;}], &quot;container-title&quot;: &quot;Nature Physics&quot;, &quot;id&quot;: &quot;ITEM-1&quot;, &quot;issue&quot;: &quot;8&quot;, &quot;issued&quot;: {&quot;date-parts&quot;: [[&quot;2015&quot;]]}, &quot;page&quot;: &quot;673-678&quot;, &quot;title&quot;: &quot;Pressure is not a state function for generic active fluids&quot;, &quot;type&quot;: &quot;article-journal&quot;, &quot;volume&quot;: &quot;11&quot;}, &quot;uris&quot;: [&quot;http://www.mendeley.com/documents/?uuid=3d6ab9b9-fd01-42db-92b4-8f54bd7825c5&quot;]}], &quot;mendeley&quot;: {&quot;formattedCitation&quot;: &quot;&lt;sup&gt;10&lt;/sup&gt;&quot;, &quot;plainTextFormattedCitation&quot;: &quot;10&quot;, &quot;previouslyFormattedCitation&quot;: &quot;&lt;sup&gt;10&lt;/sup&gt;&quot;}, &quot;properties&quot;: {&quot;noteIndex&quot;: 0}, &quot;schema&quot;: &quot;https://github.com/citation-style-language/schema/raw/master/csl-citation.json&quot;} RNDrlDR961FN8"/><text:span text:style-name="T107">⁠ </text:span></text:p>
      <text:p text:style-name="P51"><text:span text:style-name="T76">Having t</text:span><text:span text:style-name="T77">hese non-equilibrium features, </text:span><text:span text:style-name="T76">active matter</text:span><text:span text:style-name="T77"> </text:span><text:span text:style-name="T76">has the potential to advance technologies of great impact </text:span><text:span text:style-name="T78">in material and healthcare industries</text:span><text:span text:style-name="T76">. For example, engineering the self-organization of active matter can help synthesize materials with unprecedented micro- and nano- structure; </text:span><text:span text:style-name="T79">deep understanding of the behavior of active particles </text:span><text:span text:style-name="T11">in real-life settings</text:span><text:span text:style-name="T79"> can </text:span><text:span text:style-name="T11">lead to</text:span><text:span text:style-name="T79"> novel drug delivery technolog</text:span><text:span text:style-name="T78">ies and bioremediation solutions</text:span><text:span text:style-name="T79">. </text:span><text:span text:style-name="T78">However, to achieve the full of active matter, several imperative challenges need to be addressed, </text:span><text:span text:style-name="T80">among which </text:span><text:span text:style-name="T85">determining the </text:span><text:span text:style-name="T86"><text:s/></text:span><text:span text:style-name="T85">behavior of active particles in complex environments </text:span><text:span text:style-name="T87">is most</text:span><text:span text:style-name="T80"> challenging and potentially fruitful.</text:span></text:p>
      <text:p text:style-name="P52"><text:span text:style-name="T82">The challenge comes from the many-body nature and complex particle-particle and particle-wall interactions of active matter. </text:span><text:span text:style-name="T81">This complexity prevents the behav</text:span><text:span text:style-name="T84">io</text:span><text:span text:style-name="T81">r of active </text:span><text:span text:style-name="T12">particles </text:span><text:span text:style-name="T81">from being solved exactly. </text:span><text:span text:style-name="T83">Instead, much effort has been devoted to </text:span><text:span text:style-name="T13">borrowing tools from thermodynamics and using a statistical approach to understand active matter.</text:span><text:reference-mark-start text:name="ADDIN CSL_CITATION {&quot;citationItems&quot;: [{&quot;id&quot;: &quot;ITEM-1&quot;, &quot;itemData&quot;: {&quot;DOI&quot;: &quot;10.1103/PhysRevE.91.032117&quot;, &quot;ISSN&quot;: &quot;15502376&quot;, &quot;abstract&quot;: &quot;Self-propulsion allows living systems to display self-organization and unusual phase behavior. Unlike passive systems in thermal equilibrium, active matter systems are not constrained by conventional thermodynamic laws. A question arises, however, as to what extent, if any, can concepts from classical thermodynamics be applied to nonequilibrium systems like active matter. Here we use the new swim pressure perspective to develop a simple theory for predicting phase separation in active matter. Using purely mechanical arguments we generate a phase diagram with a spinodal and critical point, and define a nonequilibrium chemical potential to interpret the \&quot;binodal.\&quot; We provide a generalization of thermodynamic concepts like the free energy and temperature for nonequilibrium active systems. Our theory agrees with existing simulation data both qualitatively and quantitatively and may provide a framework for understanding and predicting the behavior of nonequilibrium active systems.&quot;, &quot;author&quot;: [{&quot;dropping-particle&quot;: &quot;&quot;, &quot;family&quot;: &quot;Takatori&quot;, &quot;given&quot;: &quot;S. C.&quot;, &quot;non-dropping-particle&quot;: &quot;&quot;, &quot;parse-names&quot;: false, &quot;suffix&quot;: &quot;&quot;}, {&quot;dropping-particle&quot;: &quot;&quot;, &quot;family&quot;: &quot;Brady&quot;, &quot;given&quot;: &quot;J. F.&quot;, &quot;non-dropping-particle&quot;: &quot;&quot;, &quot;parse-names&quot;: false, &quot;suffix&quot;: &quot;&quot;}], &quot;container-title&quot;: &quot;Physical Review E - Statistical, Nonlinear, and Soft Matter Physics&quot;, &quot;id&quot;: &quot;ITEM-1&quot;, &quot;issue&quot;: &quot;3&quot;, &quot;issued&quot;: {&quot;date-parts&quot;: [[&quot;2015&quot;]]}, &quot;page&quot;: &quot;032117&quot;, &quot;title&quot;: &quot;Towards a thermodynamics of active matter&quot;, &quot;type&quot;: &quot;article-journal&quot;, &quot;volume&quot;: &quot;91&quot;}, &quot;uris&quot;: [&quot;http://www.mendeley.com/documents/?uuid=e6ad6205-d41d-4929-bbe5-be194279dbd7&quot;]}, {&quot;id&quot;: &quot;ITEM-2&quot;, &quot;itemData&quot;: {&quot;DOI&quot;: &quot;10.1146/annurev-conmatphys-070909-104101&quot;, &quot;ISSN&quot;: &quot;1947-5454&quot;, &quot;abstract&quot;: &quot;Active particles contain internal degrees of freedom with the ability to take in and dissipate energy and, in the process, execute systematic movement. Examples include all living organisms and their motile constituents such as molecular motors. This article reviews recent progress in applying the principles of nonequilibrium statistical mechanics and hydrodynamics to form a systematic theory of the behaviour of collections of active particles -- active matter -- with only minimal regard to microscopic details. A unified view of the many kinds of active matter is presented, encompassing not only living systems but inanimate analogues. Theory and experiment are discussed side by side.&quot;, &quot;author&quot;: [{&quot;dropping-particle&quot;: &quot;&quot;, &quot;family&quot;: &quot;Ramaswamy&quot;, &quot;given&quot;: &quot;Sriram&quot;, &quot;non-dropping-particle&quot;: &quot;&quot;, &quot;parse-names&quot;: false, &quot;suffix&quot;: &quot;&quot;}], &quot;container-title&quot;: &quot;Annual Review of Condensed Matter Physics&quot;, &quot;id&quot;: &quot;ITEM-2&quot;, &quot;issue&quot;: &quot;1&quot;, &quot;issued&quot;: {&quot;date-parts&quot;: [[&quot;2010&quot;]]}, &quot;page&quot;: &quot;323-345&quot;, &quot;title&quot;: &quot;The Mechanics and Statistics of Active Matter&quot;, &quot;type&quot;: &quot;article-journal&quot;, &quot;volume&quot;: &quot;1&quot;}, &quot;uris&quot;: [&quot;http://www.mendeley.com/documents/?uuid=18773532-9d3e-48a5-b88e-4870187be1c1&quot;]}, {&quot;id&quot;: &quot;ITEM-3&quot;, &quot;itemData&quot;: {&quot;DOI&quot;: &quot;10.1039/c5sm01718a&quot;, &quot;ISSN&quot;: &quot;17446848&quot;, &quot;PMID&quot;: &quot;26387914&quot;, &quot;abstract&quot;: &quot;We present a stochastic description of a model of N mutually interacting active particles in the presence of external fields and characterize its steady state behavior in the absence of currents. To reproduce the effects of the experimentally observed persistence of the trajectories of the active particles we consider a Gaussian force having a non-vanishing correlation time \u03c4, whose finiteness is a measure of the activity of the system. With these ingredients we show that it is possible to develop a statistical mechanical approach similar to the one employed in the study of equilibrium liquids and to obtain the explicit form of the many-particle distribution function by means of the multidimensional unified colored noise approximation. Such a distribution plays a role analogous to the Gibbs distribution in equilibrium statistical mechanics and provides complete information about the microscopic state of the system. From here we develop a method to determine the one- and two-particle distribution functions in the spirit of the Born-Green-Yvon (BGY) equations of equilibrium statistical mechanics. The resulting equations which contain extra-correlations induced by the activity allow us to determine the stationary density profiles in the presence of external fields, the pair correlations and the pressure of active fluids. In the low density regime we obtained the effective pair potential \u03a6(r) acting between two isolated particles separated by a distance, r, showing the existence of an effective attraction between them induced by activity. Based on these results, in the second half of the paper we propose a mean field theory as an approach simpler than the BGY hierarchy and use it to derive a van der Waals expression of the equation of state.&quot;, &quot;author&quot;: [{&quot;dropping-particle&quot;: &quot;&quot;, &quot;family&quot;: &quot;Marini Bettolo Marconi&quot;, &quot;given&quot;: &quot;Umberto&quot;, &quot;non-dropping-particle&quot;: &quot;&quot;, &quot;parse-names&quot;: false, &quot;suffix&quot;: &quot;&quot;}, {&quot;dropping-particle&quot;: &quot;&quot;, &quot;family&quot;: &quot;Maggi&quot;, &quot;given&quot;: &quot;Claudio&quot;, &quot;non-dropping-particle&quot;: &quot;&quot;, &quot;parse-names&quot;: false, &quot;suffix&quot;: &quot;&quot;}], &quot;container-title&quot;: &quot;Soft Matter&quot;, &quot;id&quot;: &quot;ITEM-3&quot;, &quot;issue&quot;: &quot;45&quot;, &quot;issued&quot;: {&quot;date-parts&quot;: [[&quot;2015&quot;]]}, &quot;page&quot;: &quot;8768-8781&quot;, &quot;publisher&quot;: &quot;Royal Society of Chemistry&quot;, &quot;title&quot;: &quot;Towards a statistical mechanical theory of active fluids&quot;, &quot;type&quot;: &quot;article-journal&quot;, &quot;volume&quot;: &quot;11&quot;}, &quot;uris&quot;: [&quot;http://www.mendeley.com/documents/?uuid=21264d18-8e21-4431-a9f4-c0efef6f2844&quot;]}], &quot;mendeley&quot;: {&quot;formattedCitation&quot;: &quot;&lt;sup&gt;1,11,12&lt;/sup&gt;&quot;, &quot;plainTextFormattedCitation&quot;: &quot;1,11,12&quot;, &quot;previouslyFormattedCitation&quot;: &quot;&lt;sup&gt;1,11,12&lt;/sup&gt;&quot;}, &quot;properties&quot;: {&quot;noteIndex&quot;: 0}, &quot;schema&quot;: &quot;https://github.com/citation-style-language/schema/raw/master/csl-citation.json&quot;} RNDxrdVyCqBsA"/><text:span text:style-name="T45">1,11,12</text:span><text:reference-mark-end text:name="ADDIN CSL_CITATION {&quot;citationItems&quot;: [{&quot;id&quot;: &quot;ITEM-1&quot;, &quot;itemData&quot;: {&quot;DOI&quot;: &quot;10.1103/PhysRevE.91.032117&quot;, &quot;ISSN&quot;: &quot;15502376&quot;, &quot;abstract&quot;: &quot;Self-propulsion allows living systems to display self-organization and unusual phase behavior. Unlike passive systems in thermal equilibrium, active matter systems are not constrained by conventional thermodynamic laws. A question arises, however, as to what extent, if any, can concepts from classical thermodynamics be applied to nonequilibrium systems like active matter. Here we use the new swim pressure perspective to develop a simple theory for predicting phase separation in active matter. Using purely mechanical arguments we generate a phase diagram with a spinodal and critical point, and define a nonequilibrium chemical potential to interpret the \&quot;binodal.\&quot; We provide a generalization of thermodynamic concepts like the free energy and temperature for nonequilibrium active systems. Our theory agrees with existing simulation data both qualitatively and quantitatively and may provide a framework for understanding and predicting the behavior of nonequilibrium active systems.&quot;, &quot;author&quot;: [{&quot;dropping-particle&quot;: &quot;&quot;, &quot;family&quot;: &quot;Takatori&quot;, &quot;given&quot;: &quot;S. C.&quot;, &quot;non-dropping-particle&quot;: &quot;&quot;, &quot;parse-names&quot;: false, &quot;suffix&quot;: &quot;&quot;}, {&quot;dropping-particle&quot;: &quot;&quot;, &quot;family&quot;: &quot;Brady&quot;, &quot;given&quot;: &quot;J. F.&quot;, &quot;non-dropping-particle&quot;: &quot;&quot;, &quot;parse-names&quot;: false, &quot;suffix&quot;: &quot;&quot;}], &quot;container-title&quot;: &quot;Physical Review E - Statistical, Nonlinear, and Soft Matter Physics&quot;, &quot;id&quot;: &quot;ITEM-1&quot;, &quot;issue&quot;: &quot;3&quot;, &quot;issued&quot;: {&quot;date-parts&quot;: [[&quot;2015&quot;]]}, &quot;page&quot;: &quot;032117&quot;, &quot;title&quot;: &quot;Towards a thermodynamics of active matter&quot;, &quot;type&quot;: &quot;article-journal&quot;, &quot;volume&quot;: &quot;91&quot;}, &quot;uris&quot;: [&quot;http://www.mendeley.com/documents/?uuid=e6ad6205-d41d-4929-bbe5-be194279dbd7&quot;]}, {&quot;id&quot;: &quot;ITEM-2&quot;, &quot;itemData&quot;: {&quot;DOI&quot;: &quot;10.1146/annurev-conmatphys-070909-104101&quot;, &quot;ISSN&quot;: &quot;1947-5454&quot;, &quot;abstract&quot;: &quot;Active particles contain internal degrees of freedom with the ability to take in and dissipate energy and, in the process, execute systematic movement. Examples include all living organisms and their motile constituents such as molecular motors. This article reviews recent progress in applying the principles of nonequilibrium statistical mechanics and hydrodynamics to form a systematic theory of the behaviour of collections of active particles -- active matter -- with only minimal regard to microscopic details. A unified view of the many kinds of active matter is presented, encompassing not only living systems but inanimate analogues. Theory and experiment are discussed side by side.&quot;, &quot;author&quot;: [{&quot;dropping-particle&quot;: &quot;&quot;, &quot;family&quot;: &quot;Ramaswamy&quot;, &quot;given&quot;: &quot;Sriram&quot;, &quot;non-dropping-particle&quot;: &quot;&quot;, &quot;parse-names&quot;: false, &quot;suffix&quot;: &quot;&quot;}], &quot;container-title&quot;: &quot;Annual Review of Condensed Matter Physics&quot;, &quot;id&quot;: &quot;ITEM-2&quot;, &quot;issue&quot;: &quot;1&quot;, &quot;issued&quot;: {&quot;date-parts&quot;: [[&quot;2010&quot;]]}, &quot;page&quot;: &quot;323-345&quot;, &quot;title&quot;: &quot;The Mechanics and Statistics of Active Matter&quot;, &quot;type&quot;: &quot;article-journal&quot;, &quot;volume&quot;: &quot;1&quot;}, &quot;uris&quot;: [&quot;http://www.mendeley.com/documents/?uuid=18773532-9d3e-48a5-b88e-4870187be1c1&quot;]}, {&quot;id&quot;: &quot;ITEM-3&quot;, &quot;itemData&quot;: {&quot;DOI&quot;: &quot;10.1039/c5sm01718a&quot;, &quot;ISSN&quot;: &quot;17446848&quot;, &quot;PMID&quot;: &quot;26387914&quot;, &quot;abstract&quot;: &quot;We present a stochastic description of a model of N mutually interacting active particles in the presence of external fields and characterize its steady state behavior in the absence of currents. To reproduce the effects of the experimentally observed persistence of the trajectories of the active particles we consider a Gaussian force having a non-vanishing correlation time \u03c4, whose finiteness is a measure of the activity of the system. With these ingredients we show that it is possible to develop a statistical mechanical approach similar to the one employed in the study of equilibrium liquids and to obtain the explicit form of the many-particle distribution function by means of the multidimensional unified colored noise approximation. Such a distribution plays a role analogous to the Gibbs distribution in equilibrium statistical mechanics and provides complete information about the microscopic state of the system. From here we develop a method to determine the one- and two-particle distribution functions in the spirit of the Born-Green-Yvon (BGY) equations of equilibrium statistical mechanics. The resulting equations which contain extra-correlations induced by the activity allow us to determine the stationary density profiles in the presence of external fields, the pair correlations and the pressure of active fluids. In the low density regime we obtained the effective pair potential \u03a6(r) acting between two isolated particles separated by a distance, r, showing the existence of an effective attraction between them induced by activity. Based on these results, in the second half of the paper we propose a mean field theory as an approach simpler than the BGY hierarchy and use it to derive a van der Waals expression of the equation of state.&quot;, &quot;author&quot;: [{&quot;dropping-particle&quot;: &quot;&quot;, &quot;family&quot;: &quot;Marini Bettolo Marconi&quot;, &quot;given&quot;: &quot;Umberto&quot;, &quot;non-dropping-particle&quot;: &quot;&quot;, &quot;parse-names&quot;: false, &quot;suffix&quot;: &quot;&quot;}, {&quot;dropping-particle&quot;: &quot;&quot;, &quot;family&quot;: &quot;Maggi&quot;, &quot;given&quot;: &quot;Claudio&quot;, &quot;non-dropping-particle&quot;: &quot;&quot;, &quot;parse-names&quot;: false, &quot;suffix&quot;: &quot;&quot;}], &quot;container-title&quot;: &quot;Soft Matter&quot;, &quot;id&quot;: &quot;ITEM-3&quot;, &quot;issue&quot;: &quot;45&quot;, &quot;issued&quot;: {&quot;date-parts&quot;: [[&quot;2015&quot;]]}, &quot;page&quot;: &quot;8768-8781&quot;, &quot;publisher&quot;: &quot;Royal Society of Chemistry&quot;, &quot;title&quot;: &quot;Towards a statistical mechanical theory of active fluids&quot;, &quot;type&quot;: &quot;article-journal&quot;, &quot;volume&quot;: &quot;11&quot;}, &quot;uris&quot;: [&quot;http://www.mendeley.com/documents/?uuid=21264d18-8e21-4431-a9f4-c0efef6f2844&quot;]}], &quot;mendeley&quot;: {&quot;formattedCitation&quot;: &quot;&lt;sup&gt;1,11,12&lt;/sup&gt;&quot;, &quot;plainTextFormattedCitation&quot;: &quot;1,11,12&quot;, &quot;previouslyFormattedCitation&quot;: &quot;&lt;sup&gt;1,11,12&lt;/sup&gt;&quot;}, &quot;properties&quot;: {&quot;noteIndex&quot;: 0}, &quot;schema&quot;: &quot;https://github.com/citation-style-language/schema/raw/master/csl-citation.json&quot;} RNDxrdVyCqBsA"/><text:span text:style-name="T13">⁠ In particular, the idea of “</text:span><text:span text:style-name="T32">effective temperature</text:span><text:span text:style-name="T13">” has been adopted successfully by </text:span><text:span text:style-name="T14">a vast literature, by considering the steady state of active particles as hot passive colloids.</text:span><text:reference-mark-start text:name="ADDIN CSL_CITATION {&quot;citationItems&quot;: [{&quot;id&quot;: &quot;ITEM-1&quot;, &quot;itemData&quot;: {&quot;DOI&quot;: &quot;10.1103/PhysRevLett.86.556&quot;, &quot;ISBN&quot;: &quot;0031-9007&quot;, &quot;ISSN&quot;: &quot;10797114&quot;, &quot;PMID&quot;: &quot;11177879&quot;, &quot;abstract&quot;: &quot;We study the effect of bacterial motion on micron-scale beads in a freely suspended soap film. Given the sizes of bacteria and beads, the geometry of the experiment is quasi-two-dimensional. Large posi- tional fluctuations are observed for beads as large as 10 mm in diameter, and the measured mean-square displacements indicate superdiffusion in short times and normal diffusion in long times. Though the phenomenon is similar to Brownian motions of small particles, its physical origin is different and can be attributed to the collective dynamics of bacteria.&quot;, &quot;author&quot;: [{&quot;dropping-particle&quot;: &quot;&quot;, &quot;family&quot;: &quot;Wu&quot;, &quot;given&quot;: &quot;Xiao-Lun&quot;, &quot;non-dropping-particle&quot;: &quot;&quot;, &quot;parse-names&quot;: false, &quot;suffix&quot;: &quot;&quot;}, {&quot;dropping-particle&quot;: &quot;&quot;, &quot;family&quot;: &quot;Libchaber&quot;, &quot;given&quot;: &quot;Albert&quot;, &quot;non-dropping-particle&quot;: &quot;&quot;, &quot;parse-names&quot;: false, &quot;suffix&quot;: &quot;&quot;}], &quot;container-title&quot;: &quot;Physical Review Letters&quot;, &quot;id&quot;: &quot;ITEM-1&quot;, &quot;issued&quot;: {&quot;date-parts&quot;: [[&quot;2000&quot;]]}, &quot;title&quot;: &quot;Particle diffusion in a quasi-two-dimensional bacterial bath&quot;, &quot;type&quot;: &quot;article-journal&quot;, &quot;volume&quot;: &quot;84&quot;}, &quot;uris&quot;: [&quot;http://www.mendeley.com/documents/?uuid=ca4a5e6b-f712-40f0-943c-c9ced2ab1b06&quot;]}, {&quot;id&quot;: &quot;ITEM-2&quot;, &quot;itemData&quot;: {&quot;DOI&quot;: &quot;10.1209/0295-5075/86/60002&quot;, &quot;ISSN&quot;: &quot;02955075&quot;, &quot;abstract&quot;: &quot;The run-and-tumble dynamics of bacteria, as exhibited by E. coli, offers a simple experimental realization of non-Brownian, yet diffusive, particles. Here we present some analytic and numerical results for models of the ideal (low-density) limit in which the particles have no hydrodynamic or other interactions and hence undergo independent motions. We address three cases: sedimentation under gravity; confinement by a harmonic external potential; and rectification by a strip of \&quot;funnel gates\&quot; which we model by a zone in which tumble rate depends on swim direction. We compare our results with recent experimental and simulation literature and highlight similarities and differences with the diffusive motion of colloidal particles. \u00a9 EPLA, 2009.&quot;, &quot;author&quot;: [{&quot;dropping-particle&quot;: &quot;&quot;, &quot;family&quot;: &quot;Tailleur&quot;, &quot;given&quot;: &quot;J.&quot;, &quot;non-dropping-particle&quot;: &quot;&quot;, &quot;parse-names&quot;: false, &quot;suffix&quot;: &quot;&quot;}, {&quot;dropping-particle&quot;: &quot;&quot;, &quot;family&quot;: &quot;Cates&quot;, &quot;given&quot;: &quot;M. E.&quot;, &quot;non-dropping-particle&quot;: &quot;&quot;, &quot;parse-names&quot;: false, &quot;suffix&quot;: &quot;&quot;}], &quot;container-title&quot;: &quot;Epl&quot;, &quot;id&quot;: &quot;ITEM-2&quot;, &quot;issue&quot;: &quot;6&quot;, &quot;issued&quot;: {&quot;date-parts&quot;: [[&quot;2009&quot;]]}, &quot;title&quot;: &quot;Sedimentation, trapping, and rectification of dilute bacteria&quot;, &quot;type&quot;: &quot;article-journal&quot;, &quot;volume&quot;: &quot;86&quot;}, &quot;uris&quot;: [&quot;http://www.mendeley.com/documents/?uuid=c31499a3-cdd7-4977-9623-e42e817bf3b5&quot;]}, {&quot;id&quot;: &quot;ITEM-3&quot;, &quot;itemData&quot;: {&quot;DOI&quot;: &quot;10.1103/PhysRevLett.105.088304&quot;, &quot;ISSN&quot;: &quot;10797114&quot;, &quot;abstract&quot;: &quot;In this Letter, we investigate experimentally the nonequilibrium steady state of an active colloidal suspension under gravity field. The active particles are made of chemically powered colloids, showing self propulsion in the presence of an added fuel, here hydrogen peroxide. The active suspension is studied in a dedicated microfluidic device, made of permeable gel microstructures. Both the microdynamics of individual colloids and the global stationary state of the suspension under gravity are measured with optical microscopy. This yields a direct measurement of the effective temperature of the active system as a function of the particle activity, on the basis of the fluctuation-dissipation relationship. Our work is a first step in the experimental exploration of the out-of-equilibrium properties of active colloidal systems.&quot;, &quot;author&quot;: [{&quot;dropping-particle&quot;: &quot;&quot;, &quot;family&quot;: &quot;Palacci&quot;, &quot;given&quot;: &quot;J\u00e9r\u00e9mie&quot;, &quot;non-dropping-particle&quot;: &quot;&quot;, &quot;parse-names&quot;: false, &quot;suffix&quot;: &quot;&quot;}, {&quot;dropping-particle&quot;: &quot;&quot;, &quot;family&quot;: &quot;Cottin-Bizonne&quot;, &quot;given&quot;: &quot;C\u00e9cile&quot;, &quot;non-dropping-particle&quot;: &quot;&quot;, &quot;parse-names&quot;: false, &quot;suffix&quot;: &quot;&quot;}, {&quot;dropping-particle&quot;: &quot;&quot;, &quot;family&quot;: &quot;Ybert&quot;, &quot;given&quot;: &quot;Christophe&quot;, &quot;non-dropping-particle&quot;: &quot;&quot;, &quot;parse-names&quot;: false, &quot;suffix&quot;: &quot;&quot;}, {&quot;dropping-particle&quot;: &quot;&quot;, &quot;family&quot;: &quot;Bocquet&quot;, &quot;given&quot;: &quot;Lyd\u00e9ric&quot;, &quot;non-dropping-particle&quot;: &quot;&quot;, &quot;parse-names&quot;: false, &quot;suffix&quot;: &quot;&quot;}], &quot;container-title&quot;: &quot;Physical Review Letters&quot;, &quot;id&quot;: &quot;ITEM-3&quot;, &quot;issue&quot;: &quot;8&quot;, &quot;issued&quot;: {&quot;date-parts&quot;: [[&quot;2010&quot;]]}, &quot;page&quot;: &quot;1-4&quot;, &quot;title&quot;: &quot;Sedimentation and effective temperature of active colloidal suspensions&quot;, &quot;type&quot;: &quot;article-journal&quot;, &quot;volume&quot;: &quot;105&quot;}, &quot;uris&quot;: [&quot;http://www.mendeley.com/documents/?uuid=65918a4b-3741-49e1-af2b-c1ee43d2f15b&quot;]}, {&quot;id&quot;: &quot;ITEM-4&quot;, &quot;itemData&quot;: {&quot;DOI&quot;: &quot;10.1039/c3sm51223a&quot;, &quot;ISSN&quot;: &quot;17446848&quot;, &quot;abstract&quot;: &quot;Centrifugation is a widespread laboratory technique used to separate mixtures into fractions characterized by a specific size, weight or density. We demonstrate that centrifugation can also be used to separate swimming cells having different motilities. To do this we study self-propelled bacteria under the influence of an external centrifugal field. Using dynamic image correlation spectroscopy we measure the spatially resolved motility of bacteria after centrifugation. A significant gradient in swimming-speeds is observed for increasing centrifugal speeds. Our results can be reproduced by a model that treats bacteria as \&quot;hot\&quot; colloidal particles having a diffusion coefficient that depends on the swimming speed. \u00a9 The Royal Society of Chemistry 2013.&quot;, &quot;author&quot;: [{&quot;dropping-particle&quot;: &quot;&quot;, &quot;family&quot;: &quot;Maggi&quot;, &quot;given&quot;: &quot;Claudio&quot;, &quot;non-dropping-particle&quot;: &quot;&quot;, &quot;parse-names&quot;: false, &quot;suffix&quot;: &quot;&quot;}, {&quot;dropping-particle&quot;: &quot;&quot;, &quot;family&quot;: &quot;Lepore&quot;, &quot;given&quot;: &quot;Alessia&quot;, &quot;non-dropping-particle&quot;: &quot;&quot;, &quot;parse-names&quot;: false, &quot;suffix&quot;: &quot;&quot;}, {&quot;dropping-particle&quot;: &quot;&quot;, &quot;family&quot;: &quot;Solari&quot;, &quot;given&quot;: &quot;Jacopo&quot;, &quot;non-dropping-particle&quot;: &quot;&quot;, &quot;parse-names&quot;: false, &quot;suffix&quot;: &quot;&quot;}, {&quot;dropping-particle&quot;: &quot;&quot;, &quot;family&quot;: &quot;Rizzo&quot;, &quot;given&quot;: &quot;Alessandro&quot;, &quot;non-dropping-particle&quot;: &quot;&quot;, &quot;parse-names&quot;: false, &quot;suffix&quot;: &quot;&quot;}, {&quot;dropping-particle&quot;: &quot;&quot;, &quot;family&quot;: &quot;Leonardo&quot;, &quot;given&quot;: &quot;Roberto&quot;, &quot;non-dropping-particle&quot;: &quot;Di&quot;, &quot;parse-names&quot;: false, &quot;suffix&quot;: &quot;&quot;}], &quot;container-title&quot;: &quot;Soft Matter&quot;, &quot;id&quot;: &quot;ITEM-4&quot;, &quot;issue&quot;: &quot;45&quot;, &quot;issued&quot;: {&quot;date-parts&quot;: [[&quot;2013&quot;]]}, &quot;page&quot;: &quot;10885-10890&quot;, &quot;title&quot;: &quot;Motility fractionation of bacteria by centrifugation&quot;, &quot;type&quot;: &quot;article-journal&quot;, &quot;volume&quot;: &quot;9&quot;}, &quot;uris&quot;: [&quot;http://www.mendeley.com/documents/?uuid=6871ba30-dca5-4448-a87e-f197f8c1f566&quot;]}], &quot;mendeley&quot;: {&quot;formattedCitation&quot;: &quot;&lt;sup&gt;13\u201316&lt;/sup&gt;&quot;, &quot;plainTextFormattedCitation&quot;: &quot;13\u201316&quot;, &quot;previouslyFormattedCitation&quot;: &quot;&lt;sup&gt;13\u201316&lt;/sup&gt;&quot;}, &quot;properties&quot;: {&quot;noteIndex&quot;: 0}, &quot;schema&quot;: &quot;https://github.com/citation-style-language/schema/raw/master/csl-citation.json&quot;} RNDaorEGJaMmj"/><text:span text:style-name="T42">13–16</text:span><text:reference-mark-end text:name="ADDIN CSL_CITATION {&quot;citationItems&quot;: [{&quot;id&quot;: &quot;ITEM-1&quot;, &quot;itemData&quot;: {&quot;DOI&quot;: &quot;10.1103/PhysRevLett.86.556&quot;, &quot;ISBN&quot;: &quot;0031-9007&quot;, &quot;ISSN&quot;: &quot;10797114&quot;, &quot;PMID&quot;: &quot;11177879&quot;, &quot;abstract&quot;: &quot;We study the effect of bacterial motion on micron-scale beads in a freely suspended soap film. Given the sizes of bacteria and beads, the geometry of the experiment is quasi-two-dimensional. Large posi- tional fluctuations are observed for beads as large as 10 mm in diameter, and the measured mean-square displacements indicate superdiffusion in short times and normal diffusion in long times. Though the phenomenon is similar to Brownian motions of small particles, its physical origin is different and can be attributed to the collective dynamics of bacteria.&quot;, &quot;author&quot;: [{&quot;dropping-particle&quot;: &quot;&quot;, &quot;family&quot;: &quot;Wu&quot;, &quot;given&quot;: &quot;Xiao-Lun&quot;, &quot;non-dropping-particle&quot;: &quot;&quot;, &quot;parse-names&quot;: false, &quot;suffix&quot;: &quot;&quot;}, {&quot;dropping-particle&quot;: &quot;&quot;, &quot;family&quot;: &quot;Libchaber&quot;, &quot;given&quot;: &quot;Albert&quot;, &quot;non-dropping-particle&quot;: &quot;&quot;, &quot;parse-names&quot;: false, &quot;suffix&quot;: &quot;&quot;}], &quot;container-title&quot;: &quot;Physical Review Letters&quot;, &quot;id&quot;: &quot;ITEM-1&quot;, &quot;issued&quot;: {&quot;date-parts&quot;: [[&quot;2000&quot;]]}, &quot;title&quot;: &quot;Particle diffusion in a quasi-two-dimensional bacterial bath&quot;, &quot;type&quot;: &quot;article-journal&quot;, &quot;volume&quot;: &quot;84&quot;}, &quot;uris&quot;: [&quot;http://www.mendeley.com/documents/?uuid=ca4a5e6b-f712-40f0-943c-c9ced2ab1b06&quot;]}, {&quot;id&quot;: &quot;ITEM-2&quot;, &quot;itemData&quot;: {&quot;DOI&quot;: &quot;10.1209/0295-5075/86/60002&quot;, &quot;ISSN&quot;: &quot;02955075&quot;, &quot;abstract&quot;: &quot;The run-and-tumble dynamics of bacteria, as exhibited by E. coli, offers a simple experimental realization of non-Brownian, yet diffusive, particles. Here we present some analytic and numerical results for models of the ideal (low-density) limit in which the particles have no hydrodynamic or other interactions and hence undergo independent motions. We address three cases: sedimentation under gravity; confinement by a harmonic external potential; and rectification by a strip of \&quot;funnel gates\&quot; which we model by a zone in which tumble rate depends on swim direction. We compare our results with recent experimental and simulation literature and highlight similarities and differences with the diffusive motion of colloidal particles. \u00a9 EPLA, 2009.&quot;, &quot;author&quot;: [{&quot;dropping-particle&quot;: &quot;&quot;, &quot;family&quot;: &quot;Tailleur&quot;, &quot;given&quot;: &quot;J.&quot;, &quot;non-dropping-particle&quot;: &quot;&quot;, &quot;parse-names&quot;: false, &quot;suffix&quot;: &quot;&quot;}, {&quot;dropping-particle&quot;: &quot;&quot;, &quot;family&quot;: &quot;Cates&quot;, &quot;given&quot;: &quot;M. E.&quot;, &quot;non-dropping-particle&quot;: &quot;&quot;, &quot;parse-names&quot;: false, &quot;suffix&quot;: &quot;&quot;}], &quot;container-title&quot;: &quot;Epl&quot;, &quot;id&quot;: &quot;ITEM-2&quot;, &quot;issue&quot;: &quot;6&quot;, &quot;issued&quot;: {&quot;date-parts&quot;: [[&quot;2009&quot;]]}, &quot;title&quot;: &quot;Sedimentation, trapping, and rectification of dilute bacteria&quot;, &quot;type&quot;: &quot;article-journal&quot;, &quot;volume&quot;: &quot;86&quot;}, &quot;uris&quot;: [&quot;http://www.mendeley.com/documents/?uuid=c31499a3-cdd7-4977-9623-e42e817bf3b5&quot;]}, {&quot;id&quot;: &quot;ITEM-3&quot;, &quot;itemData&quot;: {&quot;DOI&quot;: &quot;10.1103/PhysRevLett.105.088304&quot;, &quot;ISSN&quot;: &quot;10797114&quot;, &quot;abstract&quot;: &quot;In this Letter, we investigate experimentally the nonequilibrium steady state of an active colloidal suspension under gravity field. The active particles are made of chemically powered colloids, showing self propulsion in the presence of an added fuel, here hydrogen peroxide. The active suspension is studied in a dedicated microfluidic device, made of permeable gel microstructures. Both the microdynamics of individual colloids and the global stationary state of the suspension under gravity are measured with optical microscopy. This yields a direct measurement of the effective temperature of the active system as a function of the particle activity, on the basis of the fluctuation-dissipation relationship. Our work is a first step in the experimental exploration of the out-of-equilibrium properties of active colloidal systems.&quot;, &quot;author&quot;: [{&quot;dropping-particle&quot;: &quot;&quot;, &quot;family&quot;: &quot;Palacci&quot;, &quot;given&quot;: &quot;J\u00e9r\u00e9mie&quot;, &quot;non-dropping-particle&quot;: &quot;&quot;, &quot;parse-names&quot;: false, &quot;suffix&quot;: &quot;&quot;}, {&quot;dropping-particle&quot;: &quot;&quot;, &quot;family&quot;: &quot;Cottin-Bizonne&quot;, &quot;given&quot;: &quot;C\u00e9cile&quot;, &quot;non-dropping-particle&quot;: &quot;&quot;, &quot;parse-names&quot;: false, &quot;suffix&quot;: &quot;&quot;}, {&quot;dropping-particle&quot;: &quot;&quot;, &quot;family&quot;: &quot;Ybert&quot;, &quot;given&quot;: &quot;Christophe&quot;, &quot;non-dropping-particle&quot;: &quot;&quot;, &quot;parse-names&quot;: false, &quot;suffix&quot;: &quot;&quot;}, {&quot;dropping-particle&quot;: &quot;&quot;, &quot;family&quot;: &quot;Bocquet&quot;, &quot;given&quot;: &quot;Lyd\u00e9ric&quot;, &quot;non-dropping-particle&quot;: &quot;&quot;, &quot;parse-names&quot;: false, &quot;suffix&quot;: &quot;&quot;}], &quot;container-title&quot;: &quot;Physical Review Letters&quot;, &quot;id&quot;: &quot;ITEM-3&quot;, &quot;issue&quot;: &quot;8&quot;, &quot;issued&quot;: {&quot;date-parts&quot;: [[&quot;2010&quot;]]}, &quot;page&quot;: &quot;1-4&quot;, &quot;title&quot;: &quot;Sedimentation and effective temperature of active colloidal suspensions&quot;, &quot;type&quot;: &quot;article-journal&quot;, &quot;volume&quot;: &quot;105&quot;}, &quot;uris&quot;: [&quot;http://www.mendeley.com/documents/?uuid=65918a4b-3741-49e1-af2b-c1ee43d2f15b&quot;]}, {&quot;id&quot;: &quot;ITEM-4&quot;, &quot;itemData&quot;: {&quot;DOI&quot;: &quot;10.1039/c3sm51223a&quot;, &quot;ISSN&quot;: &quot;17446848&quot;, &quot;abstract&quot;: &quot;Centrifugation is a widespread laboratory technique used to separate mixtures into fractions characterized by a specific size, weight or density. We demonstrate that centrifugation can also be used to separate swimming cells having different motilities. To do this we study self-propelled bacteria under the influence of an external centrifugal field. Using dynamic image correlation spectroscopy we measure the spatially resolved motility of bacteria after centrifugation. A significant gradient in swimming-speeds is observed for increasing centrifugal speeds. Our results can be reproduced by a model that treats bacteria as \&quot;hot\&quot; colloidal particles having a diffusion coefficient that depends on the swimming speed. \u00a9 The Royal Society of Chemistry 2013.&quot;, &quot;author&quot;: [{&quot;dropping-particle&quot;: &quot;&quot;, &quot;family&quot;: &quot;Maggi&quot;, &quot;given&quot;: &quot;Claudio&quot;, &quot;non-dropping-particle&quot;: &quot;&quot;, &quot;parse-names&quot;: false, &quot;suffix&quot;: &quot;&quot;}, {&quot;dropping-particle&quot;: &quot;&quot;, &quot;family&quot;: &quot;Lepore&quot;, &quot;given&quot;: &quot;Alessia&quot;, &quot;non-dropping-particle&quot;: &quot;&quot;, &quot;parse-names&quot;: false, &quot;suffix&quot;: &quot;&quot;}, {&quot;dropping-particle&quot;: &quot;&quot;, &quot;family&quot;: &quot;Solari&quot;, &quot;given&quot;: &quot;Jacopo&quot;, &quot;non-dropping-particle&quot;: &quot;&quot;, &quot;parse-names&quot;: false, &quot;suffix&quot;: &quot;&quot;}, {&quot;dropping-particle&quot;: &quot;&quot;, &quot;family&quot;: &quot;Rizzo&quot;, &quot;given&quot;: &quot;Alessandro&quot;, &quot;non-dropping-particle&quot;: &quot;&quot;, &quot;parse-names&quot;: false, &quot;suffix&quot;: &quot;&quot;}, {&quot;dropping-particle&quot;: &quot;&quot;, &quot;family&quot;: &quot;Leonardo&quot;, &quot;given&quot;: &quot;Roberto&quot;, &quot;non-dropping-particle&quot;: &quot;Di&quot;, &quot;parse-names&quot;: false, &quot;suffix&quot;: &quot;&quot;}], &quot;container-title&quot;: &quot;Soft Matter&quot;, &quot;id&quot;: &quot;ITEM-4&quot;, &quot;issue&quot;: &quot;45&quot;, &quot;issued&quot;: {&quot;date-parts&quot;: [[&quot;2013&quot;]]}, &quot;page&quot;: &quot;10885-10890&quot;, &quot;title&quot;: &quot;Motility fractionation of bacteria by centrifugation&quot;, &quot;type&quot;: &quot;article-journal&quot;, &quot;volume&quot;: &quot;9&quot;}, &quot;uris&quot;: [&quot;http://www.mendeley.com/documents/?uuid=6871ba30-dca5-4448-a87e-f197f8c1f566&quot;]}], &quot;mendeley&quot;: {&quot;formattedCitation&quot;: &quot;&lt;sup&gt;13\u201316&lt;/sup&gt;&quot;, &quot;plainTextFormattedCitation&quot;: &quot;13\u201316&quot;, &quot;previouslyFormattedCitation&quot;: &quot;&lt;sup&gt;13\u201316&lt;/sup&gt;&quot;}, &quot;properties&quot;: {&quot;noteIndex&quot;: 0}, &quot;schema&quot;: &quot;https://github.com/citation-style-language/schema/raw/master/csl-citation.json&quot;} RNDaorEGJaMmj"/><text:span text:style-name="T14">⁠ However, when </text:span><text:span text:style-name="T18">particle-particle </text:span><text:span text:style-name="T14">interactions become important or </text:span><text:span text:style-name="T15">in the presence of boundary</text:span><text:span text:style-name="T14">, non-equilibrium </text:span><text:span text:style-name="T18">phenomena</text:span><text:span text:style-name="T14"> </text:span><text:span text:style-name="T15">such as clustering and collective motion </text:span><text:span text:style-name="T18">occur</text:span><text:span text:style-name="T15">, leading to the breakdown of the “quasi-equilibrium” approximation.</text:span><text:reference-mark-start text:name="ADDIN CSL_CITATION {&quot;citationItems&quot;: [{&quot;id&quot;: &quot;ITEM-1&quot;, &quot;itemData&quot;: {&quot;DOI&quot;: &quot;10.1088/1367-2630/18/7/075002&quot;, &quot;ISBN&quot;: &quot;2122633255&quot;, &quot;ISSN&quot;: &quot;13672630&quot;, &quot;PMID&quot;: &quot;24391445&quot;, &quot;abstract&quot;: &quot;Dense suspensions of swimming bacteria are known to exhibit collective behaviour arising from the interplay of steric and hydrodynamic interactions. Unconfined suspensions exhibit transient, recurring vortices and jets, whereas those confined in circular domains may exhibit order in the form of a spiral vortex. Here we show that confinement into a long and narrow macroscopic 'racetrack' geometry stabilises bacterial motion to form a steady unidirectional circulation. This motion is reproduced in simulations of discrete swimmers that reveal the crucial role that bacteria-driven fluid flows play in the dynamics. In particular, cells close to the channel wall produce strong flows which advect cells in the bulk against their swimming direction. We examine in detail the transition from a disordered state to persistent directed motion as a function of the channel width, and show that the width at the crossover point is comparable to the typical correlation length of swirls seen in the unbounded system. Our results shed light on the mechanisms driving the collective behaviour of bacteria and other active matter systems, and stress the importance of the ubiquitous boundaries found in natural habitats.&quot;, &quot;author&quot;: [{&quot;dropping-particle&quot;: &quot;&quot;, &quot;family&quot;: &quot;Wioland&quot;, &quot;given&quot;: &quot;H.&quot;, &quot;non-dropping-particle&quot;: &quot;&quot;, &quot;parse-names&quot;: false, &quot;suffix&quot;: &quot;&quot;}, {&quot;dropping-particle&quot;: &quot;&quot;, &quot;family&quot;: &quot;Lushi&quot;, &quot;given&quot;: &quot;E.&quot;, &quot;non-dropping-particle&quot;: &quot;&quot;, &quot;parse-names&quot;: false, &quot;suffix&quot;: &quot;&quot;}, {&quot;dropping-particle&quot;: &quot;&quot;, &quot;family&quot;: &quot;Goldstein&quot;, &quot;given&quot;: &quot;R. E.&quot;, &quot;non-dropping-particle&quot;: &quot;&quot;, &quot;parse-names&quot;: false, &quot;suffix&quot;: &quot;&quot;}], &quot;container-title&quot;: &quot;New Journal of Physics&quot;, &quot;id&quot;: &quot;ITEM-1&quot;, &quot;issue&quot;: &quot;7&quot;, &quot;issued&quot;: {&quot;date-parts&quot;: [[&quot;2016&quot;]]}, &quot;publisher&quot;: &quot;IOP Publishing&quot;, &quot;title&quot;: &quot;Directed collective motion of bacteria under channel confinement&quot;, &quot;type&quot;: &quot;article-journal&quot;, &quot;volume&quot;: &quot;18&quot;}, &quot;uris&quot;: [&quot;http://www.mendeley.com/documents/?uuid=1e4d9ec2-8dd2-40a4-b358-08fba9324307&quot;]}, {&quot;id&quot;: &quot;ITEM-2&quot;, &quot;itemData&quot;: {&quot;DOI&quot;: &quot;10.1103/PhysRevE.94.062150&quot;, &quot;ISSN&quot;: &quot;24700053&quot;, &quot;abstract&quot;: &quot;Most natural and engineered processes, such as biomolecular reactions, protein folding, and population dynamics, occur far from equilibrium and therefore cannot be treated within the framework of classical equilibrium thermodynamics. Here we experimentally study how some fundamental thermodynamic quantities and relations are affected by the presence of the nonequilibrium fluctuations associated with an active bath. We show in particular that, as the confinement of the particle increases, the stationary probability distribution of a Brownian particle confined within a harmonic potential becomes non-Boltzmann, featuring a transition from a Gaussian distribution to a heavy-tailed distribution. Because of this, nonequilibrium relations (e.g., the Jarzynski equality and Crooks fluctuation theorem) cannot be applied. We show that these relations can be restored by using the effective potential associated with the stationary probability distribution. We corroborate our experimental findings with theoretical arguments.&quot;, &quot;author&quot;: [{&quot;dropping-particle&quot;: &quot;&quot;, &quot;family&quot;: &quot;Argun&quot;, &quot;given&quot;: &quot;Aykut&quot;, &quot;non-dropping-particle&quot;: &quot;&quot;, &quot;parse-names&quot;: false, &quot;suffix&quot;: &quot;&quot;}, {&quot;dropping-particle&quot;: &quot;&quot;, &quot;family&quot;: &quot;Moradi&quot;, &quot;given&quot;: &quot;Ali Reza&quot;, &quot;non-dropping-particle&quot;: &quot;&quot;, &quot;parse-names&quot;: false, &quot;suffix&quot;: &quot;&quot;}, {&quot;dropping-particle&quot;: &quot;&quot;, &quot;family&quot;: &quot;Pin\u00e7e&quot;, &quot;given&quot;: &quot;Er\u00e7a&quot;, &quot;non-dropping-particle&quot;: &quot;&quot;, &quot;parse-names&quot;: false, &quot;suffix&quot;: &quot;&quot;}, {&quot;dropping-particle&quot;: &quot;&quot;, &quot;family&quot;: &quot;Bagci&quot;, &quot;given&quot;: &quot;Gokhan Baris&quot;, &quot;non-dropping-particle&quot;: &quot;&quot;, &quot;parse-names&quot;: false, &quot;suffix&quot;: &quot;&quot;}, {&quot;dropping-particle&quot;: &quot;&quot;, &quot;family&quot;: &quot;Imparato&quot;, &quot;given&quot;: &quot;Alberto&quot;, &quot;non-dropping-particle&quot;: &quot;&quot;, &quot;parse-names&quot;: false, &quot;suffix&quot;: &quot;&quot;}, {&quot;dropping-particle&quot;: &quot;&quot;, &quot;family&quot;: &quot;Volpe&quot;, &quot;given&quot;: &quot;Giovanni&quot;, &quot;non-dropping-particle&quot;: &quot;&quot;, &quot;parse-names&quot;: false, &quot;suffix&quot;: &quot;&quot;}], &quot;container-title&quot;: &quot;Physical Review E&quot;, &quot;id&quot;: &quot;ITEM-2&quot;, &quot;issue&quot;: &quot;6&quot;, &quot;issued&quot;: {&quot;date-parts&quot;: [[&quot;2016&quot;]]}, &quot;page&quot;: &quot;1-9&quot;, &quot;title&quot;: &quot;Non-Boltzmann stationary distributions and nonequilibrium relations in active baths&quot;, &quot;type&quot;: &quot;article-journal&quot;, &quot;volume&quot;: &quot;94&quot;}, &quot;uris&quot;: [&quot;http://www.mendeley.com/documents/?uuid=6716ed2f-f784-469a-88b1-910002d33dca&quot;]}, {&quot;id&quot;: &quot;ITEM-3&quot;, &quot;itemData&quot;: {&quot;DOI&quot;: &quot;10.1126/science.aal1979&quot;, &quot;ISBN&quot;: &quot;0036-8075&quot;, &quot;ISSN&quot;: &quot;10959203&quot;, &quot;PMID&quot;: &quot;28302861&quot;, &quot;abstract&quot;: &quot;Transport of fluid through a pipe is essential for the operation of macroscale machines and microfluidic devices. Conventional fluids only flow in response to external pressure. We demonstrate that an active isotropic fluid, composed of microtubules and molecular motors, autonomously flows through meter-long three-dimensional channels.We establish control over the magnitude, velocity profile, and direction of the self-organized flows and correlate these to the structure of the extensile microtubule bundles. The inherently three-dimensional transition from bulk-turbulent to confined-coherent flows occurs concomitantly with a transition in the bundle orientational order near the surface and is controlled by a scale-invariant criterion related to the channel profile.The nonequilibrium transition of confined isotropic active fluids can be used to engineer self-organized soft machines.&quot;, &quot;author&quot;: [{&quot;dropping-particle&quot;: &quot;&quot;, &quot;family&quot;: &quot;Wu&quot;, &quot;given&quot;: &quot;Kun Ta&quot;, &quot;non-dropping-particle&quot;: &quot;&quot;, &quot;parse-names&quot;: false, &quot;suffix&quot;: &quot;&quot;}, {&quot;dropping-particle&quot;: &quot;&quot;, &quot;family&quot;: &quot;Hishamunda&quot;, &quot;given&quot;: &quot;Jean Bernard&quot;, &quot;non-dropping-particle&quot;: &quot;&quot;, &quot;parse-names&quot;: false, &quot;suffix&quot;: &quot;&quot;}, {&quot;dropping-particle&quot;: &quot;&quot;, &quot;family&quot;: &quot;Chen&quot;, &quot;given&quot;: &quot;Daniel T.N.&quot;, &quot;non-dropping-particle&quot;: &quot;&quot;, &quot;parse-names&quot;: false, &quot;suffix&quot;: &quot;&quot;}, {&quot;dropping-particle&quot;: &quot;&quot;, &quot;family&quot;: &quot;DeCamp&quot;, &quot;given&quot;: &quot;Stephen J.&quot;, &quot;non-dropping-particle&quot;: &quot;&quot;, &quot;parse-names&quot;: false, &quot;suffix&quot;: &quot;&quot;}, {&quot;dropping-particle&quot;: &quot;&quot;, &quot;family&quot;: &quot;Chang&quot;, &quot;given&quot;: &quot;Ya Wen&quot;, &quot;non-dropping-particle&quot;: &quot;&quot;, &quot;parse-names&quot;: false, &quot;suffix&quot;: &quot;&quot;}, {&quot;dropping-particle&quot;: &quot;&quot;, &quot;family&quot;: &quot;Fern\u00e1ndez-Nieves&quot;, &quot;given&quot;: &quot;Alberto&quot;, &quot;non-dropping-particle&quot;: &quot;&quot;, &quot;parse-names&quot;: false, &quot;suffix&quot;: &quot;&quot;}, {&quot;dropping-particle&quot;: &quot;&quot;, &quot;family&quot;: &quot;Fraden&quot;, &quot;given&quot;: &quot;Seth&quot;, &quot;non-dropping-particle&quot;: &quot;&quot;, &quot;parse-names&quot;: false, &quot;suffix&quot;: &quot;&quot;}, {&quot;dropping-particle&quot;: &quot;&quot;, &quot;family&quot;: &quot;Dogic&quot;, &quot;given&quot;: &quot;Zvonimir&quot;, &quot;non-dropping-particle&quot;: &quot;&quot;, &quot;parse-names&quot;: false, &quot;suffix&quot;: &quot;&quot;}], &quot;container-title&quot;: &quot;Science&quot;, &quot;id&quot;: &quot;ITEM-3&quot;, &quot;issue&quot;: &quot;6331&quot;, &quot;issued&quot;: {&quot;date-parts&quot;: [[&quot;2017&quot;]]}, &quot;title&quot;: &quot;Transition from turbulent to coherent flows in confined three-dimensional active fluids&quot;, &quot;type&quot;: &quot;article-journal&quot;, &quot;volume&quot;: &quot;355&quot;}, &quot;uris&quot;: [&quot;http://www.mendeley.com/documents/?uuid=44561246-94d5-42a5-a7db-f8c7f2fa7372&quot;]}], &quot;mendeley&quot;: {&quot;formattedCitation&quot;: &quot;&lt;sup&gt;9,17,18&lt;/sup&gt;&quot;, &quot;plainTextFormattedCitation&quot;: &quot;9,17,18&quot;, &quot;previouslyFormattedCitation&quot;: &quot;&lt;sup&gt;9,17,18&lt;/sup&gt;&quot;}, &quot;properties&quot;: {&quot;noteIndex&quot;: 0}, &quot;schema&quot;: &quot;https://github.com/citation-style-language/schema/raw/master/csl-citation.json&quot;} RND1yOJoV0kr0"/><text:span text:style-name="T43">9,17,18</text:span><text:reference-mark-end text:name="ADDIN CSL_CITATION {&quot;citationItems&quot;: [{&quot;id&quot;: &quot;ITEM-1&quot;, &quot;itemData&quot;: {&quot;DOI&quot;: &quot;10.1088/1367-2630/18/7/075002&quot;, &quot;ISBN&quot;: &quot;2122633255&quot;, &quot;ISSN&quot;: &quot;13672630&quot;, &quot;PMID&quot;: &quot;24391445&quot;, &quot;abstract&quot;: &quot;Dense suspensions of swimming bacteria are known to exhibit collective behaviour arising from the interplay of steric and hydrodynamic interactions. Unconfined suspensions exhibit transient, recurring vortices and jets, whereas those confined in circular domains may exhibit order in the form of a spiral vortex. Here we show that confinement into a long and narrow macroscopic 'racetrack' geometry stabilises bacterial motion to form a steady unidirectional circulation. This motion is reproduced in simulations of discrete swimmers that reveal the crucial role that bacteria-driven fluid flows play in the dynamics. In particular, cells close to the channel wall produce strong flows which advect cells in the bulk against their swimming direction. We examine in detail the transition from a disordered state to persistent directed motion as a function of the channel width, and show that the width at the crossover point is comparable to the typical correlation length of swirls seen in the unbounded system. Our results shed light on the mechanisms driving the collective behaviour of bacteria and other active matter systems, and stress the importance of the ubiquitous boundaries found in natural habitats.&quot;, &quot;author&quot;: [{&quot;dropping-particle&quot;: &quot;&quot;, &quot;family&quot;: &quot;Wioland&quot;, &quot;given&quot;: &quot;H.&quot;, &quot;non-dropping-particle&quot;: &quot;&quot;, &quot;parse-names&quot;: false, &quot;suffix&quot;: &quot;&quot;}, {&quot;dropping-particle&quot;: &quot;&quot;, &quot;family&quot;: &quot;Lushi&quot;, &quot;given&quot;: &quot;E.&quot;, &quot;non-dropping-particle&quot;: &quot;&quot;, &quot;parse-names&quot;: false, &quot;suffix&quot;: &quot;&quot;}, {&quot;dropping-particle&quot;: &quot;&quot;, &quot;family&quot;: &quot;Goldstein&quot;, &quot;given&quot;: &quot;R. E.&quot;, &quot;non-dropping-particle&quot;: &quot;&quot;, &quot;parse-names&quot;: false, &quot;suffix&quot;: &quot;&quot;}], &quot;container-title&quot;: &quot;New Journal of Physics&quot;, &quot;id&quot;: &quot;ITEM-1&quot;, &quot;issue&quot;: &quot;7&quot;, &quot;issued&quot;: {&quot;date-parts&quot;: [[&quot;2016&quot;]]}, &quot;publisher&quot;: &quot;IOP Publishing&quot;, &quot;title&quot;: &quot;Directed collective motion of bacteria under channel confinement&quot;, &quot;type&quot;: &quot;article-journal&quot;, &quot;volume&quot;: &quot;18&quot;}, &quot;uris&quot;: [&quot;http://www.mendeley.com/documents/?uuid=1e4d9ec2-8dd2-40a4-b358-08fba9324307&quot;]}, {&quot;id&quot;: &quot;ITEM-2&quot;, &quot;itemData&quot;: {&quot;DOI&quot;: &quot;10.1103/PhysRevE.94.062150&quot;, &quot;ISSN&quot;: &quot;24700053&quot;, &quot;abstract&quot;: &quot;Most natural and engineered processes, such as biomolecular reactions, protein folding, and population dynamics, occur far from equilibrium and therefore cannot be treated within the framework of classical equilibrium thermodynamics. Here we experimentally study how some fundamental thermodynamic quantities and relations are affected by the presence of the nonequilibrium fluctuations associated with an active bath. We show in particular that, as the confinement of the particle increases, the stationary probability distribution of a Brownian particle confined within a harmonic potential becomes non-Boltzmann, featuring a transition from a Gaussian distribution to a heavy-tailed distribution. Because of this, nonequilibrium relations (e.g., the Jarzynski equality and Crooks fluctuation theorem) cannot be applied. We show that these relations can be restored by using the effective potential associated with the stationary probability distribution. We corroborate our experimental findings with theoretical arguments.&quot;, &quot;author&quot;: [{&quot;dropping-particle&quot;: &quot;&quot;, &quot;family&quot;: &quot;Argun&quot;, &quot;given&quot;: &quot;Aykut&quot;, &quot;non-dropping-particle&quot;: &quot;&quot;, &quot;parse-names&quot;: false, &quot;suffix&quot;: &quot;&quot;}, {&quot;dropping-particle&quot;: &quot;&quot;, &quot;family&quot;: &quot;Moradi&quot;, &quot;given&quot;: &quot;Ali Reza&quot;, &quot;non-dropping-particle&quot;: &quot;&quot;, &quot;parse-names&quot;: false, &quot;suffix&quot;: &quot;&quot;}, {&quot;dropping-particle&quot;: &quot;&quot;, &quot;family&quot;: &quot;Pin\u00e7e&quot;, &quot;given&quot;: &quot;Er\u00e7a&quot;, &quot;non-dropping-particle&quot;: &quot;&quot;, &quot;parse-names&quot;: false, &quot;suffix&quot;: &quot;&quot;}, {&quot;dropping-particle&quot;: &quot;&quot;, &quot;family&quot;: &quot;Bagci&quot;, &quot;given&quot;: &quot;Gokhan Baris&quot;, &quot;non-dropping-particle&quot;: &quot;&quot;, &quot;parse-names&quot;: false, &quot;suffix&quot;: &quot;&quot;}, {&quot;dropping-particle&quot;: &quot;&quot;, &quot;family&quot;: &quot;Imparato&quot;, &quot;given&quot;: &quot;Alberto&quot;, &quot;non-dropping-particle&quot;: &quot;&quot;, &quot;parse-names&quot;: false, &quot;suffix&quot;: &quot;&quot;}, {&quot;dropping-particle&quot;: &quot;&quot;, &quot;family&quot;: &quot;Volpe&quot;, &quot;given&quot;: &quot;Giovanni&quot;, &quot;non-dropping-particle&quot;: &quot;&quot;, &quot;parse-names&quot;: false, &quot;suffix&quot;: &quot;&quot;}], &quot;container-title&quot;: &quot;Physical Review E&quot;, &quot;id&quot;: &quot;ITEM-2&quot;, &quot;issue&quot;: &quot;6&quot;, &quot;issued&quot;: {&quot;date-parts&quot;: [[&quot;2016&quot;]]}, &quot;page&quot;: &quot;1-9&quot;, &quot;title&quot;: &quot;Non-Boltzmann stationary distributions and nonequilibrium relations in active baths&quot;, &quot;type&quot;: &quot;article-journal&quot;, &quot;volume&quot;: &quot;94&quot;}, &quot;uris&quot;: [&quot;http://www.mendeley.com/documents/?uuid=6716ed2f-f784-469a-88b1-910002d33dca&quot;]}, {&quot;id&quot;: &quot;ITEM-3&quot;, &quot;itemData&quot;: {&quot;DOI&quot;: &quot;10.1126/science.aal1979&quot;, &quot;ISBN&quot;: &quot;0036-8075&quot;, &quot;ISSN&quot;: &quot;10959203&quot;, &quot;PMID&quot;: &quot;28302861&quot;, &quot;abstract&quot;: &quot;Transport of fluid through a pipe is essential for the operation of macroscale machines and microfluidic devices. Conventional fluids only flow in response to external pressure. We demonstrate that an active isotropic fluid, composed of microtubules and molecular motors, autonomously flows through meter-long three-dimensional channels.We establish control over the magnitude, velocity profile, and direction of the self-organized flows and correlate these to the structure of the extensile microtubule bundles. The inherently three-dimensional transition from bulk-turbulent to confined-coherent flows occurs concomitantly with a transition in the bundle orientational order near the surface and is controlled by a scale-invariant criterion related to the channel profile.The nonequilibrium transition of confined isotropic active fluids can be used to engineer self-organized soft machines.&quot;, &quot;author&quot;: [{&quot;dropping-particle&quot;: &quot;&quot;, &quot;family&quot;: &quot;Wu&quot;, &quot;given&quot;: &quot;Kun Ta&quot;, &quot;non-dropping-particle&quot;: &quot;&quot;, &quot;parse-names&quot;: false, &quot;suffix&quot;: &quot;&quot;}, {&quot;dropping-particle&quot;: &quot;&quot;, &quot;family&quot;: &quot;Hishamunda&quot;, &quot;given&quot;: &quot;Jean Bernard&quot;, &quot;non-dropping-particle&quot;: &quot;&quot;, &quot;parse-names&quot;: false, &quot;suffix&quot;: &quot;&quot;}, {&quot;dropping-particle&quot;: &quot;&quot;, &quot;family&quot;: &quot;Chen&quot;, &quot;given&quot;: &quot;Daniel T.N.&quot;, &quot;non-dropping-particle&quot;: &quot;&quot;, &quot;parse-names&quot;: false, &quot;suffix&quot;: &quot;&quot;}, {&quot;dropping-particle&quot;: &quot;&quot;, &quot;family&quot;: &quot;DeCamp&quot;, &quot;given&quot;: &quot;Stephen J.&quot;, &quot;non-dropping-particle&quot;: &quot;&quot;, &quot;parse-names&quot;: false, &quot;suffix&quot;: &quot;&quot;}, {&quot;dropping-particle&quot;: &quot;&quot;, &quot;family&quot;: &quot;Chang&quot;, &quot;given&quot;: &quot;Ya Wen&quot;, &quot;non-dropping-particle&quot;: &quot;&quot;, &quot;parse-names&quot;: false, &quot;suffix&quot;: &quot;&quot;}, {&quot;dropping-particle&quot;: &quot;&quot;, &quot;family&quot;: &quot;Fern\u00e1ndez-Nieves&quot;, &quot;given&quot;: &quot;Alberto&quot;, &quot;non-dropping-particle&quot;: &quot;&quot;, &quot;parse-names&quot;: false, &quot;suffix&quot;: &quot;&quot;}, {&quot;dropping-particle&quot;: &quot;&quot;, &quot;family&quot;: &quot;Fraden&quot;, &quot;given&quot;: &quot;Seth&quot;, &quot;non-dropping-particle&quot;: &quot;&quot;, &quot;parse-names&quot;: false, &quot;suffix&quot;: &quot;&quot;}, {&quot;dropping-particle&quot;: &quot;&quot;, &quot;family&quot;: &quot;Dogic&quot;, &quot;given&quot;: &quot;Zvonimir&quot;, &quot;non-dropping-particle&quot;: &quot;&quot;, &quot;parse-names&quot;: false, &quot;suffix&quot;: &quot;&quot;}], &quot;container-title&quot;: &quot;Science&quot;, &quot;id&quot;: &quot;ITEM-3&quot;, &quot;issue&quot;: &quot;6331&quot;, &quot;issued&quot;: {&quot;date-parts&quot;: [[&quot;2017&quot;]]}, &quot;title&quot;: &quot;Transition from turbulent to coherent flows in confined three-dimensional active fluids&quot;, &quot;type&quot;: &quot;article-journal&quot;, &quot;volume&quot;: &quot;355&quot;}, &quot;uris&quot;: [&quot;http://www.mendeley.com/documents/?uuid=44561246-94d5-42a5-a7db-f8c7f2fa7372&quot;]}], &quot;mendeley&quot;: {&quot;formattedCitation&quot;: &quot;&lt;sup&gt;9,17,18&lt;/sup&gt;&quot;, &quot;plainTextFormattedCitation&quot;: &quot;9,17,18&quot;, &quot;previouslyFormattedCitation&quot;: &quot;&lt;sup&gt;9,17,18&lt;/sup&gt;&quot;}, &quot;properties&quot;: {&quot;noteIndex&quot;: 0}, &quot;schema&quot;: &quot;https://github.com/citation-style-language/schema/raw/master/csl-citation.json&quot;} RND1yOJoV0kr0"/><text:span text:style-name="T15">⁠ </text:span><text:span text:style-name="T16">Another macroscopic observable borrowed from equilibrium thermodynamics, pressure, has also been shown to behave differently from equilibrium systems due to its sensitivity to specific particle-wall interactions and wall shapes.</text:span><text:reference-mark-start text:name="ADDIN CSL_CITATION {&quot;citationItems&quot;: [{&quot;id&quot;: &quot;ITEM-1&quot;, &quot;itemData&quot;: {&quot;DOI&quot;: &quot;10.1103/PhysRevLett.114.198301&quot;, &quot;ISSN&quot;: &quot;10797114&quot;, &quot;abstract&quot;: &quot;We derive a microscopic expression for the mechanical pressure P in a system of spherical active Brownian particles at density \u03c1. Our exact result relates P, defined as the force per unit area on a bounding wall, to bulk correlation functions evaluated far away from the wall. It shows that (i) P(\u03c1) is a state function, independent of the particle-wall interaction; (ii) interactions contribute two terms to P, one encoding the slow-down that drives motility-induced phase separation, and the other a direct contribution well known for passive systems; and (iii) P is equal in coexisting phases. We discuss the consequences of these results for the motility-induced phase separation of active Brownian particles and show that the densities at coexistence do not satisfy a Maxwell construction on P.&quot;, &quot;author&quot;: [{&quot;dropping-particle&quot;: &quot;&quot;, &quot;family&quot;: &quot;Solon&quot;, &quot;given&quot;: &quot;Alexandre P.&quot;, &quot;non-dropping-particle&quot;: &quot;&quot;, &quot;parse-names&quot;: false, &quot;suffix&quot;: &quot;&quot;}, {&quot;dropping-particle&quot;: &quot;&quot;, &quot;family&quot;: &quot;Stenhammar&quot;, &quot;given&quot;: &quot;Joakim&quot;, &quot;non-dropping-particle&quot;: &quot;&quot;, &quot;parse-names&quot;: false, &quot;suffix&quot;: &quot;&quot;}, {&quot;dropping-particle&quot;: &quot;&quot;, &quot;family&quot;: &quot;Wittkowski&quot;, &quot;given&quot;: &quot;Raphael&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Cates&quot;, &quot;given&quot;: &quot;Michael E.&quot;, &quot;non-dropping-particle&quot;: &quot;&quot;, &quot;parse-names&quot;: false, &quot;suffix&quot;: &quot;&quot;}, {&quot;dropping-particle&quot;: &quot;&quot;, &quot;family&quot;: &quot;Tailleur&quot;, &quot;given&quot;: &quot;Julien&quot;, &quot;non-dropping-particle&quot;: &quot;&quot;, &quot;parse-names&quot;: false, &quot;suffix&quot;: &quot;&quot;}], &quot;container-title&quot;: &quot;Physical Review Letters&quot;, &quot;id&quot;: &quot;ITEM-1&quot;, &quot;issue&quot;: &quot;19&quot;, &quot;issued&quot;: {&quot;date-parts&quot;: [[&quot;2015&quot;]]}, &quot;page&quot;: &quot;198301&quot;, &quot;title&quot;: &quot;Pressure and phase equilibria in interacting active Brownian spheres&quot;, &quot;type&quot;: &quot;article-journal&quot;, &quot;volume&quot;: &quot;114&quot;}, &quot;uris&quot;: [&quot;http://www.mendeley.com/documents/?uuid=0807c982-8d11-4cd4-a6a2-f6164a19fbb9&quot;]}, {&quot;id&quot;: &quot;ITEM-2&quot;, &quot;itemData&quot;: {&quot;DOI&quot;: &quot;10.1038/nphys3377&quot;, &quot;ISSN&quot;: &quot;17452481&quot;, &quot;abstract&quot;: &quot;Pressure is the mechanical force per unit area that a confined system exerts on its container. In thermal equilibrium, it depends only on bulk properties - such as density and temperature - through an equation of state. Here we show that in a wide class of active systems the pressure depends on the precise interactions between the active particles and the confining walls. In general, therefore, active fluids have no equation of state. Their mechanical pressure exhibits anomalous properties that defy the familiar thermodynamic reasoning that holds in equilibrium. The pressure remains a function of state, however, in some specific and well-studied active models that tacitly restrict the character of the particle-wall and/or particle-particle interactions.&quot;, &quot;author&quot;: [{&quot;dropping-particle&quot;: &quot;&quot;, &quot;family&quot;: &quot;Solon&quot;, &quot;given&quot;: &quot;A. P.&quot;, &quot;non-dropping-particle&quot;: &quot;&quot;, &quot;parse-names&quot;: false, &quot;suffix&quot;: &quot;&quot;}, {&quot;dropping-particle&quot;: &quot;&quot;, &quot;family&quot;: &quot;Fily&quot;, &quot;given&quot;: &quot;Y.&quot;, &quot;non-dropping-particle&quot;: &quot;&quot;, &quot;parse-names&quot;: false, &quot;suffix&quot;: &quot;&quot;}, {&quot;dropping-particle&quot;: &quot;&quot;, &quot;family&quot;: &quot;Baskaran&quot;, &quot;given&quot;: &quot;A.&quot;, &quot;non-dropping-particle&quot;: &quot;&quot;, &quot;parse-names&quot;: false, &quot;suffix&quot;: &quot;&quot;}, {&quot;dropping-particle&quot;: &quot;&quot;, &quot;family&quot;: &quot;Cates&quot;, &quot;given&quot;: &quot;M. E.&quot;, &quot;non-dropping-particle&quot;: &quot;&quot;, &quot;parse-names&quot;: false, &quot;suffix&quot;: &quot;&quot;}, {&quot;dropping-particle&quot;: &quot;&quot;, &quot;family&quot;: &quot;Kafri&quot;, &quot;given&quot;: &quot;Y.&quot;, &quot;non-dropping-particle&quot;: &quot;&quot;, &quot;parse-names&quot;: false, &quot;suffix&quot;: &quot;&quot;}, {&quot;dropping-particle&quot;: &quot;&quot;, &quot;family&quot;: &quot;Kardar&quot;, &quot;given&quot;: &quot;M.&quot;, &quot;non-dropping-particle&quot;: &quot;&quot;, &quot;parse-names&quot;: false, &quot;suffix&quot;: &quot;&quot;}, {&quot;dropping-particle&quot;: &quot;&quot;, &quot;family&quot;: &quot;Tailleur&quot;, &quot;given&quot;: &quot;J.&quot;, &quot;non-dropping-particle&quot;: &quot;&quot;, &quot;parse-names&quot;: false, &quot;suffix&quot;: &quot;&quot;}], &quot;container-title&quot;: &quot;Nature Physics&quot;, &quot;id&quot;: &quot;ITEM-2&quot;, &quot;issue&quot;: &quot;8&quot;, &quot;issued&quot;: {&quot;date-parts&quot;: [[&quot;2015&quot;]]}, &quot;page&quot;: &quot;673-678&quot;, &quot;title&quot;: &quot;Pressure is not a state function for generic active fluids&quot;, &quot;type&quot;: &quot;article-journal&quot;, &quot;volume&quot;: &quot;11&quot;}, &quot;uris&quot;: [&quot;http://www.mendeley.com/documents/?uuid=3d6ab9b9-fd01-42db-92b4-8f54bd7825c5&quot;]}, {&quot;id&quot;: &quot;ITEM-3&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3&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id&quot;: &quot;ITEM-4&quot;, &quot;itemData&quot;: {&quot;DOI&quot;: &quot;10.1103/PhysRevLett.119.028002&quot;, &quot;ISSN&quot;: &quot;10797114&quot;, &quot;PMID&quot;: &quot;28753366&quot;, &quot;abstract&quot;: &quot;We experimentally study the mechanical pressure exerted by a set of respectively passive isotropic and self-propelled polar disks onto two different flexible unidimensional membranes. In the case of the isotropic disks, the mechanical pressure, inferred from the shape of the membrane, is identical for both membranes and follows the equilibrium equation of state for hard disks. On the contrary, for the self-propelled disks, the mechanical pressure strongly depends on the membrane in use and thus is not a state variable. When self-propelled disks are present on both sides of the membrane, we observe an instability of the membrane akin to the one predicted theoretically for active Brownian particles against a soft wall. In that case, the integrated mechanical pressure difference across the membrane cannot be computed from the sole knowledge of the packing fractions on both sides, further evidence of the absence of an equation of state.&quot;, &quot;author&quot;: [{&quot;dropping-particle&quot;: &quot;&quot;, &quot;family&quot;: &quot;Junot&quot;, &quot;given&quot;: &quot;G.&quot;, &quot;non-dropping-particle&quot;: &quot;&quot;, &quot;parse-names&quot;: false, &quot;suffix&quot;: &quot;&quot;}, {&quot;dropping-particle&quot;: &quot;&quot;, &quot;family&quot;: &quot;Briand&quot;, &quot;given&quot;: &quot;G.&quot;, &quot;non-dropping-particle&quot;: &quot;&quot;, &quot;parse-names&quot;: false, &quot;suffix&quot;: &quot;&quot;}, {&quot;dropping-particle&quot;: &quot;&quot;, &quot;family&quot;: &quot;Ledesma-Alonso&quot;, &quot;given&quot;: &quot;R.&quot;, &quot;non-dropping-particle&quot;: &quot;&quot;, &quot;parse-names&quot;: false, &quot;suffix&quot;: &quot;&quot;}, {&quot;dropping-particle&quot;: &quot;&quot;, &quot;family&quot;: &quot;Dauchot&quot;, &quot;given&quot;: &quot;O.&quot;, &quot;non-dropping-particle&quot;: &quot;&quot;, &quot;parse-names&quot;: false, &quot;suffix&quot;: &quot;&quot;}], &quot;container-title&quot;: &quot;Physical Review Letters&quot;, &quot;id&quot;: &quot;ITEM-4&quot;, &quot;issue&quot;: &quot;2&quot;, &quot;issued&quot;: {&quot;date-parts&quot;: [[&quot;2017&quot;]]}, &quot;page&quot;: &quot;1-5&quot;, &quot;title&quot;: &quot;Active versus Passive Hard Disks against a Membrane: Mechanical Pressure and Instability&quot;, &quot;type&quot;: &quot;article-journal&quot;, &quot;volume&quot;: &quot;119&quot;}, &quot;uris&quot;: [&quot;http://www.mendeley.com/documents/?uuid=2a6abb49-1304-421b-aa41-aa62ba86ba1a&quot;]}], &quot;mendeley&quot;: {&quot;formattedCitation&quot;: &quot;&lt;sup&gt;10,19\u201321&lt;/sup&gt;&quot;, &quot;plainTextFormattedCitation&quot;: &quot;10,19\u201321&quot;, &quot;previouslyFormattedCitation&quot;: &quot;&lt;sup&gt;10,19\u201321&lt;/sup&gt;&quot;}, &quot;properties&quot;: {&quot;noteIndex&quot;: 0}, &quot;schema&quot;: &quot;https://github.com/citation-style-language/schema/raw/master/csl-citation.json&quot;} RND2K7M5OrZhZ"/><text:span text:style-name="T44">10,19–21</text:span><text:reference-mark-end text:name="ADDIN CSL_CITATION {&quot;citationItems&quot;: [{&quot;id&quot;: &quot;ITEM-1&quot;, &quot;itemData&quot;: {&quot;DOI&quot;: &quot;10.1103/PhysRevLett.114.198301&quot;, &quot;ISSN&quot;: &quot;10797114&quot;, &quot;abstract&quot;: &quot;We derive a microscopic expression for the mechanical pressure P in a system of spherical active Brownian particles at density \u03c1. Our exact result relates P, defined as the force per unit area on a bounding wall, to bulk correlation functions evaluated far away from the wall. It shows that (i) P(\u03c1) is a state function, independent of the particle-wall interaction; (ii) interactions contribute two terms to P, one encoding the slow-down that drives motility-induced phase separation, and the other a direct contribution well known for passive systems; and (iii) P is equal in coexisting phases. We discuss the consequences of these results for the motility-induced phase separation of active Brownian particles and show that the densities at coexistence do not satisfy a Maxwell construction on P.&quot;, &quot;author&quot;: [{&quot;dropping-particle&quot;: &quot;&quot;, &quot;family&quot;: &quot;Solon&quot;, &quot;given&quot;: &quot;Alexandre P.&quot;, &quot;non-dropping-particle&quot;: &quot;&quot;, &quot;parse-names&quot;: false, &quot;suffix&quot;: &quot;&quot;}, {&quot;dropping-particle&quot;: &quot;&quot;, &quot;family&quot;: &quot;Stenhammar&quot;, &quot;given&quot;: &quot;Joakim&quot;, &quot;non-dropping-particle&quot;: &quot;&quot;, &quot;parse-names&quot;: false, &quot;suffix&quot;: &quot;&quot;}, {&quot;dropping-particle&quot;: &quot;&quot;, &quot;family&quot;: &quot;Wittkowski&quot;, &quot;given&quot;: &quot;Raphael&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Cates&quot;, &quot;given&quot;: &quot;Michael E.&quot;, &quot;non-dropping-particle&quot;: &quot;&quot;, &quot;parse-names&quot;: false, &quot;suffix&quot;: &quot;&quot;}, {&quot;dropping-particle&quot;: &quot;&quot;, &quot;family&quot;: &quot;Tailleur&quot;, &quot;given&quot;: &quot;Julien&quot;, &quot;non-dropping-particle&quot;: &quot;&quot;, &quot;parse-names&quot;: false, &quot;suffix&quot;: &quot;&quot;}], &quot;container-title&quot;: &quot;Physical Review Letters&quot;, &quot;id&quot;: &quot;ITEM-1&quot;, &quot;issue&quot;: &quot;19&quot;, &quot;issued&quot;: {&quot;date-parts&quot;: [[&quot;2015&quot;]]}, &quot;page&quot;: &quot;198301&quot;, &quot;title&quot;: &quot;Pressure and phase equilibria in interacting active Brownian spheres&quot;, &quot;type&quot;: &quot;article-journal&quot;, &quot;volume&quot;: &quot;114&quot;}, &quot;uris&quot;: [&quot;http://www.mendeley.com/documents/?uuid=0807c982-8d11-4cd4-a6a2-f6164a19fbb9&quot;]}, {&quot;id&quot;: &quot;ITEM-2&quot;, &quot;itemData&quot;: {&quot;DOI&quot;: &quot;10.1038/nphys3377&quot;, &quot;ISSN&quot;: &quot;17452481&quot;, &quot;abstract&quot;: &quot;Pressure is the mechanical force per unit area that a confined system exerts on its container. In thermal equilibrium, it depends only on bulk properties - such as density and temperature - through an equation of state. Here we show that in a wide class of active systems the pressure depends on the precise interactions between the active particles and the confining walls. In general, therefore, active fluids have no equation of state. Their mechanical pressure exhibits anomalous properties that defy the familiar thermodynamic reasoning that holds in equilibrium. The pressure remains a function of state, however, in some specific and well-studied active models that tacitly restrict the character of the particle-wall and/or particle-particle interactions.&quot;, &quot;author&quot;: [{&quot;dropping-particle&quot;: &quot;&quot;, &quot;family&quot;: &quot;Solon&quot;, &quot;given&quot;: &quot;A. P.&quot;, &quot;non-dropping-particle&quot;: &quot;&quot;, &quot;parse-names&quot;: false, &quot;suffix&quot;: &quot;&quot;}, {&quot;dropping-particle&quot;: &quot;&quot;, &quot;family&quot;: &quot;Fily&quot;, &quot;given&quot;: &quot;Y.&quot;, &quot;non-dropping-particle&quot;: &quot;&quot;, &quot;parse-names&quot;: false, &quot;suffix&quot;: &quot;&quot;}, {&quot;dropping-particle&quot;: &quot;&quot;, &quot;family&quot;: &quot;Baskaran&quot;, &quot;given&quot;: &quot;A.&quot;, &quot;non-dropping-particle&quot;: &quot;&quot;, &quot;parse-names&quot;: false, &quot;suffix&quot;: &quot;&quot;}, {&quot;dropping-particle&quot;: &quot;&quot;, &quot;family&quot;: &quot;Cates&quot;, &quot;given&quot;: &quot;M. E.&quot;, &quot;non-dropping-particle&quot;: &quot;&quot;, &quot;parse-names&quot;: false, &quot;suffix&quot;: &quot;&quot;}, {&quot;dropping-particle&quot;: &quot;&quot;, &quot;family&quot;: &quot;Kafri&quot;, &quot;given&quot;: &quot;Y.&quot;, &quot;non-dropping-particle&quot;: &quot;&quot;, &quot;parse-names&quot;: false, &quot;suffix&quot;: &quot;&quot;}, {&quot;dropping-particle&quot;: &quot;&quot;, &quot;family&quot;: &quot;Kardar&quot;, &quot;given&quot;: &quot;M.&quot;, &quot;non-dropping-particle&quot;: &quot;&quot;, &quot;parse-names&quot;: false, &quot;suffix&quot;: &quot;&quot;}, {&quot;dropping-particle&quot;: &quot;&quot;, &quot;family&quot;: &quot;Tailleur&quot;, &quot;given&quot;: &quot;J.&quot;, &quot;non-dropping-particle&quot;: &quot;&quot;, &quot;parse-names&quot;: false, &quot;suffix&quot;: &quot;&quot;}], &quot;container-title&quot;: &quot;Nature Physics&quot;, &quot;id&quot;: &quot;ITEM-2&quot;, &quot;issue&quot;: &quot;8&quot;, &quot;issued&quot;: {&quot;date-parts&quot;: [[&quot;2015&quot;]]}, &quot;page&quot;: &quot;673-678&quot;, &quot;title&quot;: &quot;Pressure is not a state function for generic active fluids&quot;, &quot;type&quot;: &quot;article-journal&quot;, &quot;volume&quot;: &quot;11&quot;}, &quot;uris&quot;: [&quot;http://www.mendeley.com/documents/?uuid=3d6ab9b9-fd01-42db-92b4-8f54bd7825c5&quot;]}, {&quot;id&quot;: &quot;ITEM-3&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3&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id&quot;: &quot;ITEM-4&quot;, &quot;itemData&quot;: {&quot;DOI&quot;: &quot;10.1103/PhysRevLett.119.028002&quot;, &quot;ISSN&quot;: &quot;10797114&quot;, &quot;PMID&quot;: &quot;28753366&quot;, &quot;abstract&quot;: &quot;We experimentally study the mechanical pressure exerted by a set of respectively passive isotropic and self-propelled polar disks onto two different flexible unidimensional membranes. In the case of the isotropic disks, the mechanical pressure, inferred from the shape of the membrane, is identical for both membranes and follows the equilibrium equation of state for hard disks. On the contrary, for the self-propelled disks, the mechanical pressure strongly depends on the membrane in use and thus is not a state variable. When self-propelled disks are present on both sides of the membrane, we observe an instability of the membrane akin to the one predicted theoretically for active Brownian particles against a soft wall. In that case, the integrated mechanical pressure difference across the membrane cannot be computed from the sole knowledge of the packing fractions on both sides, further evidence of the absence of an equation of state.&quot;, &quot;author&quot;: [{&quot;dropping-particle&quot;: &quot;&quot;, &quot;family&quot;: &quot;Junot&quot;, &quot;given&quot;: &quot;G.&quot;, &quot;non-dropping-particle&quot;: &quot;&quot;, &quot;parse-names&quot;: false, &quot;suffix&quot;: &quot;&quot;}, {&quot;dropping-particle&quot;: &quot;&quot;, &quot;family&quot;: &quot;Briand&quot;, &quot;given&quot;: &quot;G.&quot;, &quot;non-dropping-particle&quot;: &quot;&quot;, &quot;parse-names&quot;: false, &quot;suffix&quot;: &quot;&quot;}, {&quot;dropping-particle&quot;: &quot;&quot;, &quot;family&quot;: &quot;Ledesma-Alonso&quot;, &quot;given&quot;: &quot;R.&quot;, &quot;non-dropping-particle&quot;: &quot;&quot;, &quot;parse-names&quot;: false, &quot;suffix&quot;: &quot;&quot;}, {&quot;dropping-particle&quot;: &quot;&quot;, &quot;family&quot;: &quot;Dauchot&quot;, &quot;given&quot;: &quot;O.&quot;, &quot;non-dropping-particle&quot;: &quot;&quot;, &quot;parse-names&quot;: false, &quot;suffix&quot;: &quot;&quot;}], &quot;container-title&quot;: &quot;Physical Review Letters&quot;, &quot;id&quot;: &quot;ITEM-4&quot;, &quot;issue&quot;: &quot;2&quot;, &quot;issued&quot;: {&quot;date-parts&quot;: [[&quot;2017&quot;]]}, &quot;page&quot;: &quot;1-5&quot;, &quot;title&quot;: &quot;Active versus Passive Hard Disks against a Membrane: Mechanical Pressure and Instability&quot;, &quot;type&quot;: &quot;article-journal&quot;, &quot;volume&quot;: &quot;119&quot;}, &quot;uris&quot;: [&quot;http://www.mendeley.com/documents/?uuid=2a6abb49-1304-421b-aa41-aa62ba86ba1a&quot;]}], &quot;mendeley&quot;: {&quot;formattedCitation&quot;: &quot;&lt;sup&gt;10,19\u201321&lt;/sup&gt;&quot;, &quot;plainTextFormattedCitation&quot;: &quot;10,19\u201321&quot;, &quot;previouslyFormattedCitation&quot;: &quot;&lt;sup&gt;10,19\u201321&lt;/sup&gt;&quot;}, &quot;properties&quot;: {&quot;noteIndex&quot;: 0}, &quot;schema&quot;: &quot;https://github.com/citation-style-language/schema/raw/master/csl-citation.json&quot;} RND2K7M5OrZhZ"/><text:span text:style-name="T16">⁠ </text:span><text:span text:style-name="T17">As a result, a thermodynamic description of active matter systems is still premature, especially in the presence of confining walls. </text:span></text:p>
      <text:p text:style-name="P53"><text:span text:style-name="T15">O</text:span><text:span text:style-name="T19">ver the past three decades, many theoretical models have been proposed for active matter systems, such as the Toner-Tu model and the polar active gel model.</text:span><text:reference-mark-start text:name="ADDIN CSL_CITATION {&quot;citationItems&quot;: [{&quot;id&quot;: &quot;ITEM-1&quot;, &quot;itemData&quot;: {&quot;DOI&quot;: &quot;10.1038/s42254-020-0152-1&quot;, &quot;ISSN&quot;: &quot;25225820&quot;, &quot;abstract&quot;: &quot;Active matter, which ranges from molecular motors to groups of animals, exists at different length scales and timescales, and various computational models have been proposed to describe and predict its behaviour. The diversity of the methods and the challenges in modelling active matter primarily originate from the out-of-equilibrium character, lack of detailed balance and of time-reversal symmetry, multiscale nature, nonlinearity and multibody interactions. Models exist for both dry active matter and active matter in fluids, and can be agent-based or continuum-level descriptions. They can be generic, emphasizing universal features, or detailed, capturing specific features. We compare various modelling approaches and numerical techniques to illuminate the innovations and challenges in understanding active matter.&quot;, &quot;author&quot;: [{&quot;dropping-particle&quot;: &quot;&quot;, &quot;family&quot;: &quot;Shaebani&quot;, &quot;given&quot;: &quot;M. Reza&quot;, &quot;non-dropping-particle&quot;: &quot;&quot;, &quot;parse-names&quot;: false, &quot;suffix&quot;: &quot;&quot;}, {&quot;dropping-particle&quot;: &quot;&quot;, &quot;family&quot;: &quot;Wysocki&quot;, &quot;given&quot;: &quot;Adam&quot;, &quot;non-dropping-particle&quot;: &quot;&quot;, &quot;parse-names&quot;: false, &quot;suffix&quot;: &quot;&quot;}, {&quot;dropping-particle&quot;: &quot;&quot;, &quot;family&quot;: &quot;Winkler&quot;, &quot;given&quot;: &quot;Roland G.&quot;, &quot;non-dropping-particle&quot;: &quot;&quot;, &quot;parse-names&quot;: false, &quot;suffix&quot;: &quot;&quot;}, {&quot;dropping-particle&quot;: &quot;&quot;, &quot;family&quot;: &quot;Gompper&quot;, &quot;given&quot;: &quot;Gerhard&quot;, &quot;non-dropping-particle&quot;: &quot;&quot;, &quot;parse-names&quot;: false, &quot;suffix&quot;: &quot;&quot;}, {&quot;dropping-particle&quot;: &quot;&quot;, &quot;family&quot;: &quot;Rieger&quot;, &quot;given&quot;: &quot;Heiko&quot;, &quot;non-dropping-particle&quot;: &quot;&quot;, &quot;parse-names&quot;: false, &quot;suffix&quot;: &quot;&quot;}], &quot;container-title&quot;: &quot;Nature Reviews Physics&quot;, &quot;id&quot;: &quot;ITEM-1&quot;, &quot;issue&quot;: &quot;4&quot;, &quot;issued&quot;: {&quot;date-parts&quot;: [[&quot;2020&quot;]]}, &quot;page&quot;: &quot;181-199&quot;, &quot;publisher&quot;: &quot;Springer US&quot;, &quot;title&quot;: &quot;Computational models for active\u00a0matter&quot;, &quot;type&quot;: &quot;article-journal&quot;, &quot;volume&quot;: &quot;2&quot;}, &quot;uris&quot;: [&quot;http://www.mendeley.com/documents/?uuid=b79e8603-ef5d-4cea-b955-9c5600489ee1&quot;]}], &quot;mendeley&quot;: {&quot;formattedCitation&quot;: &quot;&lt;sup&gt;22&lt;/sup&gt;&quot;, &quot;plainTextFormattedCitation&quot;: &quot;22&quot;, &quot;previouslyFormattedCitation&quot;: &quot;&lt;sup&gt;22&lt;/sup&gt;&quot;}, &quot;properties&quot;: {&quot;noteIndex&quot;: 0}, &quot;schema&quot;: &quot;https://github.com/citation-style-language/schema/raw/master/csl-citation.json&quot;} RNDZEQCmV35yM"/><text:span text:style-name="T46">22</text:span><text:reference-mark-end text:name="ADDIN CSL_CITATION {&quot;citationItems&quot;: [{&quot;id&quot;: &quot;ITEM-1&quot;, &quot;itemData&quot;: {&quot;DOI&quot;: &quot;10.1038/s42254-020-0152-1&quot;, &quot;ISSN&quot;: &quot;25225820&quot;, &quot;abstract&quot;: &quot;Active matter, which ranges from molecular motors to groups of animals, exists at different length scales and timescales, and various computational models have been proposed to describe and predict its behaviour. The diversity of the methods and the challenges in modelling active matter primarily originate from the out-of-equilibrium character, lack of detailed balance and of time-reversal symmetry, multiscale nature, nonlinearity and multibody interactions. Models exist for both dry active matter and active matter in fluids, and can be agent-based or continuum-level descriptions. They can be generic, emphasizing universal features, or detailed, capturing specific features. We compare various modelling approaches and numerical techniques to illuminate the innovations and challenges in understanding active matter.&quot;, &quot;author&quot;: [{&quot;dropping-particle&quot;: &quot;&quot;, &quot;family&quot;: &quot;Shaebani&quot;, &quot;given&quot;: &quot;M. Reza&quot;, &quot;non-dropping-particle&quot;: &quot;&quot;, &quot;parse-names&quot;: false, &quot;suffix&quot;: &quot;&quot;}, {&quot;dropping-particle&quot;: &quot;&quot;, &quot;family&quot;: &quot;Wysocki&quot;, &quot;given&quot;: &quot;Adam&quot;, &quot;non-dropping-particle&quot;: &quot;&quot;, &quot;parse-names&quot;: false, &quot;suffix&quot;: &quot;&quot;}, {&quot;dropping-particle&quot;: &quot;&quot;, &quot;family&quot;: &quot;Winkler&quot;, &quot;given&quot;: &quot;Roland G.&quot;, &quot;non-dropping-particle&quot;: &quot;&quot;, &quot;parse-names&quot;: false, &quot;suffix&quot;: &quot;&quot;}, {&quot;dropping-particle&quot;: &quot;&quot;, &quot;family&quot;: &quot;Gompper&quot;, &quot;given&quot;: &quot;Gerhard&quot;, &quot;non-dropping-particle&quot;: &quot;&quot;, &quot;parse-names&quot;: false, &quot;suffix&quot;: &quot;&quot;}, {&quot;dropping-particle&quot;: &quot;&quot;, &quot;family&quot;: &quot;Rieger&quot;, &quot;given&quot;: &quot;Heiko&quot;, &quot;non-dropping-particle&quot;: &quot;&quot;, &quot;parse-names&quot;: false, &quot;suffix&quot;: &quot;&quot;}], &quot;container-title&quot;: &quot;Nature Reviews Physics&quot;, &quot;id&quot;: &quot;ITEM-1&quot;, &quot;issue&quot;: &quot;4&quot;, &quot;issued&quot;: {&quot;date-parts&quot;: [[&quot;2020&quot;]]}, &quot;page&quot;: &quot;181-199&quot;, &quot;publisher&quot;: &quot;Springer US&quot;, &quot;title&quot;: &quot;Computational models for active\u00a0matter&quot;, &quot;type&quot;: &quot;article-journal&quot;, &quot;volume&quot;: &quot;2&quot;}, &quot;uris&quot;: [&quot;http://www.mendeley.com/documents/?uuid=b79e8603-ef5d-4cea-b955-9c5600489ee1&quot;]}], &quot;mendeley&quot;: {&quot;formattedCitation&quot;: &quot;&lt;sup&gt;22&lt;/sup&gt;&quot;, &quot;plainTextFormattedCitation&quot;: &quot;22&quot;, &quot;previouslyFormattedCitation&quot;: &quot;&lt;sup&gt;22&lt;/sup&gt;&quot;}, &quot;properties&quot;: {&quot;noteIndex&quot;: 0}, &quot;schema&quot;: &quot;https://github.com/citation-style-language/schema/raw/master/csl-citation.json&quot;} RNDZEQCmV35yM"/><text:span text:style-name="T19">⁠ We have a good chance </text:span><text:span text:style-name="T20">of solving the behavior of active matter using these models. However, further development of them relies on definitive comparison between theory and experiment, in order to determine the details of the models, as well as to what extent the models are applicable. Therefore, to bridge the gap between theoretical models and real-life applications involving active matter and complex environment, a set of experiment, where “environment parameters” can be systematically tuned, is crucial.</text:span></text:p>
      <text:p text:style-name="P54"><text:span text:style-name="T20">In this proposal, I suggest a </text:span><text:span text:style-name="T21">simple yet flexible model system t</text:span><text:span text:style-name="T20">o study the behavior of active matter system </text:span><text:span text:style-name="T22">in confined environments. Specifically, </text:span><text:span text:style-name="T23">I will encapsulate bacteria in the aqueous shell of an oil/water/oil double emulsion (Fig. </text:span><text:span text:style-name="T27">XX</text:span><text:span text:style-name="T23">). In the preliminary work, the inner droplet is hexadecane and the outer droplet is bacteria suspended in water. </text:span><text:span text:style-name="T24">Due to the density mismatch and buoyancy, the inner droplet is pushed to the top of the outer </text:span><text:soft-page-break/><text:span text:style-name="T24">droplet. Bacteria, the model active matter, are confined between the two droplets. </text:span><text:span text:style-name="T25">The double emulsion</text:span><text:span text:style-name="T23"> system naturally imposes the simplest form of curved confining wall</text:span><text:span text:style-name="T24">s: </text:span><text:span text:style-name="T25">a </text:span><text:span text:style-name="T24">spherical </text:span><text:span text:style-name="T25">shell. </text:span><text:span text:style-name="T23"><text:s/></text:span><text:span text:style-name="T25">A microcapillary device is used to produce uniform double emulsions with well </text:span><text:span text:style-name="T26">defined core-shell</text:span><text:span text:style-name="T25"> geometr</text:span><text:span text:style-name="T26">y </text:span><text:span text:style-name="T27">(Fig. XX)</text:span><text:span text:style-name="T25">.</text:span><text:reference-mark-start text:name="ADDIN CSL_CITATION {&quot;citationItems&quot;: [{&quot;id&quot;: &quot;ITEM-1&quot;, &quot;itemData&quot;: {&quot;DOI&quot;: &quot;10.1126/science.1109164&quot;, &quot;ISSN&quot;: &quot;00368075&quot;, &quot;PMID&quot;: &quot;15845850&quot;, &quot;abstract&quot;: &quot;Double emulsions are highly structured fluids consisting of emulsion drops that contain smaller droplets inside. Although double emulsions are potentially of commercial value, traditional fabrication by means of two emulsification steps leads to very ill-controlled structuring. Using a microcapillary device, we fabricated double emulsions that contained a single internal droplet in a core-shell geometry. We show that the droplet size can be quantitatively predicted from the flow profiles of the fluids. The double emulsions were used to generate encapsulation structures by manipulating the properties of the fluid that makes up the shell. The high degree of control afforded by this method and the completely separate fluid streams make this a flexible and promising technique.&quot;, &quot;author&quot;: [{&quot;dropping-particle&quot;: &quot;&quot;, &quot;family&quot;: &quot;Utada&quot;, &quot;given&quot;: &quot;A. S.&quot;, &quot;non-dropping-particle&quot;: &quot;&quot;, &quot;parse-names&quot;: false, &quot;suffix&quot;: &quot;&quot;}, {&quot;dropping-particle&quot;: &quot;&quot;, &quot;family&quot;: &quot;Lorenceau&quot;, &quot;given&quot;: &quot;E.&quot;, &quot;non-dropping-particle&quot;: &quot;&quot;, &quot;parse-names&quot;: false, &quot;suffix&quot;: &quot;&quot;}, {&quot;dropping-particle&quot;: &quot;&quot;, &quot;family&quot;: &quot;Link&quot;, &quot;given&quot;: &quot;D. R.&quot;, &quot;non-dropping-particle&quot;: &quot;&quot;, &quot;parse-names&quot;: false, &quot;suffix&quot;: &quot;&quot;}, {&quot;dropping-particle&quot;: &quot;&quot;, &quot;family&quot;: &quot;Kaplan&quot;, &quot;given&quot;: &quot;P. D.&quot;, &quot;non-dropping-particle&quot;: &quot;&quot;, &quot;parse-names&quot;: false, &quot;suffix&quot;: &quot;&quot;}, {&quot;dropping-particle&quot;: &quot;&quot;, &quot;family&quot;: &quot;Stone&quot;, &quot;given&quot;: &quot;H. A.&quot;, &quot;non-dropping-particle&quot;: &quot;&quot;, &quot;parse-names&quot;: false, &quot;suffix&quot;: &quot;&quot;}, {&quot;dropping-particle&quot;: &quot;&quot;, &quot;family&quot;: &quot;Weitz&quot;, &quot;given&quot;: &quot;D. A.&quot;, &quot;non-dropping-particle&quot;: &quot;&quot;, &quot;parse-names&quot;: false, &quot;suffix&quot;: &quot;&quot;}], &quot;container-title&quot;: &quot;Science&quot;, &quot;id&quot;: &quot;ITEM-1&quot;, &quot;issue&quot;: &quot;5721&quot;, &quot;issued&quot;: {&quot;date-parts&quot;: [[&quot;2005&quot;]]}, &quot;page&quot;: &quot;537-541&quot;, &quot;title&quot;: &quot;Monodisperse double emulsions generated from a microcapillary device&quot;, &quot;type&quot;: &quot;article-journal&quot;, &quot;volume&quot;: &quot;308&quot;}, &quot;uris&quot;: [&quot;http://www.mendeley.com/documents/?uuid=2814d1e4-31ca-4f99-8b65-b0aca24d907b&quot;]}, {&quot;id&quot;: &quot;ITEM-2&quot;, &quot;itemData&quot;: {&quot;DOI&quot;: &quot;10.1557/mrs2007.145&quot;, &quot;ISSN&quot;: &quot;08837694&quot;, &quot;abstract&quot;: &quot;The following article is based on the Symposium X presentation given by David A. Weitz (Harvard University) on April 11, 2007, at the Materials Research Society Spring Meeting in San Francisco. The article describes how simple microfluidic devices can be used to control fluid flow and produce a variety of new materials. Based on the concepts of coaxial flow and hydrodynamically focused flow, used alone or in various combinations, the devices can produce precisely controlled double emulsions (droplets within droplets) and even triple emulsions (double emulsions suspended in a third droplet). These structures, which can be created in a single microfluidic device, have various applications such as encapsulants for drugs, cosmetics, or food additives.&quot;, &quot;author&quot;: [{&quot;dropping-particle&quot;: &quot;&quot;, &quot;family&quot;: &quot;Utada&quot;, &quot;given&quot;: &quot;A. S.&quot;, &quot;non-dropping-particle&quot;: &quot;&quot;, &quot;parse-names&quot;: false, &quot;suffix&quot;: &quot;&quot;}, {&quot;dropping-particle&quot;: &quot;&quot;, &quot;family&quot;: &quot;Chu&quot;, &quot;given&quot;: &quot;L. Y.&quot;, &quot;non-dropping-particle&quot;: &quot;&quot;, &quot;parse-names&quot;: false, &quot;suffix&quot;: &quot;&quot;}, {&quot;dropping-particle&quot;: &quot;&quot;, &quot;family&quot;: &quot;Fernandez-Nieves&quot;, &quot;given&quot;: &quot;A.&quot;, &quot;non-dropping-particle&quot;: &quot;&quot;, &quot;parse-names&quot;: false, &quot;suffix&quot;: &quot;&quot;}, {&quot;dropping-particle&quot;: &quot;&quot;, &quot;family&quot;: &quot;Link&quot;, &quot;given&quot;: &quot;D. R.&quot;, &quot;non-dropping-particle&quot;: &quot;&quot;, &quot;parse-names&quot;: false, &quot;suffix&quot;: &quot;&quot;}, {&quot;dropping-particle&quot;: &quot;&quot;, &quot;family&quot;: &quot;Holtze&quot;, &quot;given&quot;: &quot;C.&quot;, &quot;non-dropping-particle&quot;: &quot;&quot;, &quot;parse-names&quot;: false, &quot;suffix&quot;: &quot;&quot;}, {&quot;dropping-particle&quot;: &quot;&quot;, &quot;family&quot;: &quot;Weitz&quot;, &quot;given&quot;: &quot;D. A.&quot;, &quot;non-dropping-particle&quot;: &quot;&quot;, &quot;parse-names&quot;: false, &quot;suffix&quot;: &quot;&quot;}], &quot;container-title&quot;: &quot;MRS Bulletin&quot;, &quot;id&quot;: &quot;ITEM-2&quot;, &quot;issue&quot;: &quot;9&quot;, &quot;issued&quot;: {&quot;date-parts&quot;: [[&quot;2007&quot;]]}, &quot;page&quot;: &quot;702-708&quot;, &quot;title&quot;: &quot;Dripping, jetting, drops, and wetting: The magic of microfluidics&quot;, &quot;type&quot;: &quot;article-journal&quot;, &quot;volume&quot;: &quot;32&quot;}, &quot;uris&quot;: [&quot;http://www.mendeley.com/documents/?uuid=7293d444-d51d-32eb-a7d4-0eabcb355fa6&quot;]}], &quot;mendeley&quot;: {&quot;formattedCitation&quot;: &quot;&lt;sup&gt;23,24&lt;/sup&gt;&quot;, &quot;plainTextFormattedCitation&quot;: &quot;23,24&quot;, &quot;previouslyFormattedCitation&quot;: &quot;&lt;sup&gt;23,24&lt;/sup&gt;&quot;}, &quot;properties&quot;: {&quot;noteIndex&quot;: 0}, &quot;schema&quot;: &quot;https://github.com/citation-style-language/schema/raw/master/csl-citation.json&quot;} RNDSIZTZsVmPu"/><text:span text:style-name="T47">23,24</text:span><text:reference-mark-end text:name="ADDIN CSL_CITATION {&quot;citationItems&quot;: [{&quot;id&quot;: &quot;ITEM-1&quot;, &quot;itemData&quot;: {&quot;DOI&quot;: &quot;10.1126/science.1109164&quot;, &quot;ISSN&quot;: &quot;00368075&quot;, &quot;PMID&quot;: &quot;15845850&quot;, &quot;abstract&quot;: &quot;Double emulsions are highly structured fluids consisting of emulsion drops that contain smaller droplets inside. Although double emulsions are potentially of commercial value, traditional fabrication by means of two emulsification steps leads to very ill-controlled structuring. Using a microcapillary device, we fabricated double emulsions that contained a single internal droplet in a core-shell geometry. We show that the droplet size can be quantitatively predicted from the flow profiles of the fluids. The double emulsions were used to generate encapsulation structures by manipulating the properties of the fluid that makes up the shell. The high degree of control afforded by this method and the completely separate fluid streams make this a flexible and promising technique.&quot;, &quot;author&quot;: [{&quot;dropping-particle&quot;: &quot;&quot;, &quot;family&quot;: &quot;Utada&quot;, &quot;given&quot;: &quot;A. S.&quot;, &quot;non-dropping-particle&quot;: &quot;&quot;, &quot;parse-names&quot;: false, &quot;suffix&quot;: &quot;&quot;}, {&quot;dropping-particle&quot;: &quot;&quot;, &quot;family&quot;: &quot;Lorenceau&quot;, &quot;given&quot;: &quot;E.&quot;, &quot;non-dropping-particle&quot;: &quot;&quot;, &quot;parse-names&quot;: false, &quot;suffix&quot;: &quot;&quot;}, {&quot;dropping-particle&quot;: &quot;&quot;, &quot;family&quot;: &quot;Link&quot;, &quot;given&quot;: &quot;D. R.&quot;, &quot;non-dropping-particle&quot;: &quot;&quot;, &quot;parse-names&quot;: false, &quot;suffix&quot;: &quot;&quot;}, {&quot;dropping-particle&quot;: &quot;&quot;, &quot;family&quot;: &quot;Kaplan&quot;, &quot;given&quot;: &quot;P. D.&quot;, &quot;non-dropping-particle&quot;: &quot;&quot;, &quot;parse-names&quot;: false, &quot;suffix&quot;: &quot;&quot;}, {&quot;dropping-particle&quot;: &quot;&quot;, &quot;family&quot;: &quot;Stone&quot;, &quot;given&quot;: &quot;H. A.&quot;, &quot;non-dropping-particle&quot;: &quot;&quot;, &quot;parse-names&quot;: false, &quot;suffix&quot;: &quot;&quot;}, {&quot;dropping-particle&quot;: &quot;&quot;, &quot;family&quot;: &quot;Weitz&quot;, &quot;given&quot;: &quot;D. A.&quot;, &quot;non-dropping-particle&quot;: &quot;&quot;, &quot;parse-names&quot;: false, &quot;suffix&quot;: &quot;&quot;}], &quot;container-title&quot;: &quot;Science&quot;, &quot;id&quot;: &quot;ITEM-1&quot;, &quot;issue&quot;: &quot;5721&quot;, &quot;issued&quot;: {&quot;date-parts&quot;: [[&quot;2005&quot;]]}, &quot;page&quot;: &quot;537-541&quot;, &quot;title&quot;: &quot;Monodisperse double emulsions generated from a microcapillary device&quot;, &quot;type&quot;: &quot;article-journal&quot;, &quot;volume&quot;: &quot;308&quot;}, &quot;uris&quot;: [&quot;http://www.mendeley.com/documents/?uuid=2814d1e4-31ca-4f99-8b65-b0aca24d907b&quot;]}, {&quot;id&quot;: &quot;ITEM-2&quot;, &quot;itemData&quot;: {&quot;DOI&quot;: &quot;10.1557/mrs2007.145&quot;, &quot;ISSN&quot;: &quot;08837694&quot;, &quot;abstract&quot;: &quot;The following article is based on the Symposium X presentation given by David A. Weitz (Harvard University) on April 11, 2007, at the Materials Research Society Spring Meeting in San Francisco. The article describes how simple microfluidic devices can be used to control fluid flow and produce a variety of new materials. Based on the concepts of coaxial flow and hydrodynamically focused flow, used alone or in various combinations, the devices can produce precisely controlled double emulsions (droplets within droplets) and even triple emulsions (double emulsions suspended in a third droplet). These structures, which can be created in a single microfluidic device, have various applications such as encapsulants for drugs, cosmetics, or food additives.&quot;, &quot;author&quot;: [{&quot;dropping-particle&quot;: &quot;&quot;, &quot;family&quot;: &quot;Utada&quot;, &quot;given&quot;: &quot;A. S.&quot;, &quot;non-dropping-particle&quot;: &quot;&quot;, &quot;parse-names&quot;: false, &quot;suffix&quot;: &quot;&quot;}, {&quot;dropping-particle&quot;: &quot;&quot;, &quot;family&quot;: &quot;Chu&quot;, &quot;given&quot;: &quot;L. Y.&quot;, &quot;non-dropping-particle&quot;: &quot;&quot;, &quot;parse-names&quot;: false, &quot;suffix&quot;: &quot;&quot;}, {&quot;dropping-particle&quot;: &quot;&quot;, &quot;family&quot;: &quot;Fernandez-Nieves&quot;, &quot;given&quot;: &quot;A.&quot;, &quot;non-dropping-particle&quot;: &quot;&quot;, &quot;parse-names&quot;: false, &quot;suffix&quot;: &quot;&quot;}, {&quot;dropping-particle&quot;: &quot;&quot;, &quot;family&quot;: &quot;Link&quot;, &quot;given&quot;: &quot;D. R.&quot;, &quot;non-dropping-particle&quot;: &quot;&quot;, &quot;parse-names&quot;: false, &quot;suffix&quot;: &quot;&quot;}, {&quot;dropping-particle&quot;: &quot;&quot;, &quot;family&quot;: &quot;Holtze&quot;, &quot;given&quot;: &quot;C.&quot;, &quot;non-dropping-particle&quot;: &quot;&quot;, &quot;parse-names&quot;: false, &quot;suffix&quot;: &quot;&quot;}, {&quot;dropping-particle&quot;: &quot;&quot;, &quot;family&quot;: &quot;Weitz&quot;, &quot;given&quot;: &quot;D. A.&quot;, &quot;non-dropping-particle&quot;: &quot;&quot;, &quot;parse-names&quot;: false, &quot;suffix&quot;: &quot;&quot;}], &quot;container-title&quot;: &quot;MRS Bulletin&quot;, &quot;id&quot;: &quot;ITEM-2&quot;, &quot;issue&quot;: &quot;9&quot;, &quot;issued&quot;: {&quot;date-parts&quot;: [[&quot;2007&quot;]]}, &quot;page&quot;: &quot;702-708&quot;, &quot;title&quot;: &quot;Dripping, jetting, drops, and wetting: The magic of microfluidics&quot;, &quot;type&quot;: &quot;article-journal&quot;, &quot;volume&quot;: &quot;32&quot;}, &quot;uris&quot;: [&quot;http://www.mendeley.com/documents/?uuid=7293d444-d51d-32eb-a7d4-0eabcb355fa6&quot;]}], &quot;mendeley&quot;: {&quot;formattedCitation&quot;: &quot;&lt;sup&gt;23,24&lt;/sup&gt;&quot;, &quot;plainTextFormattedCitation&quot;: &quot;23,24&quot;, &quot;previouslyFormattedCitation&quot;: &quot;&lt;sup&gt;23,24&lt;/sup&gt;&quot;}, &quot;properties&quot;: {&quot;noteIndex&quot;: 0}, &quot;schema&quot;: &quot;https://github.com/citation-style-language/schema/raw/master/csl-citation.json&quot;} RNDSIZTZsVmPu"/><text:span text:style-name="T25">⁠ </text:span><text:span text:style-name="T26">The ability to control the flow rates independently allows production of confining walls with a wide range of curvature, the key parameter of the confinement. </text:span><text:span text:style-name="T27">The inner droplet, on the other hand, serves as a probe which allows us to extract </text:span><text:span text:style-name="T28">information</text:span><text:span text:style-name="T27"> of the active bath in the aqueous shell.</text:span><text:span text:style-name="T21"> </text:span></text:p>
      <text:p text:style-name="P56"><text:span text:style-name="T21">T</text:span><text:span text:style-name="T6">he motion of the inner droplet is inherently 3D, posing challenges to conventional microscopies. Here, I propose to </text:span><text:span text:style-name="T29">use the Lagrangian Tracking System developed in Prof. Eric Clement’s lab at PMMH-ESPCI to image the 3D motion.</text:span><text:reference-mark-start text:name="ADDIN CSL_CITATION {&quot;citationItems&quot;: [{&quot;id&quot;: &quot;ITEM-1&quot;, &quot;itemData&quot;: {&quot;DOI&quot;: &quot;10.1063/1.4982820&quot;, &quot;ISSN&quot;: &quot;10897623&quot;, &quot;PMID&quot;: &quot;28571422&quot;, &quot;abstract&quot;: &quot;We describe the development of a tracking device, mounted on an epi-fluorescent inverted microscope, suited to obtain time resolved 3D Lagrangian tracks of fluorescent passive or active micro-objects in microfluidic devices. The system is based on real-time image processing, determining the displacement of a x, y mechanical stage to keep the chosen object at a fixed position in the observation frame. The z displacement is based on the refocusing of the fluorescent object determining the displacement of a piezo mover keeping the moving object in focus. Track coordinates of the object with respect to the microfluidic device as well as images of the object are obtained at a frequency of several tenths of Hertz. This device is particularly well adapted to obtain trajectories of motile micro-organisms in microfluidic devices with or without flow.&quot;, &quot;author&quot;: [{&quot;dropping-particle&quot;: &quot;&quot;, &quot;family&quot;: &quot;Darnige&quot;, &quot;given&quot;: &quot;T.&quot;, &quot;non-dropping-particle&quot;: &quot;&quot;, &quot;parse-names&quot;: false, &quot;suffix&quot;: &quot;&quot;}, {&quot;dropping-particle&quot;: &quot;&quot;, &quot;family&quot;: &quot;Figueroa-Morales&quot;, &quot;given&quot;: &quot;N.&quot;, &quot;non-dropping-particle&quot;: &quot;&quot;, &quot;parse-names&quot;: false, &quot;suffix&quot;: &quot;&quot;}, {&quot;dropping-particle&quot;: &quot;&quot;, &quot;family&quot;: &quot;Bohec&quot;, &quot;given&quot;: &quot;P.&quot;, &quot;non-dropping-particle&quot;: &quot;&quot;, &quot;parse-names&quot;: false, &quot;suffix&quot;: &quot;&quot;}, {&quot;dropping-particle&quot;: &quot;&quot;, &quot;family&quot;: &quot;Lindner&quot;, &quot;given&quot;: &quot;A.&quot;, &quot;non-dropping-particle&quot;: &quot;&quot;, &quot;parse-names&quot;: false, &quot;suffix&quot;: &quot;&quot;}, {&quot;dropping-particle&quot;: &quot;&quot;, &quot;family&quot;: &quot;Cl\u00e9ment&quot;, &quot;given&quot;: &quot;E.&quot;, &quot;non-dropping-particle&quot;: &quot;&quot;, &quot;parse-names&quot;: false, &quot;suffix&quot;: &quot;&quot;}], &quot;container-title&quot;: &quot;Review of Scientific Instruments&quot;, &quot;id&quot;: &quot;ITEM-1&quot;, &quot;issue&quot;: &quot;5&quot;, &quot;issued&quot;: {&quot;date-parts&quot;: [[&quot;2017&quot;]]}, &quot;page&quot;: &quot;055106&quot;, &quot;title&quot;: &quot;Lagrangian 3D tracking of fluorescent microscopic objects in motion&quot;, &quot;type&quot;: &quot;article-journal&quot;, &quot;volume&quot;: &quot;88&quot;}, &quot;uris&quot;: [&quot;http://www.mendeley.com/documents/?uuid=c5ac5983-fd48-4968-902a-7c18f57e9990&quot;]}], &quot;mendeley&quot;: {&quot;formattedCitation&quot;: &quot;&lt;sup&gt;25&lt;/sup&gt;&quot;, &quot;plainTextFormattedCitation&quot;: &quot;25&quot;}, &quot;properties&quot;: {&quot;noteIndex&quot;: 0}, &quot;schema&quot;: &quot;https://github.com/citation-style-language/schema/raw/master/csl-citation.json&quot;} RNDqjG6QxJc1Q"/><text:span text:style-name="T48">25</text:span><text:reference-mark-end text:name="ADDIN CSL_CITATION {&quot;citationItems&quot;: [{&quot;id&quot;: &quot;ITEM-1&quot;, &quot;itemData&quot;: {&quot;DOI&quot;: &quot;10.1063/1.4982820&quot;, &quot;ISSN&quot;: &quot;10897623&quot;, &quot;PMID&quot;: &quot;28571422&quot;, &quot;abstract&quot;: &quot;We describe the development of a tracking device, mounted on an epi-fluorescent inverted microscope, suited to obtain time resolved 3D Lagrangian tracks of fluorescent passive or active micro-objects in microfluidic devices. The system is based on real-time image processing, determining the displacement of a x, y mechanical stage to keep the chosen object at a fixed position in the observation frame. The z displacement is based on the refocusing of the fluorescent object determining the displacement of a piezo mover keeping the moving object in focus. Track coordinates of the object with respect to the microfluidic device as well as images of the object are obtained at a frequency of several tenths of Hertz. This device is particularly well adapted to obtain trajectories of motile micro-organisms in microfluidic devices with or without flow.&quot;, &quot;author&quot;: [{&quot;dropping-particle&quot;: &quot;&quot;, &quot;family&quot;: &quot;Darnige&quot;, &quot;given&quot;: &quot;T.&quot;, &quot;non-dropping-particle&quot;: &quot;&quot;, &quot;parse-names&quot;: false, &quot;suffix&quot;: &quot;&quot;}, {&quot;dropping-particle&quot;: &quot;&quot;, &quot;family&quot;: &quot;Figueroa-Morales&quot;, &quot;given&quot;: &quot;N.&quot;, &quot;non-dropping-particle&quot;: &quot;&quot;, &quot;parse-names&quot;: false, &quot;suffix&quot;: &quot;&quot;}, {&quot;dropping-particle&quot;: &quot;&quot;, &quot;family&quot;: &quot;Bohec&quot;, &quot;given&quot;: &quot;P.&quot;, &quot;non-dropping-particle&quot;: &quot;&quot;, &quot;parse-names&quot;: false, &quot;suffix&quot;: &quot;&quot;}, {&quot;dropping-particle&quot;: &quot;&quot;, &quot;family&quot;: &quot;Lindner&quot;, &quot;given&quot;: &quot;A.&quot;, &quot;non-dropping-particle&quot;: &quot;&quot;, &quot;parse-names&quot;: false, &quot;suffix&quot;: &quot;&quot;}, {&quot;dropping-particle&quot;: &quot;&quot;, &quot;family&quot;: &quot;Cl\u00e9ment&quot;, &quot;given&quot;: &quot;E.&quot;, &quot;non-dropping-particle&quot;: &quot;&quot;, &quot;parse-names&quot;: false, &quot;suffix&quot;: &quot;&quot;}], &quot;container-title&quot;: &quot;Review of Scientific Instruments&quot;, &quot;id&quot;: &quot;ITEM-1&quot;, &quot;issue&quot;: &quot;5&quot;, &quot;issued&quot;: {&quot;date-parts&quot;: [[&quot;2017&quot;]]}, &quot;page&quot;: &quot;055106&quot;, &quot;title&quot;: &quot;Lagrangian 3D tracking of fluorescent microscopic objects in motion&quot;, &quot;type&quot;: &quot;article-journal&quot;, &quot;volume&quot;: &quot;88&quot;}, &quot;uris&quot;: [&quot;http://www.mendeley.com/documents/?uuid=c5ac5983-fd48-4968-902a-7c18f57e9990&quot;]}], &quot;mendeley&quot;: {&quot;formattedCitation&quot;: &quot;&lt;sup&gt;25&lt;/sup&gt;&quot;, &quot;plainTextFormattedCitation&quot;: &quot;25&quot;}, &quot;properties&quot;: {&quot;noteIndex&quot;: 0}, &quot;schema&quot;: &quot;https://github.com/citation-style-language/schema/raw/master/csl-citation.json&quot;} RNDqjG6QxJc1Q"/><text:span text:style-name="T29">⁠ The rotated confocal microscope at Gulliver-ESPCI will be used for more time resolved vertical motions (Fig. XX). </text:span><text:span text:style-name="T56">Is there a proper citation for confocal?</text:span></text:p>
      <text:p text:style-name="P55"><text:span text:style-name="T29">Combining the microfluidic technique and the advanced microscopy at ESPCI, </text:span><text:span text:style-name="T30">I will be able to collect valuable data for the simple model system of active matter under confinement. These data will then be </text:span><text:span text:style-name="T31">compared</text:span><text:span text:style-name="T30"> with </text:span><text:span text:style-name="T31">theoretical models developed by</text:span><text:span text:style-name="T30"> our external collaborator Prof. Rodrigo Soto at </text:span><text:span text:style-name="T31">the University of Chile. </text:span><text:span text:style-name="T57">The preliminary model based on a Langevin-type equation has qualitatively captured the saturation value of the mean square displacement (MSD) of inner droplets. More experimental data will facilitate further development of the model, and eventually close the gap between theory and application. </text:span></text:p>
      <text:p text:style-name="P57"><text:span text:style-name="T6">Methodology (a conceptual framework for research!)</text:span></text:p>
      <text:p text:style-name="P58"><text:span text:style-name="T6">Aims – Literature reivews – Research questions – Methods – Resources – Ethics – Outcomes </text:span></text:p>
      <text:list xml:id="list174414717120242" text:continue-numbering="true" text:style-name="WWNum1">
        <text:list-item>
          <text:list>
            <text:list-item>
              <text:p text:style-name="P48">Soundness of the proposed methodology (including interdisciplinary approaches, consideration of the gender dimension and other diversity aspects if relevant for the research project, and the quality of open science practices, including sharing and management of research outputs and engagement of citizens, civil society and end users, where appropriate)</text:p>
            </text:list-item>
          </text:list>
        </text:list-item>
      </text:list>
      <text:p text:style-name="P41"/>
      <text:p text:style-name="P29">Insert here text for your proposal</text:p>
      <text:p text:style-name="P29"/>
      <text:list xml:id="list174414795820903" text:continue-numbering="true" text:style-name="WWNum1">
        <text:list-item>
          <text:list>
            <text:list-item>
              <text:p text:style-name="P48">Quality of the supervision, training and of the two-way transfer of knowledge between the researcher and the host</text:p>
            </text:list-item>
          </text:list>
        </text:list-item>
      </text:list>
      <text:p text:style-name="P42"/>
      <text:p text:style-name="P29">Insert here text for your proposal</text:p>
      <text:p text:style-name="P29"/>
      <text:p text:style-name="P16"><text:span text:style-name="T66">1.4</text:span><text:span text:style-name="T68"><text:tab/></text:span><text:span text:style-name="T66">Quality and appropriateness of the researcher’s professional experience, competences and skills</text:span></text:p>
      <text:p text:style-name="P17"/>
      <text:p text:style-name="P29">Insert here text for your proposal</text:p>
      <text:p text:style-name="P29"/>
      <text:p text:style-name="P22">2.<text:tab/>Impact</text:p>
      <text:p text:style-name="P20"><text:s/></text:p>
      <text:p text:style-name="P17">2.1<text:tab/>Credibility of the measures to enhance the career perspectives and employability of the researcher and contribution to his/her skills development</text:p>
      <text:p text:style-name="P17"/>
      <text:p text:style-name="P29">Insert here text for your proposal</text:p>
      <text:p text:style-name="P29"><text:soft-page-break/></text:p>
      <text:p text:style-name="P16"><text:span text:style-name="T66">2.2</text:span><text:span text:style-name="T68"><text:tab/></text:span><text:span text:style-name="T66">Suitability and quality of the measures to maximise expected outcomes and impacts, as set out in the dissemination and exploitation plan, including communication activities</text:span></text:p>
      <text:p text:style-name="P29"/>
      <text:p text:style-name="P29">Insert here text for your proposal</text:p>
      <text:p text:style-name="P17">2.3. The magnitude and importance of the project’s contribution to the expected scientific, societal and economic impacts</text:p>
      <text:p text:style-name="P29"/>
      <text:p text:style-name="P29">Insert here text for your proposal</text:p>
      <text:p text:style-name="P29"/>
      <text:p text:style-name="P16"><text:span text:style-name="T63">3.</text:span><text:span text:style-name="T64"><text:tab/></text:span><text:span text:style-name="T63">Quality and Efficiency of the Implementation</text:span></text:p>
      <text:p text:style-name="P17"><text:s/></text:p>
      <text:p text:style-name="P16"><text:span text:style-name="T66">3.1</text:span><text:span text:style-name="T68"><text:tab/></text:span><text:span text:style-name="T66">Quality and effectiveness of the work plan, assessment of risks and appropriateness of the effort assigned to work packages</text:span></text:p>
      <text:p text:style-name="P29"/>
      <text:p text:style-name="P29">Insert here text for your proposal</text:p>
      <text:p text:style-name="P29"/>
      <text:p text:style-name="P16"><text:span text:style-name="T66">3.2</text:span><text:span text:style-name="T68"><text:tab/></text:span><text:span text:style-name="T66">Quality and capacity of the host institutions and participating organisations, including hosting arrangements</text:span><text:span text:style-name="T68"> </text:span></text:p>
      <text:p text:style-name="P29"/>
      <text:p text:style-name="P29">Insert here text for your proposal</text:p>
      <text:p text:style-name="P29"/>
      <text:p text:style-name="P29"/>
      <text:p text:style-name="P18">--------------------------------------- End of page count (max 10 pages) -------------------------------</text:p>
      <text:p text:style-name="P33"/>
      <text:p text:style-name="P35"/>
      <text:p text:style-name="P13">Part B-2</text:p>
      <text:p text:style-name="P10"><text:span text:style-name="T88">(</text:span><text:span text:style-name="T89">No overall page limit applied</text:span><text:span text:style-name="T88">)</text:span></text:p>
      <text:p text:style-name="P11"/>
      <text:p text:style-name="P31">4. <text:tab/>CV of the researcher</text:p>
      <text:p text:style-name="P32">Insert here text for your proposal</text:p>
      <text:p text:style-name="P14"/>
      <text:p text:style-name="P14">5. <text:tab/>Capacity of the Participating Organisation(s) </text:p>
      <text:p text:style-name="P12"/>
      <text:p text:style-name="P16"><text:span text:style-name="T67">5.1 Template table: </text:span><text:span text:style-name="T65">Overview of Participating Organisations</text:span><text:span text:style-name="T67"> </text:span></text:p>
      <text:p text:style-name="P18"/>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26">Organisation role</text:p>
          </table:table-cell>
          <table:table-cell table:style-name="Table1.A1" office:value-type="string">
            <text:p text:style-name="P26">PIC</text:p>
          </table:table-cell>
          <table:table-cell table:style-name="Table1.A1" office:value-type="string">
            <text:p text:style-name="P26">Legal Entity Short Name</text:p>
          </table:table-cell>
          <table:table-cell table:style-name="Table1.A1" office:value-type="string">
            <text:p text:style-name="P26">Academic organisation</text:p>
            <text:p text:style-name="P26">(Y/N)</text:p>
          </table:table-cell>
          <table:table-cell table:style-name="Table1.A1" office:value-type="string">
            <text:p text:style-name="P26">Country </text:p>
          </table:table-cell>
          <table:table-cell table:style-name="Table1.A1" office:value-type="string">
            <text:p text:style-name="P26">Name of Supervisor </text:p>
          </table:table-cell>
        </table:table-row>
        <table:table-row table:style-name="Table1.2">
          <table:table-cell table:style-name="Table1.A2" office:value-type="string">
            <text:p text:style-name="P24">Beneficiary</text:p>
          </table:table-cell>
          <table:table-cell table:style-name="Table1.B2" office:value-type="string">
            <text:p text:style-name="P23"/>
          </table:table-cell>
          <table:table-cell table:style-name="Table1.C2" office:value-type="string">
            <text:p text:style-name="P23"><text:s/></text:p>
          </table:table-cell>
          <table:table-cell table:style-name="Table1.D2" office:value-type="string">
            <text:p text:style-name="P23"/>
          </table:table-cell>
          <table:table-cell table:style-name="Table1.E2" office:value-type="string">
            <text:p text:style-name="P23"><text:s text:c="2"/></text:p>
          </table:table-cell>
          <table:table-cell table:style-name="Table1.F2" office:value-type="string">
            <text:p text:style-name="P23"><text:s text:c="2"/></text:p>
          </table:table-cell>
        </table:table-row>
        <table:table-row table:style-name="Table1.2">
          <table:table-cell table:style-name="Table1.A3" office:value-type="string">
            <text:p text:style-name="P25">Associated partner linked to a beneficiary (if applicable)</text:p>
          </table:table-cell>
          <table:table-cell table:style-name="Table1.B3" office:value-type="string">
            <text:p text:style-name="P23"/>
          </table:table-cell>
          <table:table-cell table:style-name="Table1.C3" office:value-type="string">
            <text:p text:style-name="P23"><text:s/></text:p>
          </table:table-cell>
          <table:table-cell table:style-name="Table1.D3" office:value-type="string">
            <text:p text:style-name="P23"/>
          </table:table-cell>
          <table:table-cell table:style-name="Table1.E3" office:value-type="string">
            <text:p text:style-name="P23"><text:s text:c="2"/></text:p>
          </table:table-cell>
          <table:table-cell table:style-name="Table1.F3" office:value-type="string">
            <text:p text:style-name="P23"><text:s text:c="2"/></text:p>
          </table:table-cell>
        </table:table-row>
        <table:table-row table:style-name="Table1.2">
          <table:table-cell table:style-name="Table1.A4" office:value-type="string">
            <text:p text:style-name="P24">Associated partner for outgoing phase (mandatory for GF) </text:p>
          </table:table-cell>
          <table:table-cell table:style-name="Table1.B4" office:value-type="string">
            <text:p text:style-name="P23"/>
          </table:table-cell>
          <table:table-cell table:style-name="Table1.C4" office:value-type="string">
            <text:p text:style-name="P23"><text:s/></text:p>
          </table:table-cell>
          <table:table-cell table:style-name="Table1.D4" office:value-type="string">
            <text:p text:style-name="P23"/>
          </table:table-cell>
          <table:table-cell table:style-name="Table1.E4" office:value-type="string">
            <text:p text:style-name="P23"><text:s text:c="2"/></text:p>
          </table:table-cell>
          <table:table-cell table:style-name="Table1.F4" office:value-type="string">
            <text:p text:style-name="P23"><text:s text:c="2"/></text:p>
          </table:table-cell>
        </table:table-row>
        <table:table-row table:style-name="Table1.2">
          <table:table-cell table:style-name="Table1.A5" office:value-type="string">
            <text:p text:style-name="P24">Associated partner for secondment (optional)</text:p>
          </table:table-cell>
          <table:table-cell table:style-name="Table1.B5" office:value-type="string">
            <text:p text:style-name="P23"/>
          </table:table-cell>
          <table:table-cell table:style-name="Table1.C5" office:value-type="string">
            <text:p text:style-name="P23"><text:s/></text:p>
          </table:table-cell>
          <table:table-cell table:style-name="Table1.D5" office:value-type="string">
            <text:p text:style-name="P23"/>
          </table:table-cell>
          <table:table-cell table:style-name="Table1.E5" office:value-type="string">
            <text:p text:style-name="P23"><text:s text:c="2"/></text:p>
          </table:table-cell>
          <table:table-cell table:style-name="Table1.F5" office:value-type="string">
            <text:p text:style-name="P23"><text:s text:c="2"/></text:p>
          </table:table-cell>
        </table:table-row>
        <table:table-row table:style-name="Table1.2">
          <table:table-cell table:style-name="Table1.A6" office:value-type="string">
            <text:p text:style-name="P24">Associated partner for non-academic placement (optional) </text:p>
          </table:table-cell>
          <table:table-cell table:style-name="Table1.B6" office:value-type="string">
            <text:p text:style-name="P23"/>
          </table:table-cell>
          <table:table-cell table:style-name="Table1.C6" office:value-type="string">
            <text:p text:style-name="P23"><text:s/></text:p>
          </table:table-cell>
          <table:table-cell table:style-name="Table1.D6" office:value-type="string">
            <text:p text:style-name="P23"/>
          </table:table-cell>
          <table:table-cell table:style-name="Table1.E6" office:value-type="string">
            <text:p text:style-name="P23"><text:s text:c="2"/></text:p>
          </table:table-cell>
          <table:table-cell table:style-name="Table1.F6" office:value-type="string">
            <text:p text:style-name="P23"><text:s text:c="2"/></text:p>
          </table:table-cell>
        </table:table-row>
        <table:table-row table:style-name="Table1.2">
          <table:table-cell table:style-name="Table1.A7" office:value-type="string">
            <text:p text:style-name="P24">Other: ________</text:p>
          </table:table-cell>
          <table:table-cell table:style-name="Table1.B7" office:value-type="string">
            <text:p text:style-name="P23"/>
          </table:table-cell>
          <table:table-cell table:style-name="Table1.C7" office:value-type="string">
            <text:p text:style-name="P23"><text:s/></text:p>
          </table:table-cell>
          <table:table-cell table:style-name="Table1.D7" office:value-type="string">
            <text:p text:style-name="P23"/>
          </table:table-cell>
          <table:table-cell table:style-name="Table1.E7" office:value-type="string">
            <text:p text:style-name="P23"><text:s text:c="2"/></text:p>
          </table:table-cell>
          <table:table-cell table:style-name="Table1.F7" office:value-type="string">
            <text:p text:style-name="P23"><text:s text:c="2"/></text:p>
          </table:table-cell>
        </table:table-row>
      </table:table>
      <text:p text:style-name="P21"><text:s/></text:p>
      <text:p text:style-name="P44"/>
      <text:p text:style-name="P16"><text:span text:style-name="T67">5.2 Template table: </text:span><text:span text:style-name="T65">Capacity of the Participating Organisations</text:span><text:span text:style-name="T67"> </text:span></text:p>
      <text:p text:style-name="P19"/>
      <table:table table:name="Table2" table:style-name="Table2">
        <table:table-column table:style-name="Table2.A"/>
        <table:table-column table:style-name="Table2.B"/>
        <table:table-row table:style-name="Table2.1">
          <table:table-cell table:style-name="Table2.A1" table:number-columns-spanned="2" office:value-type="string">
            <text:p text:style-name="P4">Choose one of: </text:p>
            <text:p text:style-name="P3"><text:span text:style-name="T91"></text:span><text:span text:style-name="T90"> Beneficiary (compulsory) </text:span></text:p>
            <text:p text:style-name="P3"><text:span text:style-name="T91"></text:span><text:span text:style-name="T90"> Associated partner linked to a beneficiary (if applicable) </text:span></text:p>
            <text:p text:style-name="P3"><text:span text:style-name="T91"></text:span><text:span text:style-name="T90"> Associated partner for outgoing phase (compulsory for GF only) </text:span></text:p>
            <text:p text:style-name="P3"><text:span text:style-name="T91"></text:span><text:span text:style-name="T92"> </text:span><text:span text:style-name="T90">Associated partner for secondment (optional)</text:span></text:p>
            <text:p text:style-name="P3"><text:span text:style-name="T91"></text:span><text:span text:style-name="T92"> </text:span><text:span text:style-name="T90">Associated partner for non-academic placement (optional)</text:span></text:p>
            <text:p text:style-name="P7"/>
          </table:table-cell>
          <table:covered-table-cell/>
        </table:table-row>
        <table:table-row table:style-name="Table2.2">
          <table:table-cell table:style-name="Table2.A2" table:number-columns-spanned="2" office:value-type="string">
            <text:p text:style-name="P5">[Full name + Legal Entity Short Name + Country] </text:p>
          </table:table-cell>
          <table:covered-table-cell/>
        </table:table-row>
        <text:soft-page-break/>
        <table:table-row table:style-name="Table2.3">
          <table:table-cell table:style-name="Table2.A2" table:number-columns-spanned="2" office:value-type="string">
            <text:p text:style-name="P6">General description </text:p>
          </table:table-cell>
          <table:covered-table-cell/>
        </table:table-row>
        <table:table-row table:style-name="Table2.4">
          <table:table-cell table:style-name="Table2.A2" office:value-type="string">
            <text:p text:style-name="P6">Role and profile of supervisor </text:p>
          </table:table-cell>
          <table:table-cell table:style-name="Table2.B4" office:value-type="string">
            <text:p text:style-name="P8"/>
          </table:table-cell>
        </table:table-row>
        <table:table-row table:style-name="Table2.4">
          <table:table-cell table:style-name="Table2.A2" office:value-type="string">
            <text:p text:style-name="P6">Key research facilities, Infrastructure and Equipment </text:p>
          </table:table-cell>
          <table:table-cell table:style-name="Table2.B4" office:value-type="string">
            <text:p text:style-name="P8"/>
            <text:p text:style-name="P9"/>
          </table:table-cell>
        </table:table-row>
        <table:table-row table:style-name="Table2.6">
          <table:table-cell table:style-name="Table2.A2" office:value-type="string">
            <text:p text:style-name="P6">Previous and current involvement in EU-funded research and training programmes/actions/projects</text:p>
          </table:table-cell>
          <table:table-cell table:style-name="Table2.B4" office:value-type="string">
            <text:p text:style-name="P9"/>
          </table:table-cell>
        </table:table-row>
      </table:table>
      <text:p text:style-name="P45"/>
      <text:p text:style-name="P45"/>
      <text:p text:style-name="P40">6. <text:tab/>Additional ethics information </text:p>
      <text:p text:style-name="P36"/>
      <text:p text:style-name="P38">Insert here text for your proposal </text:p>
      <text:p text:style-name="P39">(NB: Only if you have additional information that could not be included in the ethics self-assessment)</text:p>
      <text:p text:style-name="P37"/>
      <text:p text:style-name="P37"/>
      <text:p text:style-name="P40">7. <text:tab/>Additional information on security screening</text:p>
      <text:p text:style-name="P36"/>
      <text:p text:style-name="P38">Insert here text for your proposal</text:p>
      <text:p text:style-name="P39">(NB: Only if you answered yes to one of the questions in the security issues table, with the exception of “Does this activity involved HE associated and/or third countries?”)</text:p>
      <text:p text:style-name="P36"/>
      <text:p text:style-name="P47">8. <text:tab/>Letter(s) of commitment from associated partners (host for outgoing phase of Global Fellowship or non-academic placement host)</text:p>
      <text:p text:style-name="P34"/>
      <text:p text:style-name="P38">Insert here text for your proposal</text:p>
      <text:p text:style-name="P46"/>
      <text:p text:style-name="P15"/>
      <text:p text:style-name="P15"/>
      <text:p text:style-name="P15"/>
      <text:p text:style-name="P15"/>
      <text:p text:style-name="P15"/>
      <text:p text:style-name="P15"/>
      <text:p text:style-name="P15"/>
      <text:p text:style-name="P15"/>
      <text:p text:style-name="P27"><text:s/></text:p>
      <text:section text:style-name="Sect1" text:name="ADDIN Mendeley Bibliography CSL_BIBLIOGRAPHY  RNDArXtEFbJcn">
        <text:p text:style-name="P60">1.<text:tab/>Ramaswamy, S. The Mechanics and Statistics of Active Matter. <text:span text:style-name="T102">Annu. Rev. Condens. Matter Phys.</text:span> <text:span text:style-name="T103">1</text:span>, 323–345 (2010).</text:p>
        <text:p text:style-name="P60">2.<text:tab/>Marchetti, M. C. <text:span text:style-name="T102">et al.</text:span> Hydrodynamics of soft active matter. <text:span text:style-name="T102">Rev. Mod. Phys.</text:span> <text:span text:style-name="T103">85</text:span>, 1143–1189 (2013).</text:p>
        <text:p text:style-name="P60"><text:soft-page-break/>3.<text:tab/>Bechinger, C. <text:span text:style-name="T102">et al.</text:span> Active particles in complex and crowded environments. <text:span text:style-name="T102">Rev. Mod. Phys.</text:span> <text:span text:style-name="T103">88</text:span>, (2016).</text:p>
        <text:p text:style-name="P60">4.<text:tab/>Ramaswamy, S. Active matter. <text:span text:style-name="T102">J. Stat. Mech. Theory Exp.</text:span> <text:span text:style-name="T103">2017</text:span>, (2017).</text:p>
        <text:p text:style-name="P60">5.<text:tab/>Ghosh, A., Xu, W., Gupta, N. &amp; Gracias, D. H. Active matter therapeutics. <text:span text:style-name="T102">Nano Today</text:span> <text:span text:style-name="T103">31</text:span>, (2020).</text:p>
        <text:p text:style-name="P60">6.<text:tab/>Chvykov, P. <text:span text:style-name="T102">et al.</text:span> Low rattling: A predictive principle for self-organization in active collectives. <text:span text:style-name="T102">Science (80-. ).</text:span> <text:span text:style-name="T103">371</text:span>, 90–95 (2021).</text:p>
        <text:p text:style-name="P60">7.<text:tab/>Hill, J., Kalkanci, O., McMurry, J. L. &amp; Koser, H. Hydrodynamic surface interactions enable escherichia coli to seek efficient routes to swim upstream. <text:span text:style-name="T102">Phys. Rev. Lett.</text:span> <text:span text:style-name="T103">98</text:span>, 068101 (2007).</text:p>
        <text:p text:style-name="P60">8.<text:tab/>Kaya, T. &amp; Koser, H. Direct upstream motility in Escherichia coli. <text:span text:style-name="T102">Biophys. J.</text:span> <text:span text:style-name="T103">102</text:span>, 1514–1523 (2012).</text:p>
        <text:p text:style-name="P60">9.<text:tab/>Wu, K. T. <text:span text:style-name="T102">et al.</text:span> Transition from turbulent to coherent flows in confined three-dimensional active fluids. <text:span text:style-name="T102">Science (80-. ).</text:span> <text:span text:style-name="T103">355</text:span>, (2017).</text:p>
        <text:p text:style-name="P60">10.<text:tab/>Solon, A. P. <text:span text:style-name="T102">et al.</text:span> Pressure is not a state function for generic active fluids. <text:span text:style-name="T102">Nat. Phys.</text:span> <text:span text:style-name="T103">11</text:span>, 673–678 (2015).</text:p>
        <text:p text:style-name="P60">11.<text:tab/>Takatori, S. C. &amp; Brady, J. F. Towards a thermodynamics of active matter. <text:span text:style-name="T102">Phys. Rev. E - Stat. Nonlinear, Soft Matter Phys.</text:span> <text:span text:style-name="T103">91</text:span>, 032117 (2015).</text:p>
        <text:p text:style-name="P60">12.<text:tab/>Marini Bettolo Marconi, U. &amp; Maggi, C. Towards a statistical mechanical theory of active fluids. <text:span text:style-name="T102">Soft Matter</text:span> <text:span text:style-name="T103">11</text:span>, 8768–8781 (2015).</text:p>
        <text:p text:style-name="P60">13.<text:tab/>Wu, X.-L. &amp; Libchaber, A. Particle diffusion in a quasi-two-dimensional bacterial bath. <text:span text:style-name="T102">Phys. Rev. Lett.</text:span> <text:span text:style-name="T103">84</text:span>, (2000).</text:p>
        <text:p text:style-name="P60">14.<text:tab/>Tailleur, J. &amp; Cates, M. E. Sedimentation, trapping, and rectification of dilute bacteria. <text:span text:style-name="T102">Epl</text:span> <text:span text:style-name="T103">86</text:span>, (2009).</text:p>
        <text:p text:style-name="P60">15.<text:tab/>Palacci, J., Cottin-Bizonne, C., Ybert, C. &amp; Bocquet, L. Sedimentation and effective temperature of active colloidal suspensions. <text:span text:style-name="T102">Phys. Rev. Lett.</text:span> <text:span text:style-name="T103">105</text:span>, 1–4 (2010).</text:p>
        <text:p text:style-name="P60">16.<text:tab/>Maggi, C., Lepore, A., Solari, J., Rizzo, A. &amp; Di Leonardo, R. Motility fractionation of bacteria by centrifugation. <text:span text:style-name="T102">Soft Matter</text:span> <text:span text:style-name="T103">9</text:span>, 10885–10890 (2013).</text:p>
        <text:p text:style-name="P60">17.<text:tab/>Wioland, H., Lushi, E. &amp; Goldstein, R. E. Directed collective motion of bacteria under channel confinement. <text:span text:style-name="T102">New J. Phys.</text:span> <text:span text:style-name="T103">18</text:span>, (2016).</text:p>
        <text:p text:style-name="P60">18.<text:tab/>Argun, A. <text:span text:style-name="T102">et al.</text:span> Non-Boltzmann stationary distributions and nonequilibrium relations in active baths. <text:span text:style-name="T102">Phys. Rev. E</text:span> <text:span text:style-name="T103">94</text:span>, 1–9 (2016).</text:p>
        <text:p text:style-name="P60">19.<text:tab/>Solon, A. P. <text:span text:style-name="T102">et al.</text:span> Pressure and phase equilibria in interacting active Brownian spheres. <text:span text:style-name="T102">Phys. Rev. Lett.</text:span> <text:span text:style-name="T103">114</text:span>, 198301 (2015).</text:p>
        <text:p text:style-name="P60">20.<text:tab/>Nikola, N. <text:span text:style-name="T102">et al.</text:span> Active Particles with Soft and Curved Walls: Equation of State, Ratchets, and Instabilities. <text:span text:style-name="T102">Phys. Rev. Lett.</text:span> <text:span text:style-name="T103">117</text:span>, 1–5 (2016).</text:p>
        <text:p text:style-name="P60"><text:soft-page-break/>21.<text:tab/>Junot, G., Briand, G., Ledesma-Alonso, R. &amp; Dauchot, O. Active versus Passive Hard Disks against a Membrane: Mechanical Pressure and Instability. <text:span text:style-name="T102">Phys. Rev. Lett.</text:span> <text:span text:style-name="T103">119</text:span>, 1–5 (2017).</text:p>
        <text:p text:style-name="P60">22.<text:tab/>Shaebani, M. R., Wysocki, A., Winkler, R. G., Gompper, G. &amp; Rieger, H. Computational models for active matter. <text:span text:style-name="T102">Nat. Rev. Phys.</text:span> <text:span text:style-name="T103">2</text:span>, 181–199 (2020).</text:p>
        <text:p text:style-name="P60">23.<text:tab/>Utada, A. S. <text:span text:style-name="T102">et al.</text:span> Monodisperse double emulsions generated from a microcapillary device. <text:span text:style-name="T102">Science (80-. ).</text:span> <text:span text:style-name="T103">308</text:span>, 537–541 (2005).</text:p>
        <text:p text:style-name="P60">24.<text:tab/>Utada, A. S. <text:span text:style-name="T102">et al.</text:span> Dripping, jetting, drops, and wetting: The magic of microfluidics. <text:span text:style-name="T102">MRS Bull.</text:span> <text:span text:style-name="T103">32</text:span>, 702–708 (2007).</text:p>
        <text:p text:style-name="P49"><text:soft-page-break/>25.<text:tab/>Darnige, T., Figueroa-Morales, N., Bohec, P., Lindner, A. &amp; Clément, E. Lagrangian 3D tracking of fluorescent microscopic objects in motion. <text:span text:style-name="T102">Rev. Sci. Instrum.</text:span> <text:span text:style-name="T103">88</text:span>, 055106 (2017).</text:p>
      </text:section>
      <text:p text:style-name="P27"><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 Light1" svg:font-family="'Calibri Light'"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5%" fo:text-align="start" style:justify-single-word="false" fo:orphans="2" fo:widows="2" fo:hyphenation-ladder-count="no-limit" style:vertical-align="auto" style:writing-mode="lr-tb"/>
      <style:text-properties style:use-window-font-color="true" style:font-name="Calibri" fo:font-family="Calibri" style:font-family-generic="roman" style:font-pitch="variable" fo:font-size="11pt" fo:language="en" fo:country="US" style:letter-kerning="true" style:font-name-asian="Liberation Serif1" style:font-family-asian="'Liberation Serif'" style:font-family-generic-asian="system" style:font-pitch-asian="variable" style:font-size-asian="11pt" style:language-asian="hi" style:country-asian="IN" style:font-name-complex="Liberation Serif1" style:font-family-complex="'Liberation Serif'" style:font-family-generic-complex="system" style:font-pitch-complex="variable" style:font-size-complex="11pt"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language-asian="ar" style:country-asian="SA"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0.1917in"/>
      <style:text-properties style:language-asian="ar" style:country-asian="SA"/>
    </style:style>
    <style:style style:name="List" style:family="paragraph" style:parent-style-name="Text_20_body" style:default-outline-level="" style:class="list">
      <style:paragraph-properties fo:margin-top="0in" fo:margin-bottom="0.0972in" loext:contextual-spacing="false" fo:line-height="0.1917in"/>
      <style:text-properties style:language-asian="ar" style:country-asian="SA"/>
    </style:style>
    <style:style style:name="Caption" style:family="paragraph" style:parent-style-name="Standard" style:default-outline-level="" style:class="extra">
      <style:paragraph-properties fo:margin-top="0.0835in" fo:margin-bottom="0.0835in" loext:contextual-spacing="false"/>
      <style:text-properties fo:font-size="12pt" fo:font-style="italic" style:font-size-asian="12pt" style:language-asian="ar" style:country-asian="SA" style:font-style-asian="italic" style:font-size-complex="12pt" style:font-style-complex="italic"/>
    </style:style>
    <style:style style:name="Index" style:family="paragraph" style:parent-style-name="Standard" style:default-outline-level="" style:class="index">
      <style:text-properties style:language-asian="ar" style:country-asian="SA"/>
    </style:style>
    <style:style style:name="Heading_20_2" style:display-name="Heading 2" style:family="paragraph" style:parent-style-name="Standard" style:default-outline-level=""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size-asian="13pt" style:language-asian="ar" style:country-asian="SA" style:font-size-complex="13pt"/>
    </style:style>
    <style:style style:name="Heading_20_3" style:display-name="Heading 3" style:family="paragraph" style:parent-style-name="Standard" style:default-outline-level=""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fo:font-size="12pt" style:font-size-asian="12pt" style:language-asian="ar" style:country-asian="SA" style:font-size-complex="12pt"/>
    </style:style>
    <style:style style:name="Normal_20_Table" style:display-name="Normal Table" style:family="paragraph" style:default-outline-level="">
      <style:paragraph-properties fo:margin-top="0in" fo:margin-bottom="0.111in" loext:contextual-spacing="false" fo:line-height="105%" fo:text-align="start" style:justify-single-word="false" fo:orphans="2" fo:widows="2" fo:hyphenation-ladder-count="no-limit" style:vertical-align="auto" style:writing-mode="lr-tb"/>
      <style:text-properties style:use-window-font-color="true" style:font-name="Calibri" fo:font-family="Calibri" style:font-family-generic="roman" style:font-pitch="variable" fo:font-size="11pt" fo:language="fr" fo:country="BE" style:letter-kerning="true" style:font-name-asian="Liberation Serif1" style:font-family-asian="'Liberation Serif'" style:font-family-generic-asian="system" style:font-pitch-asian="variable" style:font-size-asian="11pt" style:language-asian="hi" style:country-asian="IN" style:font-name-complex="Liberation Serif1" style:font-family-complex="'Liberation Serif'" style:font-family-generic-complex="system" style:font-pitch-complex="variable" style:font-size-complex="11pt" fo:hyphenate="false" fo:hyphenation-remain-char-count="2" fo:hyphenation-push-char-count="2" loext:hyphenation-no-caps="false"/>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text-properties style:language-asian="ar" style:country-asian="SA"/>
    </style:style>
    <style:style style:name="Plain_20_Table_20_1" style:display-name="Plain Table 1" style:family="paragraph" style:parent-style-name="Normal_20_Table" style:default-outline-level="">
      <style:paragraph-properties fo:margin-top="0in" fo:margin-bottom="0in" loext:contextual-spacing="false" fo:line-height="0.1665in"/>
      <style:text-properties fo:language="fr" fo:country="BE" style:language-asian="ar" style:country-asian="SA"/>
    </style:style>
    <style:style style:name="footnote_20_text_2c_Schriftart_3a__20_9_20_pt_2c_Schriftart_3a__20_10_20_pt_2c_Schriftart_3a__20_8_20_pt_2c_WB-Fußnotentext_2c_fn_2c_Footnotes_2c_Footnote_20_ak_2c_FoodNote_2c_ft_2c_Footnote_2c_Footnote_20_Text_20_Char1_20_Char_20_Char_2c_Footnote_20_Text_20_Char1_20_Char_2c_Reference_2c_Fußnote_2c_f" style:display-name="footnote text,Schriftart: 9 pt,Schriftart: 10 pt,Schriftart: 8 pt,WB-Fußnotentext,fn,Footnotes,Footnote ak,FoodNote,ft,Footnote,Footnote Text Char1 Char Char,Footnote Text Char1 Char,Reference,Fußnote,f" style:family="paragraph" style:parent-style-name="Standard" style:default-outline-level="">
      <style:paragraph-properties fo:margin-top="0in" fo:margin-bottom="0in" loext:contextual-spacing="false" fo:line-height="0.1665in"/>
      <style:text-properties fo:font-size="10pt" fo:language="fr" fo:country="BE" style:font-size-asian="10pt" style:language-asian="ar" style:country-asian="SA" style:font-size-complex="10pt"/>
    </style:style>
    <style:style style:name="annotation_20_text" style:display-name="annotation text" style:family="paragraph" style:parent-style-name="Standard" style:default-outline-level="">
      <style:paragraph-properties fo:line-height="0.1665in"/>
      <style:text-properties fo:font-size="10pt" style:font-size-asian="10pt" style:language-asian="ar" style:country-asian="SA" style:font-size-complex="10pt"/>
    </style:style>
    <style:style style:name="Balloon_20_Text" style:display-name="Balloon Text" style:family="paragraph" style:parent-style-name="Standard" style:default-outline-level="">
      <style:paragraph-properties fo:margin-top="0in" fo:margin-bottom="0in" loext:contextual-spacing="false" fo:line-height="0.1665in"/>
      <style:text-properties style:font-name="Segoe UI" fo:font-family="'Segoe UI'" style:font-family-generic="roman" style:font-pitch="variable" fo:font-size="9pt" style:font-size-asian="9pt" style:language-asian="ar" style:country-asian="SA" style:font-size-complex="9pt"/>
    </style:style>
    <style:style style:name="Table_20_Grid" style:display-name="Table Grid" style:family="paragraph" style:parent-style-name="Normal_20_Table" style:default-outline-level="">
      <style:paragraph-properties fo:margin-top="0in" fo:margin-bottom="0in" loext:contextual-spacing="false" fo:line-height="0.1665in"/>
      <style:text-properties fo:language="fr" fo:country="BE" style:language-asian="ar" style:country-asian="SA"/>
    </style:style>
    <style:style style:name="Header_20_and_20_Footer" style:display-name="Header and Footer" style:family="paragraph" style:parent-style-name="Standard" style:default-outline-level="" style:class="extra">
      <style:text-properties style:language-asian="ar" style:country-asian="SA"/>
    </style:style>
    <style:style style:name="Header" style:family="paragraph" style:parent-style-name="Standard" style:default-outline-level="" style:class="extra">
      <style:paragraph-properties fo:margin-top="0in" fo:margin-bottom="0in" loext:contextual-spacing="false" fo:line-height="0.1665in">
        <style:tab-stops>
          <style:tab-stop style:position="3.25in" style:type="center"/>
          <style:tab-stop style:position="6.5in" style:type="right"/>
        </style:tab-stops>
      </style:paragraph-properties>
      <style:text-properties style:language-asian="ar" style:country-asian="SA"/>
    </style:style>
    <style:style style:name="Footer" style:family="paragraph" style:parent-style-name="Standard" style:default-outline-level="" style:class="extra">
      <style:paragraph-properties fo:margin-top="0in" fo:margin-bottom="0in" loext:contextual-spacing="false" fo:line-height="0.1665in">
        <style:tab-stops>
          <style:tab-stop style:position="3.25in" style:type="center"/>
          <style:tab-stop style:position="6.5in" style:type="right"/>
        </style:tab-stops>
      </style:paragraph-properties>
      <style:text-properties style:language-asian="ar" style:country-asian="SA"/>
    </style:style>
    <style:style style:name="annotation_20_subject" style:display-name="annotation subject" style:family="paragraph" style:parent-style-name="annotation_20_text" style:default-outline-level="">
      <style:paragraph-properties fo:line-height="0.1665in"/>
      <style:text-properties fo:font-size="10pt" fo:font-weight="bold" style:font-size-asian="10pt" style:language-asian="ar" style:country-asian="SA" style:font-weight-asian="bold" style:font-size-complex="10pt" style:font-weight-complex="bold"/>
    </style:style>
    <style:style style:name="Default" style:family="paragraph" style:parent-style-name="Standard" style:default-outline-level="">
      <style:paragraph-properties fo:margin-top="0in" fo:margin-bottom="0in" loext:contextual-spacing="false" fo:line-height="0.1665in"/>
      <style:text-properties fo:color="#000000" fo:font-size="12pt" fo:language="en" fo:country="GB" style:font-size-asian="12pt" style:language-asian="ar" style:country-asian="SA" style:font-size-complex="12pt"/>
    </style:style>
    <style:style style:name="Normal_20__28_Web_29_" style:display-name="Normal (Web)" style:family="paragraph" style:parent-style-name="Standard" style:default-outline-level="">
      <style:paragraph-properties fo:margin-top="0.0693in" fo:margin-bottom="0.0693in" loext:contextual-spacing="false" fo:line-height="0.1665in"/>
      <style:text-properties fo:color="#000000" fo:font-size="12pt" style:font-size-asian="12pt" style:language-asian="ar" style:country-asian="SA" style:font-size-complex="12pt"/>
    </style:style>
    <style:style style:name="Frame_20_contents" style:display-name="Frame contents" style:family="paragraph" style:parent-style-name="Standard" style:default-outline-level="" style:class="extra">
      <style:text-properties style:language-asian="ar" style:country-asian="SA"/>
    </style:style>
    <style:style style:name="Footnote" style:family="paragraph" style:parent-style-name="Standard" style:default-outline-level="" style:class="extra">
      <style:text-properties style:language-asian="ar" style:country-asian="SA"/>
    </style:style>
    <style:style style:name="Table_20_Contents" style:display-name="Table Contents" style:family="paragraph" style:parent-style-name="Standard" style:default-outline-level="" style:class="extra">
      <style:text-properties style:language-asian="ar" style:country-asian="SA"/>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 Light1" style:font-family-asian="'Calibri Light'" style:font-family-generic-asian="system" style:font-pitch-asian="variable" style:font-size-asian="13pt"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Light1" style:font-family-asian="'Calibri Light'" style:font-family-generic-asian="system" style:font-pitch-asian="variable" style:font-size-asian="12pt" style:font-size-complex="12pt"/>
    </style:style>
    <style:style style:name="footnote_20_reference_2c_Footnote_20_symbol_2c_Times_20_10_20_Point_2c_Exposant_20_3_20_Point_2c_Footnote_20_reference_20_number_2c_Ref_2c_de_20_nota_20_al_20_pie_2c_note_20_TESI_2c_SUPERS_2c_EN_20_Footnote_20_text_2c_EN_20_Footnote_20_Reference_2c_Footnote_20_Reference_5f_LVL6_2c_Footnote_20_Reference_5f_LVL61_2c_Footnote_20_number_2c_f1_2c_fr" style:display-name="footnote reference,Footnote symbol,Times 10 Point,Exposant 3 Point,Footnote reference number,Ref,de nota al pie,note TESI,SUPERS,EN Footnote text,EN Footnote Reference,Footnote Reference_LVL6,Footnote Reference_LVL61,Footnote number,f1,fr" style:family="text" style:parent-style-name="Default_20_Paragraph_20_Font">
      <style:text-properties style:text-position="super 58%"/>
    </style:style>
    <style:style style:name="Footnote_20_Text_20_Char_2c_Schriftart_3a__20_9_20_pt_20_Char1_2c_Schriftart_3a__20_10_20_pt_20_Char1_2c_Schriftart_3a__20_8_20_pt_20_Char1_2c_WB-Fußnotentext_20_Char1_2c_fn_20_Char1_2c_Footnotes_20_Char1_2c_Footnote_20_ak_20_Char1_2c_FoodNote_20_Char1_2c_ft_20_Char1_2c_Footnote_20_Char_2c_Footnote_20_Text_20_Char1_20_Char_20_Char_20_Char_2c_Reference_20_Char_2c_f_20_Char1" style:display-name="Footnote Text Char,Schriftart: 9 pt Char1,Schriftart: 10 pt Char1,Schriftart: 8 pt Char1,WB-Fußnotentext Char1,fn Char1,Footnotes Char1,Footnote ak Char1,FoodNote Char1,ft Char1,Footnote Char,Footnote Text Char1 Char Char Char,Reference Char,f Char1" style:family="text" style:parent-style-name="Default_20_Paragraph_20_Font">
      <style:text-properties fo:font-size="10pt" style:font-size-asian="10pt"/>
    </style:style>
    <style:style style:name="Footnote_20_Text_20_Char1_2c_Schriftart_3a__20_9_20_pt_20_Char_2c_Schriftart_3a__20_10_20_pt_20_Char_2c_Schriftart_3a__20_8_20_pt_20_Char_2c_WB-Fußnotentext_20_Char_2c_fn_20_Char_2c_Footnotes_20_Char_2c_Footnote_20_ak_20_Char_2c_Footnote_20_Text_20_Char_20_Char_2c_FoodNote_20_Char_2c_ft_20_Char_2c_Footnote_20_Char1_2c_Footnote_20_Text_20_Char1_20_Char_20_Char_20_Char1_2c_f_20_Char" style:display-name="Footnote Text Char1,Schriftart: 9 pt Char,Schriftart: 10 pt Char,Schriftart: 8 pt Char,WB-Fußnotentext Char,fn Char,Footnotes Char,Footnote ak Char,Footnote Text Char Char,FoodNote Char,ft Char,Footnote Char1,Footnote Text Char1 Char Char Char1,f Char" style:family="text" style:parent-style-name="Default_20_Paragraph_20_Font">
      <style:text-properties fo:font-size="10pt" style:font-size-asian="10pt"/>
    </style:style>
    <style:style style:name="Comment_20_Text_20_Char" style:display-name="Comment Text Char" style:family="text" style:parent-style-name="Default_20_Paragraph_20_Font">
      <style:text-properties fo:font-size="10pt" style:font-size-asian="10pt"/>
    </style:style>
    <style:style style:name="annotation_20_reference" style:display-name="annotation reference" style:family="text" style:parent-style-name="Default_20_Paragraph_20_Font">
      <style:text-properties fo:font-size="8pt" style:font-size-asian="8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name-asian="Segoe UI1" style:font-family-asian="'Segoe UI'" style:font-family-generic-asian="system" style:font-pitch-asian="variable" style:font-size-asian="9pt" style:font-size-complex="9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Comment_20_Subject_20_Char" style:display-name="Comment Subject Char" style:family="text" style:parent-style-name="Comment_20_Text_20_Char">
      <style:text-properties fo:font-size="10pt" fo:font-weight="bold" style:font-size-asian="10pt" style:font-weight-asian="bold"/>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List_20_Paragraph_20_Char" style:display-name="List Paragraph Char" style:family="text" style:parent-style-name="Default_20_Paragraph_20_Font"/>
    <style:style style:name="ListLabel_20_1" style:display-name="ListLabel 1"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ListLabel_20_2" style:display-name="ListLabel 2" style:family="text">
      <style:text-properties style:font-name-asian="Times New Roman1" style:font-family-asian="'Times New Roman'" style:font-family-generic-asian="system" style:font-pitch-asian="variable"/>
    </style:style>
    <style:style style:name="ListLabel_20_3" style:display-name="ListLabel 3"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4" style:display-name="ListLabel 4" style:family="text">
      <style:text-properties style:font-name-asian="Times New Roman1" style:font-family-asian="'Times New Roman'" style:font-family-generic-asian="system" style:font-pitch-asian="variable"/>
    </style:style>
    <style:style style:name="ListLabel_20_5" style:display-name="ListLabel 5" style:family="text">
      <style:text-properties style:font-name-asian="Times New Roman1" style:font-family-asian="'Times New Roman'" style:font-family-generic-asian="system" style:font-pitch-asian="variable"/>
    </style:style>
    <style:style style:name="ListLabel_20_6" style:display-name="ListLabel 6" style:family="text">
      <style:text-properties style:font-name-asian="Times New Roman1" style:font-family-asian="'Times New Roman'" style:font-family-generic-asian="system" style:font-pitch-asian="variable"/>
    </style:style>
    <style:style style:name="ListLabel_20_7" style:display-name="ListLabel 7" style:family="text">
      <style:text-properties style:font-name-asian="Times New Roman1" style:font-family-asian="'Times New Roman'" style:font-family-generic-asian="system" style:font-pitch-asian="variable"/>
    </style:style>
    <style:style style:name="ListLabel_20_8" style:display-name="ListLabel 8" style:family="text">
      <style:text-properties style:font-name-asian="Times New Roman1" style:font-family-asian="'Times New Roman'" style:font-family-generic-asian="system" style:font-pitch-asian="variable"/>
    </style:style>
    <style:style style:name="ListLabel_20_9" style:display-name="ListLabel 9" style:family="text">
      <style:text-properties style:font-name-asian="Times New Roman1" style:font-family-asian="'Times New Roman'" style:font-family-generic-asian="system" style:font-pitch-asian="variable"/>
    </style:style>
    <style:style style:name="ListLabel_20_10" style:display-name="ListLabel 10" style:family="text">
      <style:text-properties style:font-name-asian="Times New Roman1" style:font-family-asian="'Times New Roman'" style:font-family-generic-asian="system" style:font-pitch-asian="variabl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style style:name="Endnote_20_anchor" style:display-name="Endnote anchor" style:family="text">
      <style:text-properties style:text-position="super 58%"/>
    </style:style>
    <style:style style:name="Endnote_20_Symbol" style:display-name="Endnote Symbol" style:family="text"/>
    <style:style style:name="ListLabel_20_11" style:display-name="ListLabel 11"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ListLabel_20_12" style:display-name="ListLabel 12" style:family="text">
      <style:text-properties style:font-name-asian="Times New Roman1" style:font-family-asian="'Times New Roman'" style:font-family-generic-asian="system" style:font-pitch-asian="variable"/>
    </style:style>
    <style:style style:name="ListLabel_20_13" style:display-name="ListLabel 13"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14" style:display-name="ListLabel 14" style:family="text">
      <style:text-properties style:font-name-asian="Times New Roman1" style:font-family-asian="'Times New Roman'" style:font-family-generic-asian="system" style:font-pitch-asian="variable"/>
    </style:style>
    <style:style style:name="ListLabel_20_15" style:display-name="ListLabel 15" style:family="text">
      <style:text-properties style:font-name-asian="Times New Roman1" style:font-family-asian="'Times New Roman'" style:font-family-generic-asian="system" style:font-pitch-asian="variable"/>
    </style:style>
    <style:style style:name="ListLabel_20_16" style:display-name="ListLabel 16" style:family="text">
      <style:text-properties style:font-name-asian="Times New Roman1" style:font-family-asian="'Times New Roman'" style:font-family-generic-asian="system" style:font-pitch-asian="variable"/>
    </style:style>
    <style:style style:name="ListLabel_20_17" style:display-name="ListLabel 17" style:family="text">
      <style:text-properties style:font-name-asian="Times New Roman1" style:font-family-asian="'Times New Roman'" style:font-family-generic-asian="system" style:font-pitch-asian="variable"/>
    </style:style>
    <style:style style:name="ListLabel_20_18" style:display-name="ListLabel 18" style:family="text">
      <style:text-properties style:font-name-asian="Times New Roman1" style:font-family-asian="'Times New Roman'" style:font-family-generic-asian="system" style:font-pitch-asian="variable"/>
    </style:style>
    <style:style style:name="ListLabel_20_19" style:display-name="ListLabel 19" style:family="text">
      <style:text-properties style:font-name-asian="Times New Roman1" style:font-family-asian="'Times New Roman'" style:font-family-generic-asian="system" style:font-pitch-asian="variable"/>
    </style:style>
    <style:style style:name="ListLabel_20_20" style:display-name="ListLabel 20" style:family="text">
      <style:text-properties style:font-name-asian="Times New Roman1" style:font-family-asian="'Times New Roman'" style:font-family-generic-asian="system" style:font-pitch-asian="variable"/>
    </style:style>
    <style:style style:name="ListLabel_20_21" style:display-name="ListLabel 21" style:family="text">
      <style:text-properties style:font-name-asian="Times New Roman1" style:font-family-asian="'Times New Roman'" style:font-family-generic-asian="system" style:font-pitch-asian="variable"/>
    </style:style>
    <style:style style:name="ListLabel_20_22" style:display-name="ListLabel 22"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23" style:display-name="ListLabel 23" style:family="text">
      <style:text-properties style:font-name-asian="Times New Roman1" style:font-family-asian="'Times New Roman'" style:font-family-generic-asian="system" style:font-pitch-asian="variable"/>
    </style:style>
    <style:style style:name="ListLabel_20_24" style:display-name="ListLabel 24" style:family="text">
      <style:text-properties style:font-name-asian="Times New Roman1" style:font-family-asian="'Times New Roman'" style:font-family-generic-asian="system" style:font-pitch-asian="variable"/>
    </style:style>
    <style:style style:name="ListLabel_20_25" style:display-name="ListLabel 25" style:family="text">
      <style:text-properties style:font-name-asian="Times New Roman1" style:font-family-asian="'Times New Roman'" style:font-family-generic-asian="system" style:font-pitch-asian="variable"/>
    </style:style>
    <style:style style:name="ListLabel_20_26" style:display-name="ListLabel 26" style:family="text">
      <style:text-properties style:font-name-asian="Times New Roman1" style:font-family-asian="'Times New Roman'" style:font-family-generic-asian="system" style:font-pitch-asian="variable"/>
    </style:style>
    <style:style style:name="ListLabel_20_27" style:display-name="ListLabel 27" style:family="text">
      <style:text-properties style:font-name-asian="Times New Roman1" style:font-family-asian="'Times New Roman'" style:font-family-generic-asian="system" style:font-pitch-asian="variable"/>
    </style:style>
    <style:style style:name="ListLabel_20_28" style:display-name="ListLabel 28" style:family="text">
      <style:text-properties style:font-name-asian="Times New Roman1" style:font-family-asian="'Times New Roman'" style:font-family-generic-asian="system" style:font-pitch-asian="variable"/>
    </style:style>
    <style:style style:name="ListLabel_20_29" style:display-name="ListLabel 29" style:family="text">
      <style:text-properties style:font-name-asian="Times New Roman1" style:font-family-asian="'Times New Roman'" style:font-family-generic-asian="system" style:font-pitch-asian="variable"/>
    </style:style>
    <style:style style:name="ListLabel_20_30" style:display-name="ListLabel 30" style:family="text">
      <style:text-properties style:font-name-asian="Times New Roman1" style:font-family-asian="'Times New Roman'" style:font-family-generic-asian="system" style:font-pitch-asian="variable"/>
    </style:style>
    <style:style style:name="ListLabel_20_31" style:display-name="ListLabel 31"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style>
    <style:style style:name="ListLabel_20_32" style:display-name="ListLabel 32" style:family="text">
      <style:text-properties style:font-name-asian="Times New Roman1" style:font-family-asian="'Times New Roman'" style:font-family-generic-asian="system" style:font-pitch-asian="variable"/>
    </style:style>
    <style:style style:name="ListLabel_20_33" style:display-name="ListLabel 33" style:family="text">
      <style:text-properties style:font-name-asian="Times New Roman1" style:font-family-asian="'Times New Roman'" style:font-family-generic-asian="system" style:font-pitch-asian="variable"/>
    </style:style>
    <style:style style:name="ListLabel_20_34" style:display-name="ListLabel 34" style:family="text">
      <style:text-properties style:font-name-asian="Times New Roman1" style:font-family-asian="'Times New Roman'" style:font-family-generic-asian="system" style:font-pitch-asian="variable"/>
    </style:style>
    <style:style style:name="ListLabel_20_35" style:display-name="ListLabel 35" style:family="text">
      <style:text-properties style:font-name-asian="Times New Roman1" style:font-family-asian="'Times New Roman'" style:font-family-generic-asian="system" style:font-pitch-asian="variable"/>
    </style:style>
    <style:style style:name="ListLabel_20_36" style:display-name="ListLabel 36" style:family="text">
      <style:text-properties style:font-name-asian="Times New Roman1" style:font-family-asian="'Times New Roman'" style:font-family-generic-asian="system" style:font-pitch-asian="variable"/>
    </style:style>
    <style:style style:name="ListLabel_20_37" style:display-name="ListLabel 37" style:family="text">
      <style:text-properties style:font-name-asian="Times New Roman1" style:font-family-asian="'Times New Roman'" style:font-family-generic-asian="system" style:font-pitch-asian="variable"/>
    </style:style>
    <style:style style:name="ListLabel_20_38" style:display-name="ListLabel 38" style:family="text">
      <style:text-properties style:font-name-asian="Times New Roman1" style:font-family-asian="'Times New Roman'" style:font-family-generic-asian="system" style:font-pitch-asian="variable"/>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30" style:num-format="1">
        <style:list-level-properties text:list-level-position-and-space-mode="label-alignment">
          <style:list-level-label-alignment text:label-followed-by="listtab" fo:text-indent="-0.4902in" fo:margin-left="0.4902in"/>
        </style:list-level-properties>
      </text:list-level-style-number>
      <text:list-level-style-number text:level="2" text:style-name="ListLabel_20_31" style:num-format="1" text:display-levels="2">
        <style:list-level-properties text:list-level-position-and-space-mode="label-alignment">
          <style:list-level-label-alignment text:label-followed-by="listtab" fo:text-indent="-0.4902in" fo:margin-left="0.4902in"/>
        </style:list-level-properties>
      </text:list-level-style-number>
      <text:list-level-style-number text:level="3" text:style-name="ListLabel_20_3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33"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34"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35"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36"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3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38"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1575in" fo:margin-top="0in" fo:margin-bottom="0.111in" loext:contextual-spacing="false" fo:line-height="105%" fo:text-align="justify" style:justify-single-word="false" fo:orphans="2" fo:widows="2" fo:hyphenation-ladder-count="no-limit" fo:text-indent="0in" style:auto-text-indent="false" style:vertical-align="auto" style:writing-mode="lr-tb">
        <style:tab-stops>
          <style:tab-stop style:position="3.15in" style:type="center"/>
          <style:tab-stop style:position="6.3in" style:type="right"/>
        </style:tab-stops>
      </style:paragraph-properties>
      <style:text-properties fo:hyphenate="false" fo:hyphenation-remain-char-count="2" fo:hyphenation-push-char-count="2" loext:hyphenation-no-caps="false"/>
    </style:style>
    <style:style style:name="MP2" style:family="paragraph" style:parent-style-name="Standard">
      <style:paragraph-properties fo:margin-left="0in" fo:margin-right="0in" fo:margin-top="0in" fo:margin-bottom="0.111in" loext:contextual-spacing="false" fo:line-height="105%" fo:text-align="center" style:justify-single-word="false" fo:orphans="2" fo:widows="2" fo:hyphenation-ladder-count="no-limit" fo:text-indent="0in" style:auto-text-indent="false" style:vertical-align="auto" style:writing-mode="lr-tb"/>
      <style:text-properties fo:hyphenate="false" fo:hyphenation-remain-char-count="2" fo:hyphenation-push-char-count="2" loext:hyphenation-no-caps="false"/>
    </style:style>
    <style:style style:name="MT1" style:family="text">
      <style:text-properties style:use-window-font-color="true" style:font-name="Calibri" fo:font-size="8pt" fo:language="en" fo:country="US" style:letter-kerning="true" style:font-name-asian="Arial1" style:font-size-asian="8pt" style:language-asian="ar" style:country-asian="SA" style:font-size-complex="10pt"/>
    </style:style>
    <style:style style:name="MT2" style:family="text">
      <style:text-properties style:use-window-font-color="true" style:font-name="Calibri" fo:font-size="8pt" fo:language="en" fo:country="US" style:letter-kerning="true" fo:background-color="#ffff00" loext:char-shading-value="0" style:font-name-asian="Times New Roman1" style:font-size-asian="8pt" style:language-asian="ar" style:country-asian="SA" style:font-size-complex="11pt"/>
    </style:style>
    <style:style style:name="MT3" style:family="text">
      <style:text-properties style:use-window-font-color="true" style:font-name="Calibri" fo:font-size="8pt" fo:language="en" fo:country="US" style:letter-kerning="true" style:font-name-asian="Times New Roman1" style:font-size-asian="8pt" style:language-asian="ar" style:country-asian="SA" style:font-size-complex="11pt"/>
    </style:style>
    <style:style style:name="MT4" style:family="text">
      <style:text-properties style:use-window-font-color="true" style:font-name="Calibri" fo:font-size="8pt" fo:language="en" fo:country="US" style:letter-kerning="true" style:font-name-asian="Times New Roman1" style:font-size-asian="8pt" style:language-asian="ar" style:country-asian="SA" style:font-size-complex="9pt"/>
    </style:style>
    <style:style style:name="MT5" style:family="text">
      <style:text-properties style:use-window-font-color="true" style:font-name="Calibri" fo:font-size="8pt" fo:language="en" fo:country="US" style:letter-kerning="true" fo:background-color="#ffff00" loext:char-shading-value="0" style:font-name-asian="Times New Roman1" style:font-size-asian="8pt" style:language-asian="ar" style:country-asian="SA" style:font-size-complex="9pt"/>
    </style:style>
    <style:style style:name="MT6" style:family="text">
      <style:text-properties fo:color="#808080" style:font-name="Calibri" fo:font-size="8pt" fo:language="en" fo:country="US" style:letter-kerning="true" style:font-name-asian="Arial1" style:font-size-asian="8pt" style:language-asian="ar" style:country-asian="SA" style:font-size-complex="10pt"/>
    </style:style>
    <style:style style:name="MT7" style:family="text">
      <style:text-properties fo:color="#7f7f7f" style:font-name="Calibri" fo:font-size="8pt" fo:language="en" fo:country="US" style:letter-kerning="true" style:font-name-asian="Arial1" style:font-size-asian="8pt" style:language-asian="ar" style:country-asian="SA" style:font-size-complex="8pt"/>
    </style:style>
    <style:style style:name="MT8" style:family="text">
      <style:text-properties fo:color="#7f7f7f" style:font-name="Calibri" fo:font-size="8pt" fo:language="en" fo:country="US" style:letter-kerning="true" style:font-name-asian="Arial1" style:font-size-asian="8pt" style:language-asian="ar" style:country-asian="SA" style:font-size-complex="10pt"/>
    </style:style>
    <style:style style:name="MT9" style:family="text">
      <style:text-properties fo:color="#231f20" style:font-name="Arial" fo:font-size="8.5pt" fo:language="en" fo:country="US" style:letter-kerning="true" style:font-name-asian="Arial1" style:font-size-asian="8.5pt" style:language-asian="ar" style:country-asian="SA" style:font-name-complex="Arial1" style:font-size-complex="11pt"/>
    </style:style>
    <style:style style:name="Mfr1" style:family="graphic" style:parent-style-name="Frame">
      <style:graphic-properties fo:margin-left="0.0791in" fo:margin-right="0.0791in" fo:margin-top="0.0791in" fo:margin-bottom="0.0791in" style:run-through="foreground" style:wrap="run-through" style:number-wrapped-paragraphs="no-limit" style:vertical-pos="from-top" style:vertical-rel="paragraph" style:horizontal-pos="from-left" style:horizontal-rel="paragraph" fo:background-color="#d8d8d8" style:background-transparency="0%" draw:fill="solid" draw:fill-color="#d8d8d8" draw:opacity="100%" fo:padding-left="0.1in" fo:padding-right="0.1in" fo:padding-top="0.05in" fo:padding-bottom="0.05in" fo:border="0.74pt solid #000000" style:writing-mode="lr-tb"/>
    </style:style>
    <style:style style:name="M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6in" fo:margin-bottom="0.6in" fo:margin-left="0.6in" fo:margin-right="0.6in" style:writing-mode="lr-tb" style:layout-grid-color="#c0c0c0" style:layout-grid-lines="24620"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in" fo:margin-left="0in" fo:margin-right="0in" fo:margin-top="0.4598in" fo:background-color="transparent" style:dynamic-spacing="true" draw:fill="none" draw:fill-color="#729fcf"/>
      </style:footer-style>
    </style:page-layout>
  </office:automatic-styles>
  <office:master-styles>
    <style:master-page style:name="Standard" style:page-layout-name="Mpm1">
      <style:header>
        <text:p text:style-name="MP1"><text:span text:style-name="MT1">Call: </text:span><text:span text:style-name="MT2">insert call identifier</text:span><text:span text:style-name="MT3">] </text:span><text:span text:style-name="MT4">— [</text:span><text:span text:style-name="MT5">insert call name</text:span><text:span text:style-name="MT4">]</text:span></text:p>
        <text:p text:style-name="MP1"><text:span text:style-name="MT6">EU Grants: Application form </text:span><text:span text:style-name="MT7">(HE MSCA PF)</text:span><text:span text:style-name="MT8">: </text:span><text:span text:style-name="MT6">V1.0 – 18.06.2021</text:span></text:p>
      </style:header>
      <style:footer>
        <text:p text:style-name="MP2"><draw:frame draw:style-name="Mfr1" draw:name="Frame1" text:anchor-type="char" svg:x="0in" svg:y="0in" svg:width="7.0654in" svg:height="0.2925in" draw:z-index="7"><draw:text-box><text:p text:style-name="MP2"><text:span text:style-name="MT9">Part B - Page </text:span><text:span text:style-name="MT9"><text:page-number text:select-page="current">8</text:page-number></text:span><text:span text:style-name="MT9"><text:s/>of 14</text:span></text:p></draw:text-box></draw:frame><draw:frame draw:style-name="Mfr2" draw:name="Image1" text:anchor-type="as-char" svg:width="6.2591in" svg:height="0.2752in" draw:z-index="15"><draw:image xlink:href="Pictures/1000010A000069D5000004F6061150FED57E0499.wmf" xlink:type="simple" xlink:show="embed" xlink:actuate="onLoad" loext:mime-type="image/x-wmf"/><draw:image xlink:href="Pictures/1000020100000400000000300C93C02780B02211.png" xlink:type="simple" xlink:show="embed" xlink:actuate="onLoad" loext:mime-type="image/png"/></draw:fram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Zhengyang Liu</meta:initial-creator>
    <meta:creation-date>2021-06-21T16:19:00</meta:creation-date>
    <dc:date>2021-08-25T17:44:14.181472106</dc:date>
    <dc:creator>Zhengyang Liu</dc:creator>
    <meta:editing-duration>PT20H6M43S</meta:editing-duration>
    <meta:editing-cycles>7</meta:editing-cycles>
    <meta:generator>LibreOffice/6.4.7.2$Linux_X86_64 LibreOffice_project/40$Build-2</meta:generator>
    <meta:document-statistic meta:table-count="2" meta:image-count="1" meta:object-count="0" meta:page-count="8" meta:paragraph-count="125" meta:word-count="1961" meta:character-count="12984" meta:non-whitespace-character-count="11077"/>
    <meta:user-defined meta:name="Company">European Commission</meta:user-defined>
    <meta:user-defined meta:name="ContentTypeId">0x010100258AA79CEB83498886A3A086811232500015D68561EDF2314DA91E1210E4D82B5C</meta:user-defined>
    <meta:user-defined meta:name="Mendeley Citation Style_1">http://www.zotero.org/styles/nature</meta:user-defined>
    <meta:user-defined meta:name="Mendeley Document_1">True</meta:user-defined>
    <meta:user-defined meta:name="Mendeley Unique User Id_1" meta:value-type="string">abd7f2c7-3607-3ba9-bd75-14ec246a3f95</meta:user-defined>
    <meta:user-defined meta:name="Operator" meta:value-type="string">KOKOSIS Konstantinos (RTD)</meta:user-defined>
  </office:meta>
</office:document-meta>
</file>